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under_dev" table:style-name="ta1">
        <table:shapes>
          <draw:frame draw:z-index="0" draw:style-name="gr1" draw:text-style-name="P1" svg:width="418.82pt" svg:height="255.09pt" svg:x="544.73pt" svg:y="2.83pt">
            <draw:object draw:notify-on-update-of-ranges="founder_dev.A2:founder_dev.A17 founder_dev.B1:founder_dev.B1 founder_dev.B2:founder_dev.B17 founder_dev.C1:founder_dev.C1 founder_dev.C2:founder_dev.C17 founder_dev.D1:founder_dev.D1 founder_dev.D2:founder_dev.D17 founder_dev.E1:founder_dev.E1 founder_dev.E2:founder_dev.E17 founder_dev.F1:founder_dev.F1 founder_dev.F2:founder_dev.F17 founder_dev.G1:founder_dev.G1 founder_dev.G2:founder_dev.G17 founder_dev.H1:founder_dev.H1 founder_dev.H2:founder_dev.H17 founder_dev.I1:founder_dev.I1 founder_dev.I2:founder_dev.I17 founder_dev.J1:founder_dev.J1 founder_dev.J2:founder_dev.J17 founder_dev.K1:founder_dev.K1 founder_dev.K2:founder_dev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2957190926198" calcext:value-type="float">
            <text:p>7.0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.62043633747842" calcext:value-type="float">
            <text:p>1.62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3689618429062" calcext:value-type="float">
            <text:p>3.14E+00</text:p>
          </table:table-cell>
          <table:table-cell office:value-type="float" office:value="3.10593642251077" calcext:value-type="float">
            <text:p>3.1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45004057988499" calcext:value-type="float">
            <text:p>1.45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2125286373573" calcext:value-type="float">
            <text:p>7.02E+00</text:p>
          </table:table-cell>
          <table:table-cell office:value-type="float" office:value="8.95547353615162" calcext:value-type="float">
            <text:p>8.9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5.36138677047448" calcext:value-type="float">
            <text:p>5.36E+00</text:p>
          </table:table-cell>
          <table:table-cell office:value-type="float" office:value="0.45195931254052" calcext:value-type="float">
            <text:p>4.52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4.57415918718611" calcext:value-type="float">
            <text:p>4.57E+00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368190728573" calcext:value-type="float">
            <text:p>2.26E+01</text:p>
          </table:table-cell>
          <table:table-cell office:value-type="float" office:value="31.5281843269375" calcext:value-type="float">
            <text:p>3.15E+01</text:p>
          </table:table-cell>
          <table:table-cell office:value-type="float" office:value="0" calcext:value-type="float">
            <text:p>0.00E+00</text:p>
          </table:table-cell>
          <table:table-cell office:value-type="float" office:value="12.4062820906175" calcext:value-type="float">
            <text:p>1.24E+01</text:p>
          </table:table-cell>
          <table:table-cell office:value-type="float" office:value="1.94846722263851" calcext:value-type="float">
            <text:p>1.95E+00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324851931040002" calcext:value-type="float">
            <text:p>3.25E-01</text:p>
          </table:table-cell>
          <table:table-cell office:value-type="float" office:value="14.2181339671554" calcext:value-type="float">
            <text:p>1.42E+01</text:p>
          </table:table-cell>
          <table:table-cell office:value-type="float" office:value="6.05058342061592" calcext:value-type="float">
            <text:p>6.05E+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4974853021615" calcext:value-type="float">
            <text:p>7.85E+01</text:p>
          </table:table-cell>
          <table:table-cell office:value-type="float" office:value="96.7915716146771" calcext:value-type="float">
            <text:p>9.68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9.0621478621001" calcext:value-type="float">
            <text:p>3.91E+01</text:p>
          </table:table-cell>
          <table:table-cell office:value-type="float" office:value="7.72098885681283" calcext:value-type="float">
            <text:p>7.72E+00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.20901253369705" calcext:value-type="float">
            <text:p>1.21E+00</text:p>
          </table:table-cell>
          <table:table-cell office:value-type="float" office:value="49.6313835108329" calcext:value-type="float">
            <text:p>4.96E+01</text:p>
          </table:table-cell>
          <table:table-cell office:value-type="float" office:value="20.5029346769438" calcext:value-type="float">
            <text:p>2.05E+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.599171491407" calcext:value-type="float">
            <text:p>2.57E+02</text:p>
          </table:table-cell>
          <table:table-cell office:value-type="float" office:value="303.27053309688" calcext:value-type="float">
            <text:p>3.03E+02</text:p>
          </table:table-cell>
          <table:table-cell office:value-type="float" office:value="0" calcext:value-type="float">
            <text:p>0.00E+00</text:p>
          </table:table-cell>
          <table:table-cell office:value-type="float" office:value="134.695757096487" calcext:value-type="float">
            <text:p>1.35E+02</text:p>
          </table:table-cell>
          <table:table-cell office:value-type="float" office:value="26.0164266709101" calcext:value-type="float">
            <text:p>2.60E+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62006598722615" calcext:value-type="float">
            <text:p>4.62E+00</text:p>
          </table:table-cell>
          <table:table-cell office:value-type="float" office:value="153.71441487322" calcext:value-type="float">
            <text:p>1.54E+02</text:p>
          </table:table-cell>
          <table:table-cell office:value-type="float" office:value="72.9366850959568" calcext:value-type="float">
            <text:p>7.29E+0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9.377147864114" calcext:value-type="float">
            <text:p>8.49E+02</text:p>
          </table:table-cell>
          <table:table-cell office:value-type="float" office:value="971.463025045327" calcext:value-type="float">
            <text:p>9.71E+02</text:p>
          </table:table-cell>
          <table:table-cell office:value-type="float" office:value="0" calcext:value-type="float">
            <text:p>0.00E+00</text:p>
          </table:table-cell>
          <table:table-cell office:value-type="float" office:value="441.649197237572" calcext:value-type="float">
            <text:p>4.42E+02</text:p>
          </table:table-cell>
          <table:table-cell office:value-type="float" office:value="84.0604334535704" calcext:value-type="float">
            <text:p>8.41E+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6.812483900344" calcext:value-type="float">
            <text:p>1.68E+01</text:p>
          </table:table-cell>
          <table:table-cell office:value-type="float" office:value="481.219761779314" calcext:value-type="float">
            <text:p>4.81E+02</text:p>
          </table:table-cell>
          <table:table-cell office:value-type="float" office:value="225.881299901716" calcext:value-type="float">
            <text:p>2.26E+0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1.1516789367" calcext:value-type="float">
            <text:p>2.74E+03</text:p>
          </table:table-cell>
          <table:table-cell office:value-type="float" office:value="3120.58135649532" calcext:value-type="float">
            <text:p>3.12E+03</text:p>
          </table:table-cell>
          <table:table-cell office:value-type="float" office:value="0" calcext:value-type="float">
            <text:p>0.00E+00</text:p>
          </table:table-cell>
          <table:table-cell office:value-type="float" office:value="1461.10902546234" calcext:value-type="float">
            <text:p>1.46E+03</text:p>
          </table:table-cell>
          <table:table-cell office:value-type="float" office:value="273.380477778533" calcext:value-type="float">
            <text:p>2.73E+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5.7095546752914" calcext:value-type="float">
            <text:p>5.57E+01</text:p>
          </table:table-cell>
          <table:table-cell office:value-type="float" office:value="1538.97186737007" calcext:value-type="float">
            <text:p>1.54E+03</text:p>
          </table:table-cell>
          <table:table-cell office:value-type="float" office:value="693.62645708086" calcext:value-type="float">
            <text:p>6.94E+0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0.15716595037" calcext:value-type="float">
            <text:p>8.83E+03</text:p>
          </table:table-cell>
          <table:table-cell office:value-type="float" office:value="10098.2293254461" calcext:value-type="float">
            <text:p>1.01E+04</text:p>
          </table:table-cell>
          <table:table-cell office:value-type="float" office:value="0" calcext:value-type="float">
            <text:p>0.00E+00</text:p>
          </table:table-cell>
          <table:table-cell office:value-type="float" office:value="4722.2319017839" calcext:value-type="float">
            <text:p>4.72E+03</text:p>
          </table:table-cell>
          <table:table-cell office:value-type="float" office:value="881.417953424569" calcext:value-type="float">
            <text:p>8.81E+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85.199076564102" calcext:value-type="float">
            <text:p>1.85E+02</text:p>
          </table:table-cell>
          <table:table-cell office:value-type="float" office:value="4942.02523133821" calcext:value-type="float">
            <text:p>4.94E+03</text:p>
          </table:table-cell>
          <table:table-cell office:value-type="float" office:value="2209.90555368754" calcext:value-type="float">
            <text:p>2.21E+0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60.022757426" calcext:value-type="float">
            <text:p>2.85E+04</text:p>
          </table:table-cell>
          <table:table-cell office:value-type="float" office:value="32632.0497810488" calcext:value-type="float">
            <text:p>3.26E+04</text:p>
          </table:table-cell>
          <table:table-cell office:value-type="float" office:value="0" calcext:value-type="float">
            <text:p>0.00E+00</text:p>
          </table:table-cell>
          <table:table-cell office:value-type="float" office:value="15214.8498421668" calcext:value-type="float">
            <text:p>1.52E+04</text:p>
          </table:table-cell>
          <table:table-cell office:value-type="float" office:value="2847.7560438279" calcext:value-type="float">
            <text:p>2.85E+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98.456336811754" calcext:value-type="float">
            <text:p>5.98E+02</text:p>
          </table:table-cell>
          <table:table-cell office:value-type="float" office:value="15983.8644956947" calcext:value-type="float">
            <text:p>1.60E+04</text:p>
          </table:table-cell>
          <table:table-cell office:value-type="float" office:value="7087.99114595753" calcext:value-type="float">
            <text:p>7.09E+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750.3564314303" calcext:value-type="float">
            <text:p>9.18E+04</text:p>
          </table:table-cell>
          <table:table-cell office:value-type="float" office:value="105373.721961488" calcext:value-type="float">
            <text:p>1.05E+05</text:p>
          </table:table-cell>
          <table:table-cell office:value-type="float" office:value="0" calcext:value-type="float">
            <text:p>0.00E+00</text:p>
          </table:table-cell>
          <table:table-cell office:value-type="float" office:value="49037.210749606" calcext:value-type="float">
            <text:p>4.90E+04</text:p>
          </table:table-cell>
          <table:table-cell office:value-type="float" office:value="9194.91191257048" calcext:value-type="float">
            <text:p>9.19E+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928.74777918336" calcext:value-type="float">
            <text:p>1.93E+03</text:p>
          </table:table-cell>
          <table:table-cell office:value-type="float" office:value="51654.3860175964" calcext:value-type="float">
            <text:p>5.17E+04</text:p>
          </table:table-cell>
          <table:table-cell office:value-type="float" office:value="22944.2695769497" calcext:value-type="float">
            <text:p>2.29E+0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124.713390257" calcext:value-type="float">
            <text:p>2.96E+05</text:p>
          </table:table-cell>
          <table:table-cell office:value-type="float" office:value="340122.256890004" calcext:value-type="float">
            <text:p>3.40E+05</text:p>
          </table:table-cell>
          <table:table-cell office:value-type="float" office:value="0" calcext:value-type="float">
            <text:p>0.00E+00</text:p>
          </table:table-cell>
          <table:table-cell office:value-type="float" office:value="158085.291556889" calcext:value-type="float">
            <text:p>1.58E+05</text:p>
          </table:table-cell>
          <table:table-cell office:value-type="float" office:value="29675.582566169" calcext:value-type="float">
            <text:p>2.97E+04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217.21335884556" calcext:value-type="float">
            <text:p>6.22E+03</text:p>
          </table:table-cell>
          <table:table-cell office:value-type="float" office:value="166808.690921526" calcext:value-type="float">
            <text:p>1.67E+05</text:p>
          </table:table-cell>
          <table:table-cell office:value-type="float" office:value="74225.2055524831" calcext:value-type="float">
            <text:p>7.42E+0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797.213159497" calcext:value-type="float">
            <text:p>9.56E+05</text:p>
          </table:table-cell>
          <table:table-cell office:value-type="float" office:value="1097532.16274663" calcext:value-type="float">
            <text:p>1.10E+06</text:p>
          </table:table-cell>
          <table:table-cell office:value-type="float" office:value="0" calcext:value-type="float">
            <text:p>0.00E+00</text:p>
          </table:table-cell>
          <table:table-cell office:value-type="float" office:value="510186.005800468" calcext:value-type="float">
            <text:p>5.10E+05</text:p>
          </table:table-cell>
          <table:table-cell office:value-type="float" office:value="95783.1440123655" calcext:value-type="float">
            <text:p>9.58E+04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20043.9444512502" calcext:value-type="float">
            <text:p>2.00E+04</text:p>
          </table:table-cell>
          <table:table-cell office:value-type="float" office:value="538438.312145979" calcext:value-type="float">
            <text:p>5.38E+05</text:p>
          </table:table-cell>
          <table:table-cell office:value-type="float" office:value="239758.945316539" calcext:value-type="float">
            <text:p>2.40E+0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5024.85335292" calcext:value-type="float">
            <text:p>3.09E+06</text:p>
          </table:table-cell>
          <table:table-cell office:value-type="float" office:value="3541870.90843144" calcext:value-type="float">
            <text:p>3.54E+06</text:p>
          </table:table-cell>
          <table:table-cell office:value-type="float" office:value="0" calcext:value-type="float">
            <text:p>0.00E+00</text:p>
          </table:table-cell>
          <table:table-cell office:value-type="float" office:value="1646707.39617162" calcext:value-type="float">
            <text:p>1.65E+06</text:p>
          </table:table-cell>
          <table:table-cell office:value-type="float" office:value="309114.575757728" calcext:value-type="float">
            <text:p>3.09E+05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4692.3160066669" calcext:value-type="float">
            <text:p>6.47E+04</text:p>
          </table:table-cell>
          <table:table-cell office:value-type="float" office:value="1737511.05152675" calcext:value-type="float">
            <text:p>1.74E+06</text:p>
          </table:table-cell>
          <table:table-cell office:value-type="float" office:value="773959.344392222" calcext:value-type="float">
            <text:p>7.74E+0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56984.56700068" calcext:value-type="float">
            <text:p>9.96E+06</text:p>
          </table:table-cell>
          <table:table-cell office:value-type="float" office:value="11430496.7212783" calcext:value-type="float">
            <text:p>1.14E+07</text:p>
          </table:table-cell>
          <table:table-cell office:value-type="float" office:value="0" calcext:value-type="float">
            <text:p>0.00E+00</text:p>
          </table:table-cell>
          <table:table-cell office:value-type="float" office:value="5315070.69417602" calcext:value-type="float">
            <text:p>5.32E+06</text:p>
          </table:table-cell>
          <table:table-cell office:value-type="float" office:value="997615.536292938" calcext:value-type="float">
            <text:p>9.98E+05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208806.256734031" calcext:value-type="float">
            <text:p>2.09E+05</text:p>
          </table:table-cell>
          <table:table-cell office:value-type="float" office:value="5607139.80760175" calcext:value-type="float">
            <text:p>5.61E+06</text:p>
          </table:table-cell>
          <table:table-cell office:value-type="float" office:value="2497356.97826626" calcext:value-type="float">
            <text:p>2.50E+06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1_0_dev" table:style-name="ta1">
        <table:shapes>
          <draw:frame draw:z-index="0" draw:style-name="gr1" draw:text-style-name="P1" svg:width="420.38pt" svg:height="255.09pt" svg:x="543.17pt" svg:y="2.83pt">
            <draw:object draw:notify-on-update-of-ranges="csa1_0_dev.A2:csa1_0_dev.A17 csa1_0_dev.B1:csa1_0_dev.B1 csa1_0_dev.B2:csa1_0_dev.B17 csa1_0_dev.C1:csa1_0_dev.C1 csa1_0_dev.C2:csa1_0_dev.C17 csa1_0_dev.D1:csa1_0_dev.D1 csa1_0_dev.D2:csa1_0_dev.D17 csa1_0_dev.E1:csa1_0_dev.E1 csa1_0_dev.E2:csa1_0_dev.E17 csa1_0_dev.F1:csa1_0_dev.F1 csa1_0_dev.F2:csa1_0_dev.F17 csa1_0_dev.G1:csa1_0_dev.G1 csa1_0_dev.G2:csa1_0_dev.G17 csa1_0_dev.H1:csa1_0_dev.H1 csa1_0_dev.H2:csa1_0_dev.H17 csa1_0_dev.I1:csa1_0_dev.I1 csa1_0_dev.I2:csa1_0_dev.I17 csa1_0_dev.J1:csa1_0_dev.J1 csa1_0_dev.J2:csa1_0_dev.J17 csa1_0_dev.K1:csa1_0_dev.K1 csa1_0_dev.K2:csa1_0_dev.K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3825143880922" calcext:value-type="float">
            <text:p>6.34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1783608859267" calcext:value-type="float">
            <text:p>9.92E-01</text:p>
          </table:table-cell>
          <table:table-cell office:value-type="float" office:value="0.707923073045679" calcext:value-type="float">
            <text:p>7.0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815051002974" calcext:value-type="float">
            <text:p>3.08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684582407413" calcext:value-type="float">
            <text:p>1.06E+00</text:p>
          </table:table-cell>
          <table:table-cell office:value-type="float" office:value="1.01663829127371" calcext:value-type="float">
            <text:p>1.0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113720571873172" calcext:value-type="float">
            <text:p>1.14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851678792525157" calcext:value-type="float">
            <text:p>8.52E-02</text:p>
          </table:table-cell>
          <table:table-cell office:value-type="float" office:value="0.432556903856188" calcext:value-type="float">
            <text:p>4.3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26718216002" calcext:value-type="float">
            <text:p>1.06E+00</text:p>
          </table:table-cell>
          <table:table-cell office:value-type="float" office:value="1.16623819703472" calcext:value-type="float">
            <text:p>1.1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200494885589445" calcext:value-type="float">
            <text:p>2.00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03523836685948" calcext:value-type="float">
            <text:p>2.04E-01</text:p>
          </table:table-cell>
          <table:table-cell office:value-type="float" office:value="0.846793433328192" calcext:value-type="float">
            <text:p>8.47E-01</text:p>
          </table:table-cell>
          <table:table-cell office:value-type="float" office:value="0.101001616766686" calcext:value-type="float">
            <text:p>1.01E-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249758750705" calcext:value-type="float">
            <text:p>1.28E+00</text:p>
          </table:table-cell>
          <table:table-cell office:value-type="float" office:value="1.20221726891581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53482210697605" calcext:value-type="float">
            <text:p>3.5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934130041547" calcext:value-type="float">
            <text:p>2.69E-01</text:p>
          </table:table-cell>
          <table:table-cell office:value-type="float" office:value="1.07739212842286" calcext:value-type="float">
            <text:p>1.08E+00</text:p>
          </table:table-cell>
          <table:table-cell office:value-type="float" office:value="0.851769595588228" calcext:value-type="float">
            <text:p>8.52E-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5569043563725" calcext:value-type="float">
            <text:p>2.76E+00</text:p>
          </table:table-cell>
          <table:table-cell office:value-type="float" office:value="0.88607314991151" calcext:value-type="float">
            <text:p>8.86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62320628734404" calcext:value-type="float">
            <text:p>6.23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86019527941266" calcext:value-type="float">
            <text:p>2.86E-01</text:p>
          </table:table-cell>
          <table:table-cell office:value-type="float" office:value="1.05348693441285" calcext:value-type="float">
            <text:p>1.05E+00</text:p>
          </table:table-cell>
          <table:table-cell office:value-type="float" office:value="1.4888854084559" calcext:value-type="float">
            <text:p>1.49E+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2854289944843" calcext:value-type="float">
            <text:p>4.33E+00</text:p>
          </table:table-cell>
          <table:table-cell office:value-type="float" office:value="0.17832079593314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1018387318621" calcext:value-type="float">
            <text:p>1.21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7836628880269" calcext:value-type="float">
            <text:p>4.48E-01</text:p>
          </table:table-cell>
          <table:table-cell office:value-type="float" office:value="0.22348335580859" calcext:value-type="float">
            <text:p>2.23E-01</text:p>
          </table:table-cell>
          <table:table-cell office:value-type="float" office:value="0.999712257136104" calcext:value-type="float">
            <text:p>1.00E+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59139006133" calcext:value-type="float">
            <text:p>5.33E+00</text:p>
          </table:table-cell>
          <table:table-cell office:value-type="float" office:value="0.035886773304671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36466786155885" calcext:value-type="float">
            <text:p>3.36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67959380479042" calcext:value-type="float">
            <text:p>6.80E-01</text:p>
          </table:table-cell>
          <table:table-cell office:value-type="float" office:value="0.0474090458001788" calcext:value-type="float">
            <text:p>4.74E-02</text:p>
          </table:table-cell>
          <table:table-cell office:value-type="float" office:value="0.270757649087226" calcext:value-type="float">
            <text:p>2.71E-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9127584480207" calcext:value-type="float">
            <text:p>7.49E+00</text:p>
          </table:table-cell>
          <table:table-cell office:value-type="float" office:value="2.36224449003741" calcext:value-type="float">
            <text:p>2.3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39334791526888" calcext:value-type="float">
            <text:p>4.3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19111087626118" calcext:value-type="float">
            <text:p>1.19E+00</text:p>
          </table:table-cell>
          <table:table-cell office:value-type="float" office:value="0.0100572036586407" calcext:value-type="float">
            <text:p>1.01E-02</text:p>
          </table:table-cell>
          <table:table-cell office:value-type="float" office:value="0.0733308049550709" calcext:value-type="float">
            <text:p>7.33E-0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856867768603" calcext:value-type="float">
            <text:p>1.08E+01</text:p>
          </table:table-cell>
          <table:table-cell office:value-type="float" office:value="6.12825955856118" calcext:value-type="float">
            <text:p>6.13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50291380916391" calcext:value-type="float">
            <text:p>4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37333337027704" calcext:value-type="float">
            <text:p>2.37E+00</text:p>
          </table:table-cell>
          <table:table-cell office:value-type="float" office:value="0.00738309561891019" calcext:value-type="float">
            <text:p>7.38E-03</text:p>
          </table:table-cell>
          <table:table-cell office:value-type="float" office:value="0.0198605910986703" calcext:value-type="float">
            <text:p>1.99E-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6591866346" calcext:value-type="float">
            <text:p>1.43E+01</text:p>
          </table:table-cell>
          <table:table-cell office:value-type="float" office:value="9.04318918782778" calcext:value-type="float">
            <text:p>9.0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38403009404536" calcext:value-type="float">
            <text:p>4.38E+00</text:p>
          </table:table-cell>
          <table:table-cell office:value-type="float" office:value="0.138208425039641" calcext:value-type="float">
            <text:p>1.3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3.96533910246571" calcext:value-type="float">
            <text:p>3.97E+00</text:p>
          </table:table-cell>
          <table:table-cell office:value-type="float" office:value="3.3736060339963" calcext:value-type="float">
            <text:p>3.37E+00</text:p>
          </table:table-cell>
          <table:table-cell office:value-type="float" office:value="0.00537895471119202" calcext:value-type="float">
            <text:p>5.38E-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0703570780151" calcext:value-type="float">
            <text:p>1.81E+01</text:p>
          </table:table-cell>
          <table:table-cell office:value-type="float" office:value="10.8661952649546" calcext:value-type="float">
            <text:p>1.09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.8433566240424" calcext:value-type="float">
            <text:p>3.84E+00</text:p>
          </table:table-cell>
          <table:table-cell office:value-type="float" office:value="0.143102071021703" calcext:value-type="float">
            <text:p>1.4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.7816700876249" calcext:value-type="float">
            <text:p>5.78E+00</text:p>
          </table:table-cell>
          <table:table-cell office:value-type="float" office:value="6.14509817602094" calcext:value-type="float">
            <text:p>6.15E+00</text:p>
          </table:table-cell>
          <table:table-cell office:value-type="float" office:value="0.00145681231949798" calcext:value-type="float">
            <text:p>1.46E-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5135899977272" calcext:value-type="float">
            <text:p>2.05E+01</text:p>
          </table:table-cell>
          <table:table-cell office:value-type="float" office:value="9.57528597690838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56724889050928" calcext:value-type="float">
            <text:p>4.57E+00</text:p>
          </table:table-cell>
          <table:table-cell office:value-type="float" office:value="0.109411762681035" calcext:value-type="float">
            <text:p>1.09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19912230108866" calcext:value-type="float">
            <text:p>7.20E+00</text:p>
          </table:table-cell>
          <table:table-cell office:value-type="float" office:value="7.48937072256762" calcext:value-type="float">
            <text:p>7.49E+00</text:p>
          </table:table-cell>
          <table:table-cell office:value-type="float" office:value="0.000394556609637409" calcext:value-type="float">
            <text:p>3.95E-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1931465557625" calcext:value-type="float">
            <text:p>2.22E+01</text:p>
          </table:table-cell>
          <table:table-cell office:value-type="float" office:value="6.4017912017401" calcext:value-type="float">
            <text:p>6.4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00067435054303" calcext:value-type="float">
            <text:p>7.00E+00</text:p>
          </table:table-cell>
          <table:table-cell office:value-type="float" office:value="0.0314831749548406" calcext:value-type="float">
            <text:p>3.15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53570465389484" calcext:value-type="float">
            <text:p>7.54E+00</text:p>
          </table:table-cell>
          <table:table-cell office:value-type="float" office:value="5.32086133646108" calcext:value-type="float">
            <text:p>5.32E+00</text:p>
          </table:table-cell>
          <table:table-cell office:value-type="float" office:value="0.970767147292829" calcext:value-type="float">
            <text:p>9.71E-0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919551419442" calcext:value-type="float">
            <text:p>2.59E+01</text:p>
          </table:table-cell>
          <table:table-cell office:value-type="float" office:value="3.5032291921844" calcext:value-type="float">
            <text:p>3.5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1.649428875675" calcext:value-type="float">
            <text:p>1.16E+01</text:p>
          </table:table-cell>
          <table:table-cell office:value-type="float" office:value="0.0236757182922638" calcext:value-type="float">
            <text:p>2.3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9944523693311" calcext:value-type="float">
            <text:p>6.99E+00</text:p>
          </table:table-cell>
          <table:table-cell office:value-type="float" office:value="1.128750541104" calcext:value-type="float">
            <text:p>1.13E+00</text:p>
          </table:table-cell>
          <table:table-cell office:value-type="float" office:value="0.262918283471976" calcext:value-type="float">
            <text:p>2.63E-01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3_0_dev" table:style-name="ta1">
        <table:shapes>
          <draw:frame draw:z-index="0" draw:style-name="gr1" draw:text-style-name="P1" svg:width="418.03pt" svg:height="255.09pt" svg:x="545.53pt" svg:y="2.83pt">
            <draw:object draw:notify-on-update-of-ranges="csa3_0_dev.A2:csa3_0_dev.A17 csa3_0_dev.B1:csa3_0_dev.B1 csa3_0_dev.B2:csa3_0_dev.B17 csa3_0_dev.C1:csa3_0_dev.C1 csa3_0_dev.C2:csa3_0_dev.C17 csa3_0_dev.D1:csa3_0_dev.D1 csa3_0_dev.D2:csa3_0_dev.D17 csa3_0_dev.E1:csa3_0_dev.E1 csa3_0_dev.E2:csa3_0_dev.E17 csa3_0_dev.F1:csa3_0_dev.F1 csa3_0_dev.F2:csa3_0_dev.F17 csa3_0_dev.G1:csa3_0_dev.G1 csa3_0_dev.G2:csa3_0_dev.G17 csa3_0_dev.H1:csa3_0_dev.H1 csa3_0_dev.H2:csa3_0_dev.H17 csa3_0_dev.I1:csa3_0_dev.I1 csa3_0_dev.I2:csa3_0_dev.I17 csa3_0_dev.J1:csa3_0_dev.J1 csa3_0_dev.J2:csa3_0_dev.J17 csa3_0_dev.K1:csa3_0_dev.K1 csa3_0_dev.K2:csa3_0_dev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4_0_dev" table:style-name="ta1">
        <table:shapes>
          <draw:frame draw:z-index="0" draw:style-name="gr1" draw:text-style-name="P1" svg:width="418.82pt" svg:height="255.09pt" svg:x="544.73pt" svg:y="2.83pt">
            <draw:object draw:notify-on-update-of-ranges="csa4_0_dev.A2:csa4_0_dev.A17 csa4_0_dev.B1:csa4_0_dev.B1 csa4_0_dev.B2:csa4_0_dev.B17 csa4_0_dev.C1:csa4_0_dev.C1 csa4_0_dev.C2:csa4_0_dev.C17 csa4_0_dev.D1:csa4_0_dev.D1 csa4_0_dev.D2:csa4_0_dev.D17 csa4_0_dev.E1:csa4_0_dev.E1 csa4_0_dev.E2:csa4_0_dev.E17 csa4_0_dev.F1:csa4_0_dev.F1 csa4_0_dev.F2:csa4_0_dev.F17 csa4_0_dev.G1:csa4_0_dev.G1 csa4_0_dev.G2:csa4_0_dev.G17 csa4_0_dev.H1:csa4_0_dev.H1 csa4_0_dev.H2:csa4_0_dev.H17 csa4_0_dev.I1:csa4_0_dev.I1 csa4_0_dev.I2:csa4_0_dev.I17 csa4_0_dev.J1:csa4_0_dev.J1 csa4_0_dev.J2:csa4_0_dev.J17 csa4_0_dev.K1:csa4_0_dev.K1 csa4_0_dev.K2:csa4_0_dev.K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3825143880922" calcext:value-type="float">
            <text:p>6.34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1874248714014" calcext:value-type="float">
            <text:p>9.72E-01</text:p>
          </table:table-cell>
          <table:table-cell office:value-type="float" office:value="0.706699326301422" calcext:value-type="float">
            <text:p>7.07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12769364761561" calcext:value-type="float">
            <text:p>3.13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3565364645683" calcext:value-type="float">
            <text:p>1.04E+00</text:p>
          </table:table-cell>
          <table:table-cell office:value-type="float" office:value="1.03095124755853" calcext:value-type="float">
            <text:p>1.03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97706438908305" calcext:value-type="float">
            <text:p>9.98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80858559205511" calcext:value-type="float">
            <text:p>7.81E-02</text:p>
          </table:table-cell>
          <table:table-cell office:value-type="float" office:value="0.435978133599551" calcext:value-type="float">
            <text:p>4.36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219548390395" calcext:value-type="float">
            <text:p>1.02E+00</text:p>
          </table:table-cell>
          <table:table-cell office:value-type="float" office:value="1.18113118712983" calcext:value-type="float">
            <text:p>1.1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5936484476941" calcext:value-type="float">
            <text:p>1.76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8553618480629" calcext:value-type="float">
            <text:p>1.99E-01</text:p>
          </table:table-cell>
          <table:table-cell office:value-type="float" office:value="0.87048509040796" calcext:value-type="float">
            <text:p>8.70E-01</text:p>
          </table:table-cell>
          <table:table-cell office:value-type="float" office:value="0.117783421484675" calcext:value-type="float">
            <text:p>1.18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484678973728" calcext:value-type="float">
            <text:p>1.28E+00</text:p>
          </table:table-cell>
          <table:table-cell office:value-type="float" office:value="1.24608737471349" calcext:value-type="float">
            <text:p>1.2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10248038530998" calcext:value-type="float">
            <text:p>3.10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245508403762" calcext:value-type="float">
            <text:p>2.62E-01</text:p>
          </table:table-cell>
          <table:table-cell office:value-type="float" office:value="1.10997731281293" calcext:value-type="float">
            <text:p>1.11E+00</text:p>
          </table:table-cell>
          <table:table-cell office:value-type="float" office:value="0.931145132651243" calcext:value-type="float">
            <text:p>9.31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0876102196795" calcext:value-type="float">
            <text:p>2.91E+00</text:p>
          </table:table-cell>
          <table:table-cell office:value-type="float" office:value="0.930460266692231" calcext:value-type="float">
            <text:p>9.30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47094286318692" calcext:value-type="float">
            <text:p>5.47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84432853073454" calcext:value-type="float">
            <text:p>2.84E-01</text:p>
          </table:table-cell>
          <table:table-cell office:value-type="float" office:value="1.11916782684154" calcext:value-type="float">
            <text:p>1.12E+00</text:p>
          </table:table-cell>
          <table:table-cell office:value-type="float" office:value="1.65455632570345" calcext:value-type="float">
            <text:p>1.65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0813638117752" calcext:value-type="float">
            <text:p>4.71E+00</text:p>
          </table:table-cell>
          <table:table-cell office:value-type="float" office:value="0.187333450678683" calcext:value-type="float">
            <text:p>1.87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34349027130054" calcext:value-type="float">
            <text:p>1.34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67623689964144" calcext:value-type="float">
            <text:p>4.68E-01</text:p>
          </table:table-cell>
          <table:table-cell office:value-type="float" office:value="0.235882901140678" calcext:value-type="float">
            <text:p>2.36E-01</text:p>
          </table:table-cell>
          <table:table-cell office:value-type="float" office:value="1.2423838744457" calcext:value-type="float">
            <text:p>1.24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0291228707698" calcext:value-type="float">
            <text:p>6.10E+00</text:p>
          </table:table-cell>
          <table:table-cell office:value-type="float" office:value="0.0377166258457661" calcext:value-type="float">
            <text:p>3.77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74392382536086" calcext:value-type="float">
            <text:p>3.74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45077203601197" calcext:value-type="float">
            <text:p>7.45E-01</text:p>
          </table:table-cell>
          <table:table-cell office:value-type="float" office:value="0.0496567125437825" calcext:value-type="float">
            <text:p>4.97E-02</text:p>
          </table:table-cell>
          <table:table-cell office:value-type="float" office:value="0.341403638791589" calcext:value-type="float">
            <text:p>3.41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6963246992223" calcext:value-type="float">
            <text:p>8.47E+00</text:p>
          </table:table-cell>
          <table:table-cell office:value-type="float" office:value="2.55568954949262" calcext:value-type="float">
            <text:p>2.5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5.10380145046012" calcext:value-type="float">
            <text:p>5.1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39033158861437" calcext:value-type="float">
            <text:p>1.39E+00</text:p>
          </table:table-cell>
          <table:table-cell office:value-type="float" office:value="0.0104534457085776" calcext:value-type="float">
            <text:p>1.05E-02</text:p>
          </table:table-cell>
          <table:table-cell office:value-type="float" office:value="0.0938167719153153" calcext:value-type="float">
            <text:p>9.38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44592292974" calcext:value-type="float">
            <text:p>1.23E+01</text:p>
          </table:table-cell>
          <table:table-cell office:value-type="float" office:value="6.96863553702186" calcext:value-type="float">
            <text:p>6.9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5.23588487645703" calcext:value-type="float">
            <text:p>5.24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71051387964659" calcext:value-type="float">
            <text:p>2.71E+00</text:p>
          </table:table-cell>
          <table:table-cell office:value-type="float" office:value="0.00220059930640457" calcext:value-type="float">
            <text:p>2.20E-03</text:p>
          </table:table-cell>
          <table:table-cell office:value-type="float" office:value="0.0257805884077974" calcext:value-type="float">
            <text:p>2.58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4113280887175" calcext:value-type="float">
            <text:p>1.64E+01</text:p>
          </table:table-cell>
          <table:table-cell office:value-type="float" office:value="10.4651500578039" calcext:value-type="float">
            <text:p>1.05E+01</text:p>
          </table:table-cell>
          <table:table-cell office:value-type="float" office:value="0" calcext:value-type="float">
            <text:p>0.00E+00</text:p>
          </table:table-cell>
          <table:table-cell office:value-type="float" office:value="5.11064782502015" calcext:value-type="float">
            <text:p>5.11E+00</text:p>
          </table:table-cell>
          <table:table-cell office:value-type="float" office:value="0.209439485545669" calcext:value-type="float">
            <text:p>2.09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58556997369135" calcext:value-type="float">
            <text:p>4.59E+00</text:p>
          </table:table-cell>
          <table:table-cell office:value-type="float" office:value="3.79508070542399" calcext:value-type="float">
            <text:p>3.80E+00</text:p>
          </table:table-cell>
          <table:table-cell office:value-type="float" office:value="0.00708443410579292" calcext:value-type="float">
            <text:p>7.08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9739720497103" calcext:value-type="float">
            <text:p>2.10E+01</text:p>
          </table:table-cell>
          <table:table-cell office:value-type="float" office:value="12.685357163547" calcext:value-type="float">
            <text:p>1.27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4361691394885" calcext:value-type="float">
            <text:p>4.44E+00</text:p>
          </table:table-cell>
          <table:table-cell office:value-type="float" office:value="0.240916792639238" calcext:value-type="float">
            <text:p>2.41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72573861246566" calcext:value-type="float">
            <text:p>6.73E+00</text:p>
          </table:table-cell>
          <table:table-cell office:value-type="float" office:value="7.08880713054279" calcext:value-type="float">
            <text:p>7.09E+00</text:p>
          </table:table-cell>
          <table:table-cell office:value-type="float" office:value="0.00194678281990423" calcext:value-type="float">
            <text:p>1.95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9065817398618" calcext:value-type="float">
            <text:p>2.39E+01</text:p>
          </table:table-cell>
          <table:table-cell office:value-type="float" office:value="11.1830046623824" calcext:value-type="float">
            <text:p>1.1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5.25650280579145" calcext:value-type="float">
            <text:p>5.26E+00</text:p>
          </table:table-cell>
          <table:table-cell office:value-type="float" office:value="0.210702800073731" calcext:value-type="float">
            <text:p>2.11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43113707969511" calcext:value-type="float">
            <text:p>8.43E+00</text:p>
          </table:table-cell>
          <table:table-cell office:value-type="float" office:value="8.73307349111467" calcext:value-type="float">
            <text:p>8.73E+00</text:p>
          </table:table-cell>
          <table:table-cell office:value-type="float" office:value="0.000534970512997674" calcext:value-type="float">
            <text:p>5.35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8940785633225" calcext:value-type="float">
            <text:p>2.59E+01</text:p>
          </table:table-cell>
          <table:table-cell office:value-type="float" office:value="7.36936449266325" calcext:value-type="float">
            <text:p>7.3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8.12085978452364" calcext:value-type="float">
            <text:p>8.12E+00</text:p>
          </table:table-cell>
          <table:table-cell office:value-type="float" office:value="0.0688281551800965" calcext:value-type="float">
            <text:p>6.88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84451609913717" calcext:value-type="float">
            <text:p>8.84E+00</text:p>
          </table:table-cell>
          <table:table-cell office:value-type="float" office:value="6.18858864864435" calcext:value-type="float">
            <text:p>6.19E+00</text:p>
          </table:table-cell>
          <table:table-cell office:value-type="float" office:value="1.2351987387249" calcext:value-type="float">
            <text:p>1.24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2986907775679" calcext:value-type="float">
            <text:p>3.03E+01</text:p>
          </table:table-cell>
          <table:table-cell office:value-type="float" office:value="3.77570312263868" calcext:value-type="float">
            <text:p>3.7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3.7251329217883" calcext:value-type="float">
            <text:p>1.37E+01</text:p>
          </table:table-cell>
          <table:table-cell office:value-type="float" office:value="0.0864808608934804" calcext:value-type="float">
            <text:p>8.65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19332273676029" calcext:value-type="float">
            <text:p>8.19E+00</text:p>
          </table:table-cell>
          <table:table-cell office:value-type="float" office:value="1.30278611163161" calcext:value-type="float">
            <text:p>1.30E+00</text:p>
          </table:table-cell>
          <table:table-cell office:value-type="float" office:value="0.339429183447513" calcext:value-type="float">
            <text:p>3.39E-01</text:p>
          </table:table-cell>
        </table:table-row>
      </table:table>
      <table:table table:name="csa2_0_dev" table:style-name="ta1">
        <table:shapes>
          <draw:frame draw:z-index="0" draw:style-name="gr1" draw:text-style-name="P1" svg:width="421.94pt" svg:height="255.09pt" svg:x="541.62pt" svg:y="2.83pt">
            <draw:object draw:notify-on-update-of-ranges="csa2_0_dev.A2:csa2_0_dev.A17 csa2_0_dev.B1:csa2_0_dev.B1 csa2_0_dev.B2:csa2_0_dev.B17 csa2_0_dev.C1:csa2_0_dev.C1 csa2_0_dev.C2:csa2_0_dev.C17 csa2_0_dev.D1:csa2_0_dev.D1 csa2_0_dev.D2:csa2_0_dev.D17 csa2_0_dev.E1:csa2_0_dev.E1 csa2_0_dev.E2:csa2_0_dev.E17 csa2_0_dev.F1:csa2_0_dev.F1 csa2_0_dev.F2:csa2_0_dev.F17 csa2_0_dev.G1:csa2_0_dev.G1 csa2_0_dev.G2:csa2_0_dev.G17 csa2_0_dev.H1:csa2_0_dev.H1 csa2_0_dev.H2:csa2_0_dev.H17 csa2_0_dev.I1:csa2_0_dev.I1 csa2_0_dev.I2:csa2_0_dev.I17 csa2_0_dev.J1:csa2_0_dev.J1 csa2_0_dev.J2:csa2_0_dev.J17 csa2_0_dev.K1:csa2_0_dev.K1 csa2_0_dev.K2:csa2_0_dev.K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864042856" calcext:value-type="float">
            <text:p>6.40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84562268394776" calcext:value-type="float">
            <text:p>8.46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271495870958" calcext:value-type="float">
            <text:p>1.52E+00</text:p>
          </table:table-cell>
          <table:table-cell office:value-type="float" office:value="0.857926576682788" calcext:value-type="float">
            <text:p>8.5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476806475522874" calcext:value-type="float">
            <text:p>4.77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848522869098" calcext:value-type="float">
            <text:p>1.88E+00</text:p>
          </table:table-cell>
          <table:table-cell office:value-type="float" office:value="1.01272340697599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981568489389397" calcext:value-type="float">
            <text:p>9.82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0671398225389" calcext:value-type="float">
            <text:p>1.91E-01</text:p>
          </table:table-cell>
          <table:table-cell office:value-type="float" office:value="0.610394599823742" calcext:value-type="float">
            <text:p>6.10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2811972696386" calcext:value-type="float">
            <text:p>3.03E+00</text:p>
          </table:table-cell>
          <table:table-cell office:value-type="float" office:value="1.92431194773698" calcext:value-type="float">
            <text:p>1.9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13096486962282" calcext:value-type="float">
            <text:p>1.13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360543711376536" calcext:value-type="float">
            <text:p>3.61E-01</text:p>
          </table:table-cell>
          <table:table-cell office:value-type="float" office:value="0.731283634563355" calcext:value-type="float">
            <text:p>7.31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5523612090474" calcext:value-type="float">
            <text:p>4.36E+00</text:p>
          </table:table-cell>
          <table:table-cell office:value-type="float" office:value="2.67889988771648" calcext:value-type="float">
            <text:p>2.6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82100826383136" calcext:value-type="float">
            <text:p>1.82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41015092843115" calcext:value-type="float">
            <text:p>7.41E-01</text:p>
          </table:table-cell>
          <table:table-cell office:value-type="float" office:value="1.62255668774064" calcext:value-type="float">
            <text:p>1.62E+00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65731004122397" calcext:value-type="float">
            <text:p>6.66E+00</text:p>
          </table:table-cell>
          <table:table-cell office:value-type="float" office:value="4.07820460607769" calcext:value-type="float">
            <text:p>4.0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2.58928536023556" calcext:value-type="float">
            <text:p>2.5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0863539818443" calcext:value-type="float">
            <text:p>1.21E+00</text:p>
          </table:table-cell>
          <table:table-cell office:value-type="float" office:value="2.29207093295908" calcext:value-type="float">
            <text:p>2.29E+00</text:p>
          </table:table-cell>
          <table:table-cell office:value-type="float" office:value="0.100723913871799" calcext:value-type="float">
            <text:p>1.01E-0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0515000188766" calcext:value-type="float">
            <text:p>1.01E+01</text:p>
          </table:table-cell>
          <table:table-cell office:value-type="float" office:value="5.72809388790202" calcext:value-type="float">
            <text:p>5.73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07353326081185" calcext:value-type="float">
            <text:p>4.0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98395503804144" calcext:value-type="float">
            <text:p>1.98E+00</text:p>
          </table:table-cell>
          <table:table-cell office:value-type="float" office:value="3.50592843020138" calcext:value-type="float">
            <text:p>3.51E+00</text:p>
          </table:table-cell>
          <table:table-cell office:value-type="float" office:value="0.0216401773107734" calcext:value-type="float">
            <text:p>2.16E-0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108715611591" calcext:value-type="float">
            <text:p>1.50E+01</text:p>
          </table:table-cell>
          <table:table-cell office:value-type="float" office:value="8.05467506366421" calcext:value-type="float">
            <text:p>8.0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6.33486588402742" calcext:value-type="float">
            <text:p>6.33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3.15529923748668" calcext:value-type="float">
            <text:p>3.16E+00</text:p>
          </table:table-cell>
          <table:table-cell office:value-type="float" office:value="4.75633206658621" calcext:value-type="float">
            <text:p>4.76E+00</text:p>
          </table:table-cell>
          <table:table-cell office:value-type="float" office:value="0.0046493156991274" calcext:value-type="float">
            <text:p>4.65E-0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416541919854" calcext:value-type="float">
            <text:p>2.24E+01</text:p>
          </table:table-cell>
          <table:table-cell office:value-type="float" office:value="11.148379971397" calcext:value-type="float">
            <text:p>1.11E+01</text:p>
          </table:table-cell>
          <table:table-cell office:value-type="float" office:value="0" calcext:value-type="float">
            <text:p>0.00E+00</text:p>
          </table:table-cell>
          <table:table-cell office:value-type="float" office:value="9.77010715288469" calcext:value-type="float">
            <text:p>9.7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4.89043369314463" calcext:value-type="float">
            <text:p>4.89E+00</text:p>
          </table:table-cell>
          <table:table-cell office:value-type="float" office:value="6.37612272680251" calcext:value-type="float">
            <text:p>6.38E+00</text:p>
          </table:table-cell>
          <table:table-cell office:value-type="float" office:value="0.000998889064526798" calcext:value-type="float">
            <text:p>9.99E-04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3429504013678" calcext:value-type="float">
            <text:p>3.33E+01</text:p>
          </table:table-cell>
          <table:table-cell office:value-type="float" office:value="15.1182582772855" calcext:value-type="float">
            <text:p>1.51E+01</text:p>
          </table:table-cell>
          <table:table-cell office:value-type="float" office:value="0" calcext:value-type="float">
            <text:p>0.00E+00</text:p>
          </table:table-cell>
          <table:table-cell office:value-type="float" office:value="15.1002348050198" calcext:value-type="float">
            <text:p>1.51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7.45561257883417" calcext:value-type="float">
            <text:p>7.46E+00</text:p>
          </table:table-cell>
          <table:table-cell office:value-type="float" office:value="8.2574994387654" calcext:value-type="float">
            <text:p>8.26E+00</text:p>
          </table:table-cell>
          <table:table-cell office:value-type="float" office:value="0.000214607789145936" calcext:value-type="float">
            <text:p>2.15E-0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.4397319170233" calcext:value-type="float">
            <text:p>4.94E+01</text:p>
          </table:table-cell>
          <table:table-cell office:value-type="float" office:value="20.142920999145" calcext:value-type="float">
            <text:p>2.01E+01</text:p>
          </table:table-cell>
          <table:table-cell office:value-type="float" office:value="0" calcext:value-type="float">
            <text:p>0.00E+00</text:p>
          </table:table-cell>
          <table:table-cell office:value-type="float" office:value="23.2842239401093" calcext:value-type="float">
            <text:p>2.33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1.2478974775812" calcext:value-type="float">
            <text:p>1.12E+01</text:p>
          </table:table-cell>
          <table:table-cell office:value-type="float" office:value="10.151378312232" calcext:value-type="float">
            <text:p>1.02E+01</text:p>
          </table:table-cell>
          <table:table-cell office:value-type="float" office:value="0.0000461077258703646" calcext:value-type="float">
            <text:p>4.61E-0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0285820265037" calcext:value-type="float">
            <text:p>7.30E+01</text:p>
          </table:table-cell>
          <table:table-cell office:value-type="float" office:value="26.2410942604069" calcext:value-type="float">
            <text:p>2.6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5.8108751813471" calcext:value-type="float">
            <text:p>3.58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6.8453091370659" calcext:value-type="float">
            <text:p>1.68E+01</text:p>
          </table:table-cell>
          <table:table-cell office:value-type="float" office:value="11.6994453344218" calcext:value-type="float">
            <text:p>1.17E+01</text:p>
          </table:table-cell>
          <table:table-cell office:value-type="float" office:value="0.00000990608212962407" calcext:value-type="float">
            <text:p>9.91E-0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.463130226969" calcext:value-type="float">
            <text:p>1.07E+02</text:p>
          </table:table-cell>
          <table:table-cell office:value-type="float" office:value="33.2538107855438" calcext:value-type="float">
            <text:p>3.33E+01</text:p>
          </table:table-cell>
          <table:table-cell office:value-type="float" office:value="0" calcext:value-type="float">
            <text:p>0.00E+00</text:p>
          </table:table-cell>
          <table:table-cell office:value-type="float" office:value="54.8677359048717" calcext:value-type="float">
            <text:p>5.49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5.0619578435137" calcext:value-type="float">
            <text:p>2.51E+01</text:p>
          </table:table-cell>
          <table:table-cell office:value-type="float" office:value="12.0739374933003" calcext:value-type="float">
            <text:p>1.21E+01</text:p>
          </table:table-cell>
          <table:table-cell office:value-type="float" office:value="0.0000021282867742113" calcext:value-type="float">
            <text:p>2.13E-0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7.480426466749" calcext:value-type="float">
            <text:p>1.57E+02</text:p>
          </table:table-cell>
          <table:table-cell office:value-type="float" office:value="40.5647902522787" calcext:value-type="float">
            <text:p>4.0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83.7419875967949" calcext:value-type="float">
            <text:p>8.37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37.0752616061225" calcext:value-type="float">
            <text:p>3.71E+01</text:p>
          </table:table-cell>
          <table:table-cell office:value-type="float" office:value="9.78887127006842" calcext:value-type="float">
            <text:p>9.79E+00</text:p>
          </table:table-cell>
          <table:table-cell office:value-type="float" office:value="0.000000457254899970696" calcext:value-type="float">
            <text:p>4.57E-0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.791505544934" calcext:value-type="float">
            <text:p>2.30E+02</text:p>
          </table:table-cell>
          <table:table-cell office:value-type="float" office:value="46.7755755017454" calcext:value-type="float">
            <text:p>4.68E+01</text:p>
          </table:table-cell>
          <table:table-cell office:value-type="float" office:value="0" calcext:value-type="float">
            <text:p>0.00E+00</text:p>
          </table:table-cell>
          <table:table-cell office:value-type="float" office:value="127.28115246576" calcext:value-type="float">
            <text:p>1.27E+02</text:p>
          </table:table-cell>
          <table:table-cell office:value-type="float" office:value="0.000000226033873285125" calcext:value-type="float">
            <text:p>2.26E-07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4.5556656742981" calcext:value-type="float">
            <text:p>5.46E+01</text:p>
          </table:table-cell>
          <table:table-cell office:value-type="float" office:value="2.18976540964085" calcext:value-type="float">
            <text:p>2.19E+00</text:p>
          </table:table-cell>
          <table:table-cell office:value-type="float" office:value="0.0000000982396010164997" calcext:value-type="float">
            <text:p>9.82E-08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5_0_dev" table:style-name="ta1">
        <table:shapes>
          <draw:frame draw:z-index="0" draw:style-name="gr1" draw:text-style-name="P1" svg:width="422.08pt" svg:height="255.09pt" svg:x="541.47pt" svg:y="0pt">
            <draw:object draw:notify-on-update-of-ranges="csa5_0_dev.A2:csa5_0_dev.A17 csa5_0_dev.B1:csa5_0_dev.B1 csa5_0_dev.B2:csa5_0_dev.B17 csa5_0_dev.C1:csa5_0_dev.C1 csa5_0_dev.C2:csa5_0_dev.C17 csa5_0_dev.D1:csa5_0_dev.D1 csa5_0_dev.D2:csa5_0_dev.D17 csa5_0_dev.E1:csa5_0_dev.E1 csa5_0_dev.E2:csa5_0_dev.E17 csa5_0_dev.F1:csa5_0_dev.F1 csa5_0_dev.F2:csa5_0_dev.F17 csa5_0_dev.G1:csa5_0_dev.G1 csa5_0_dev.G2:csa5_0_dev.G17 csa5_0_dev.H1:csa5_0_dev.H1 csa5_0_dev.H2:csa5_0_dev.H17 csa5_0_dev.I1:csa5_0_dev.I1 csa5_0_dev.I2:csa5_0_dev.I17 csa5_0_dev.J1:csa5_0_dev.J1 csa5_0_dev.J2:csa5_0_dev.J17 csa5_0_dev.K1:csa5_0_dev.K1 csa5_0_dev.K2:csa5_0_dev.K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784947108574" calcext:value-type="float">
            <text:p>5.81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54958162429793" calcext:value-type="float">
            <text:p>6.55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545502869833" calcext:value-type="float">
            <text:p>9.93E-01</text:p>
          </table:table-cell>
          <table:table-cell office:value-type="float" office:value="0.558757264601255" calcext:value-type="float">
            <text:p>5.59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21434830531016" calcext:value-type="float">
            <text:p>2.14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5722899399033" calcext:value-type="float">
            <text:p>9.06E-01</text:p>
          </table:table-cell>
          <table:table-cell office:value-type="float" office:value="0.476842021002186" calcext:value-type="float">
            <text:p>4.77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95308089927431" calcext:value-type="float">
            <text:p>3.95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25562982721072" calcext:value-type="float">
            <text:p>2.56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0118720030194" calcext:value-type="float">
            <text:p>1.10E+00</text:p>
          </table:table-cell>
          <table:table-cell office:value-type="float" office:value="0.833144004896824" calcext:value-type="float">
            <text:p>8.33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295311668997112" calcext:value-type="float">
            <text:p>2.95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184860406917162" calcext:value-type="float">
            <text:p>1.85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216750217113" calcext:value-type="float">
            <text:p>1.23E+00</text:p>
          </table:table-cell>
          <table:table-cell office:value-type="float" office:value="1.08697097716818" calcext:value-type="float">
            <text:p>1.09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337945370019411" calcext:value-type="float">
            <text:p>3.38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587376880495865" calcext:value-type="float">
            <text:p>5.87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946084956278" calcext:value-type="float">
            <text:p>1.55E+00</text:p>
          </table:table-cell>
          <table:table-cell office:value-type="float" office:value="1.69926986818" calcext:value-type="float">
            <text:p>1.7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83636495165659" calcext:value-type="float">
            <text:p>2.84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35083743318166" calcext:value-type="float">
            <text:p>3.51E-02</text:p>
          </table:table-cell>
          <table:table-cell office:value-type="float" office:value="0.924278236546986" calcext:value-type="float">
            <text:p>9.24E-01</text:p>
          </table:table-cell>
          <table:table-cell office:value-type="float" office:value="0.137691645975944" calcext:value-type="float">
            <text:p>1.38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3123056063268" calcext:value-type="float">
            <text:p>2.23E+00</text:p>
          </table:table-cell>
          <table:table-cell office:value-type="float" office:value="2.5502336390609" calcext:value-type="float">
            <text:p>2.5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82338418706703" calcext:value-type="float">
            <text:p>2.82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30532136845796" calcext:value-type="float">
            <text:p>1.31E-01</text:p>
          </table:table-cell>
          <table:table-cell office:value-type="float" office:value="1.67854123913422" calcext:value-type="float">
            <text:p>1.68E+00</text:p>
          </table:table-cell>
          <table:table-cell office:value-type="float" office:value="0.500493137448557" calcext:value-type="float">
            <text:p>5.00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1904041102857" calcext:value-type="float">
            <text:p>3.72E+00</text:p>
          </table:table-cell>
          <table:table-cell office:value-type="float" office:value="3.78052193070273" calcext:value-type="float">
            <text:p>3.7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449584313862369" calcext:value-type="float">
            <text:p>4.50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92683081103896" calcext:value-type="float">
            <text:p>2.93E-01</text:p>
          </table:table-cell>
          <table:table-cell office:value-type="float" office:value="2.68941813604345" calcext:value-type="float">
            <text:p>2.69E+00</text:p>
          </table:table-cell>
          <table:table-cell office:value-type="float" office:value="1.38471785032183" calcext:value-type="float">
            <text:p>1.38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0116634536367" calcext:value-type="float">
            <text:p>6.90E+00</text:p>
          </table:table-cell>
          <table:table-cell office:value-type="float" office:value="5.41530820535233" calcext:value-type="float">
            <text:p>5.4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16616076815514" calcext:value-type="float">
            <text:p>1.1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634385637163916" calcext:value-type="float">
            <text:p>6.34E-01</text:p>
          </table:table-cell>
          <table:table-cell office:value-type="float" office:value="3.97103300101191" calcext:value-type="float">
            <text:p>3.97E+00</text:p>
          </table:table-cell>
          <table:table-cell office:value-type="float" office:value="2.34223472707262" calcext:value-type="float">
            <text:p>2.34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84397740592" calcext:value-type="float">
            <text:p>1.19E+01</text:p>
          </table:table-cell>
          <table:table-cell office:value-type="float" office:value="7.28316823488846" calcext:value-type="float">
            <text:p>7.2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2.91371188594034" calcext:value-type="float">
            <text:p>2.91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50190252213015" calcext:value-type="float">
            <text:p>1.50E+00</text:p>
          </table:table-cell>
          <table:table-cell office:value-type="float" office:value="5.1737756502162" calcext:value-type="float">
            <text:p>5.17E+00</text:p>
          </table:table-cell>
          <table:table-cell office:value-type="float" office:value="2.83046283335594" calcext:value-type="float">
            <text:p>2.83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2247667952096" calcext:value-type="float">
            <text:p>1.82E+01</text:p>
          </table:table-cell>
          <table:table-cell office:value-type="float" office:value="9.13019291158114" calcext:value-type="float">
            <text:p>9.13E+00</text:p>
          </table:table-cell>
          <table:table-cell office:value-type="float" office:value="0" calcext:value-type="float">
            <text:p>0.00E+00</text:p>
          </table:table-cell>
          <table:table-cell office:value-type="float" office:value="5.52216361806989" calcext:value-type="float">
            <text:p>5.52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3.07626903387386" calcext:value-type="float">
            <text:p>3.08E+00</text:p>
          </table:table-cell>
          <table:table-cell office:value-type="float" office:value="5.86684096351087" calcext:value-type="float">
            <text:p>5.87E+00</text:p>
          </table:table-cell>
          <table:table-cell office:value-type="float" office:value="2.03086772059401" calcext:value-type="float">
            <text:p>2.03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8686678032798" calcext:value-type="float">
            <text:p>2.39E+01</text:p>
          </table:table-cell>
          <table:table-cell office:value-type="float" office:value="10.0716866405975" calcext:value-type="float">
            <text:p>1.01E+01</text:p>
          </table:table-cell>
          <table:table-cell office:value-type="float" office:value="0" calcext:value-type="float">
            <text:p>0.00E+00</text:p>
          </table:table-cell>
          <table:table-cell office:value-type="float" office:value="8.50882644224927" calcext:value-type="float">
            <text:p>8.51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5.28854390247573" calcext:value-type="float">
            <text:p>5.29E+00</text:p>
          </table:table-cell>
          <table:table-cell office:value-type="float" office:value="5.78027636649734" calcext:value-type="float">
            <text:p>5.78E+00</text:p>
          </table:table-cell>
          <table:table-cell office:value-type="float" office:value="0.415233198209316" calcext:value-type="float">
            <text:p>4.15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6176313384354" calcext:value-type="float">
            <text:p>2.76E+01</text:p>
          </table:table-cell>
          <table:table-cell office:value-type="float" office:value="9.33777545451411" calcext:value-type="float">
            <text:p>9.3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0.8318510665312" calcext:value-type="float">
            <text:p>1.08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7.40474489076479" calcext:value-type="float">
            <text:p>7.40E+00</text:p>
          </table:table-cell>
          <table:table-cell office:value-type="float" office:value="4.51060363226423" calcext:value-type="float">
            <text:p>4.51E+00</text:p>
          </table:table-cell>
          <table:table-cell office:value-type="float" office:value="0.0848989853680406" calcext:value-type="float">
            <text:p>8.49E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8123571492509" calcext:value-type="float">
            <text:p>3.08E+01</text:p>
          </table:table-cell>
          <table:table-cell office:value-type="float" office:value="5.71470639780774" calcext:value-type="float">
            <text:p>5.7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9186438246677" calcext:value-type="float">
            <text:p>1.29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8.60276543250706" calcext:value-type="float">
            <text:p>8.60E+00</text:p>
          </table:table-cell>
          <table:table-cell office:value-type="float" office:value="1.72153914480945" calcext:value-type="float">
            <text:p>1.72E+00</text:p>
          </table:table-cell>
          <table:table-cell office:value-type="float" office:value="0.0173585294904319" calcext:value-type="float">
            <text:p>1.74E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225987019003" calcext:value-type="float">
            <text:p>3.22E+01</text:p>
          </table:table-cell>
          <table:table-cell office:value-type="float" office:value="1.36619412976989" calcext:value-type="float">
            <text:p>1.3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6.4262015297304" calcext:value-type="float">
            <text:p>1.64E+01</text:p>
          </table:table-cell>
          <table:table-cell office:value-type="float" office:value="0.00200556878715347" calcext:value-type="float">
            <text:p>2.01E-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9.38588752358317" calcext:value-type="float">
            <text:p>9.39E+00</text:p>
          </table:table-cell>
          <table:table-cell office:value-type="float" office:value="0.377680795022825" calcext:value-type="float">
            <text:p>3.78E-01</text:p>
          </table:table-cell>
          <table:table-cell office:value-type="float" office:value="0.00354914189803289" calcext:value-type="float">
            <text:p>3.55E-03</text:p>
          </table:table-cell>
        </table:table-row>
      </table:table>
      <table:table table:name="csa6_0_dev" table:style-name="ta1">
        <table:shapes>
          <draw:frame draw:z-index="0" draw:style-name="gr1" draw:text-style-name="P1" svg:width="421.14pt" svg:height="255.09pt" svg:x="542.41pt" svg:y="2.83pt">
            <draw:object draw:notify-on-update-of-ranges="csa6_0_dev.A2:csa6_0_dev.A17 csa6_0_dev.B1:csa6_0_dev.B1 csa6_0_dev.B2:csa6_0_dev.B17 csa6_0_dev.C1:csa6_0_dev.C1 csa6_0_dev.C2:csa6_0_dev.C17 csa6_0_dev.D1:csa6_0_dev.D1 csa6_0_dev.D2:csa6_0_dev.D17 csa6_0_dev.E1:csa6_0_dev.E1 csa6_0_dev.E2:csa6_0_dev.E17 csa6_0_dev.F1:csa6_0_dev.F1 csa6_0_dev.F2:csa6_0_dev.F17 csa6_0_dev.G1:csa6_0_dev.G1 csa6_0_dev.G2:csa6_0_dev.G17 csa6_0_dev.H1:csa6_0_dev.H1 csa6_0_dev.H2:csa6_0_dev.H17 csa6_0_dev.I1:csa6_0_dev.I1 csa6_0_dev.I2:csa6_0_dev.I17 csa6_0_dev.J1:csa6_0_dev.J1 csa6_0_dev.J2:csa6_0_dev.J17 csa6_0_dev.K1:csa6_0_dev.K1 csa6_0_dev.K2:csa6_0_dev.K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0598462042771" calcext:value-type="float">
            <text:p>5.71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708450089337348" calcext:value-type="float">
            <text:p>7.08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445486368078" calcext:value-type="float">
            <text:p>1.06E+00</text:p>
          </table:table-cell>
          <table:table-cell office:value-type="float" office:value="0.625922804834396" calcext:value-type="float">
            <text:p>6.26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217076211144056" calcext:value-type="float">
            <text:p>2.17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1241820868832" calcext:value-type="float">
            <text:p>9.41E-01</text:p>
          </table:table-cell>
          <table:table-cell office:value-type="float" office:value="0.518553037294682" calcext:value-type="float">
            <text:p>5.19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458716274435726" calcext:value-type="float">
            <text:p>4.59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255080448820481" calcext:value-type="float">
            <text:p>2.55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115196145359" calcext:value-type="float">
            <text:p>1.20E+00</text:p>
          </table:table-cell>
          <table:table-cell office:value-type="float" office:value="0.954603679926167" calcext:value-type="float">
            <text:p>9.5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2105412448667" calcext:value-type="float">
            <text:p>3.21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156755838962991" calcext:value-type="float">
            <text:p>1.57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172273980563" calcext:value-type="float">
            <text:p>1.33E+00</text:p>
          </table:table-cell>
          <table:table-cell office:value-type="float" office:value="1.21615189122682" calcext:value-type="float">
            <text:p>1.2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394951959356294" calcext:value-type="float">
            <text:p>3.95E-0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613930296118534" calcext:value-type="float">
            <text:p>6.14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017375498336" calcext:value-type="float">
            <text:p>1.70E+00</text:p>
          </table:table-cell>
          <table:table-cell office:value-type="float" office:value="1.92051242650814" calcext:value-type="float">
            <text:p>1.9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318219036737756" calcext:value-type="float">
            <text:p>3.18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295510313931004" calcext:value-type="float">
            <text:p>2.96E-02</text:p>
          </table:table-cell>
          <table:table-cell office:value-type="float" office:value="0.947506935564212" calcext:value-type="float">
            <text:p>9.48E-01</text:p>
          </table:table-cell>
          <table:table-cell office:value-type="float" office:value="0.0420778737714425" calcext:value-type="float">
            <text:p>4.21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4415028590409" calcext:value-type="float">
            <text:p>2.24E+00</text:p>
          </table:table-cell>
          <table:table-cell office:value-type="float" office:value="2.84629195937671" calcext:value-type="float">
            <text:p>2.8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96685655411003" calcext:value-type="float">
            <text:p>2.97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50975442943881" calcext:value-type="float">
            <text:p>1.51E-01</text:p>
          </table:table-cell>
          <table:table-cell office:value-type="float" office:value="1.75169736318577" calcext:value-type="float">
            <text:p>1.75E+00</text:p>
          </table:table-cell>
          <table:table-cell office:value-type="float" office:value="0.346213884443789" calcext:value-type="float">
            <text:p>3.46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66481953197" calcext:value-type="float">
            <text:p>3.57E+00</text:p>
          </table:table-cell>
          <table:table-cell office:value-type="float" office:value="4.26537420582452" calcext:value-type="float">
            <text:p>4.2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7158397469428" calcext:value-type="float">
            <text:p>2.72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77820128094445" calcext:value-type="float">
            <text:p>2.78E-01</text:p>
          </table:table-cell>
          <table:table-cell office:value-type="float" office:value="2.82450369277563" calcext:value-type="float">
            <text:p>2.82E+00</text:p>
          </table:table-cell>
          <table:table-cell office:value-type="float" office:value="1.36060196648314" calcext:value-type="float">
            <text:p>1.36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0991958371544" calcext:value-type="float">
            <text:p>6.71E+00</text:p>
          </table:table-cell>
          <table:table-cell office:value-type="float" office:value="6.11792348203846" calcext:value-type="float">
            <text:p>6.1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835599709382361" calcext:value-type="float">
            <text:p>8.36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530570374372903" calcext:value-type="float">
            <text:p>5.31E-01</text:p>
          </table:table-cell>
          <table:table-cell office:value-type="float" office:value="4.2508418737769" calcext:value-type="float">
            <text:p>4.25E+00</text:p>
          </table:table-cell>
          <table:table-cell office:value-type="float" office:value="2.53318902274281" calcext:value-type="float">
            <text:p>2.53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168719997135" calcext:value-type="float">
            <text:p>1.19E+01</text:p>
          </table:table-cell>
          <table:table-cell office:value-type="float" office:value="8.30245776871693" calcext:value-type="float">
            <text:p>8.3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2.58365308897333" calcext:value-type="float">
            <text:p>2.5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3221556309407" calcext:value-type="float">
            <text:p>1.32E+00</text:p>
          </table:table-cell>
          <table:table-cell office:value-type="float" office:value="5.461638523309" calcext:value-type="float">
            <text:p>5.46E+00</text:p>
          </table:table-cell>
          <table:table-cell office:value-type="float" office:value="3.31825200407615" calcext:value-type="float">
            <text:p>3.32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9452935997138" calcext:value-type="float">
            <text:p>1.89E+01</text:p>
          </table:table-cell>
          <table:table-cell office:value-type="float" office:value="10.5424309727592" calcext:value-type="float">
            <text:p>1.05E+01</text:p>
          </table:table-cell>
          <table:table-cell office:value-type="float" office:value="0" calcext:value-type="float">
            <text:p>0.00E+00</text:p>
          </table:table-cell>
          <table:table-cell office:value-type="float" office:value="5.39672589504319" calcext:value-type="float">
            <text:p>5.4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89247671917627" calcext:value-type="float">
            <text:p>2.89E+00</text:p>
          </table:table-cell>
          <table:table-cell office:value-type="float" office:value="6.02033023395962" calcext:value-type="float">
            <text:p>6.02E+00</text:p>
          </table:table-cell>
          <table:table-cell office:value-type="float" office:value="2.4297982169826" calcext:value-type="float">
            <text:p>2.43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112618027326" calcext:value-type="float">
            <text:p>2.51E+01</text:p>
          </table:table-cell>
          <table:table-cell office:value-type="float" office:value="11.7169712227586" calcext:value-type="float">
            <text:p>1.17E+01</text:p>
          </table:table-cell>
          <table:table-cell office:value-type="float" office:value="0" calcext:value-type="float">
            <text:p>0.00E+00</text:p>
          </table:table-cell>
          <table:table-cell office:value-type="float" office:value="8.8312382189173" calcext:value-type="float">
            <text:p>8.83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5.27549799993822" calcext:value-type="float">
            <text:p>5.28E+00</text:p>
          </table:table-cell>
          <table:table-cell office:value-type="float" office:value="5.64655108663163" calcext:value-type="float">
            <text:p>5.65E+00</text:p>
          </table:table-cell>
          <table:table-cell office:value-type="float" office:value="0.493008989965033" calcext:value-type="float">
            <text:p>4.93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1684774774441" calcext:value-type="float">
            <text:p>2.92E+01</text:p>
          </table:table-cell>
          <table:table-cell office:value-type="float" office:value="11.1409987984435" calcext:value-type="float">
            <text:p>1.11E+01</text:p>
          </table:table-cell>
          <table:table-cell office:value-type="float" office:value="0" calcext:value-type="float">
            <text:p>0.00E+00</text:p>
          </table:table-cell>
          <table:table-cell office:value-type="float" office:value="11.34161211276" calcext:value-type="float">
            <text:p>1.13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7.57354648766729" calcext:value-type="float">
            <text:p>7.57E+00</text:p>
          </table:table-cell>
          <table:table-cell office:value-type="float" office:value="3.9890978519047" calcext:value-type="float">
            <text:p>3.99E+00</text:p>
          </table:table-cell>
          <table:table-cell office:value-type="float" office:value="0.100032118917339" calcext:value-type="float">
            <text:p>1.00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6344309215601" calcext:value-type="float">
            <text:p>3.26E+01</text:p>
          </table:table-cell>
          <table:table-cell office:value-type="float" office:value="7.3149875589737" calcext:value-type="float">
            <text:p>7.3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3.5697721487909" calcext:value-type="float">
            <text:p>1.36E+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8.85767276351597" calcext:value-type="float">
            <text:p>8.86E+00</text:p>
          </table:table-cell>
          <table:table-cell office:value-type="float" office:value="0.917438672962019" calcext:value-type="float">
            <text:p>9.17E-01</text:p>
          </table:table-cell>
          <table:table-cell office:value-type="float" office:value="0.0202966376248075" calcext:value-type="float">
            <text:p>2.03E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1861090939792" calcext:value-type="float">
            <text:p>3.42E+01</text:p>
          </table:table-cell>
          <table:table-cell office:value-type="float" office:value="1.67487995696877" calcext:value-type="float">
            <text:p>1.6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7.5041025894809" calcext:value-type="float">
            <text:p>1.75E+01</text:p>
          </table:table-cell>
          <table:table-cell office:value-type="float" office:value="0.0381643281099178" calcext:value-type="float">
            <text:p>3.82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9.70374736412135" calcext:value-type="float">
            <text:p>9.70E+00</text:p>
          </table:table-cell>
          <table:table-cell office:value-type="float" office:value="0.20346855628124" calcext:value-type="float">
            <text:p>2.03E-01</text:p>
          </table:table-cell>
          <table:table-cell office:value-type="float" office:value="0.00411821226353476" calcext:value-type="float">
            <text:p>4.12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09:53:08.86894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0:06:05.868793629</dc:date>
    <meta:editing-duration>PT15M10S</meta:editing-duration>
    <meta:editing-cycles>4</meta:editing-cycles>
    <meta:generator>LibreOffice/6.0.7.3$Linux_X86_64 LibreOffice_project/00m0$Build-3</meta:generator>
    <meta:document-statistic meta:table-count="7" meta:cell-count="130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76cm" svg:height="9cm" xlink:href=".." xlink:type="simple" chart:class="chart:line" chart:style-name="ch1">
        <chart:legend chart:legend-position="end" svg:x="12.321cm" svg:y="1.96cm" style:legend-expansion="high" chart:style-name="ch2"/>
        <chart:plot-area chart:style-name="ch3" table:cell-range-address="founder_dev.A1:founder_dev.K17" chart:data-source-has-labels="both" svg:x="0.295cm" svg:y="0.18cm" svg:width="11.731cm" svg:height="8.64cm">
          <chartooo:coordinate-region svg:x="2.028cm" svg:y="0.379cm" svg:width="9.811cm" svg:height="7.794cm"/>
          <chart:axis chart:dimension="x" chart:name="primary-x" chart:style-name="ch4" chartooo:axis-type="auto">
            <chartooo:date-scale/>
            <chart:categories table:cell-range-address="founder_dev.A2:founder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under_dev.B2:founder_dev.B17" chart:label-cell-address="founder_dev.B1:founder_dev.B1" chart:class="chart:line">
            <chart:data-point chart:repeated="16"/>
          </chart:series>
          <chart:series chart:style-name="ch8" chart:values-cell-range-address="founder_dev.C2:founder_dev.C17" chart:label-cell-address="founder_dev.C1:founder_dev.C1" chart:class="chart:line">
            <chart:data-point chart:repeated="16"/>
          </chart:series>
          <chart:series chart:style-name="ch9" chart:values-cell-range-address="founder_dev.D2:founder_dev.D17" chart:label-cell-address="founder_dev.D1:founder_dev.D1" chart:class="chart:line">
            <chart:data-point chart:repeated="16"/>
          </chart:series>
          <chart:series chart:style-name="ch10" chart:values-cell-range-address="founder_dev.E2:founder_dev.E17" chart:label-cell-address="founder_dev.E1:founder_dev.E1" chart:class="chart:line">
            <chart:data-point chart:repeated="16"/>
          </chart:series>
          <chart:series chart:style-name="ch11" chart:values-cell-range-address="founder_dev.F2:founder_dev.F17" chart:label-cell-address="founder_dev.F1:founder_dev.F1" chart:class="chart:line">
            <chart:data-point chart:repeated="16"/>
          </chart:series>
          <chart:series chart:style-name="ch12" chart:values-cell-range-address="founder_dev.G2:founder_dev.G17" chart:label-cell-address="founder_dev.G1:founder_dev.G1" chart:class="chart:line">
            <chart:data-point chart:repeated="16"/>
          </chart:series>
          <chart:series chart:style-name="ch13" chart:values-cell-range-address="founder_dev.H2:founder_dev.H17" chart:label-cell-address="founder_dev.H1:founder_dev.H1" chart:class="chart:line">
            <chart:data-point chart:repeated="16"/>
          </chart:series>
          <chart:series chart:style-name="ch14" chart:values-cell-range-address="founder_dev.I2:founder_dev.I17" chart:label-cell-address="founder_dev.I1:founder_dev.I1" chart:class="chart:line">
            <chart:data-point chart:repeated="16"/>
          </chart:series>
          <chart:series chart:style-name="ch15" chart:values-cell-range-address="founder_dev.J2:founder_dev.J17" chart:label-cell-address="founder_dev.J1:founder_dev.J1" chart:class="chart:line">
            <chart:data-point chart:repeated="16"/>
          </chart:series>
          <chart:series chart:style-name="ch16" chart:values-cell-range-address="founder_dev.K2:founder_dev.K17" chart:label-cell-address="founder_dev.K1:founder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founder_dev.B1:founder_dev.B1</svg:desc>
                </draw:g>
              </table:table-cell>
              <table:table-cell office:value-type="string">
                <text:p>gene2</text:p>
                <draw:g>
                  <svg:desc>founder_dev.C1:founder_dev.C1</svg:desc>
                </draw:g>
              </table:table-cell>
              <table:table-cell office:value-type="string">
                <text:p>gene3</text:p>
                <draw:g>
                  <svg:desc>founder_dev.D1:founder_dev.D1</svg:desc>
                </draw:g>
              </table:table-cell>
              <table:table-cell office:value-type="string">
                <text:p>gene4</text:p>
                <draw:g>
                  <svg:desc>founder_dev.E1:founder_dev.E1</svg:desc>
                </draw:g>
              </table:table-cell>
              <table:table-cell office:value-type="string">
                <text:p>gene5</text:p>
                <draw:g>
                  <svg:desc>founder_dev.F1:founder_dev.F1</svg:desc>
                </draw:g>
              </table:table-cell>
              <table:table-cell office:value-type="string">
                <text:p>gene6</text:p>
                <draw:g>
                  <svg:desc>founder_dev.G1:founder_dev.G1</svg:desc>
                </draw:g>
              </table:table-cell>
              <table:table-cell office:value-type="string">
                <text:p>gene7</text:p>
                <draw:g>
                  <svg:desc>founder_dev.H1:founder_dev.H1</svg:desc>
                </draw:g>
              </table:table-cell>
              <table:table-cell office:value-type="string">
                <text:p>gene8</text:p>
                <draw:g>
                  <svg:desc>founder_dev.I1:founder_dev.I1</svg:desc>
                </draw:g>
              </table:table-cell>
              <table:table-cell office:value-type="string">
                <text:p>gene9</text:p>
                <draw:g>
                  <svg:desc>founder_dev.J1:founder_dev.J1</svg:desc>
                </draw:g>
              </table:table-cell>
              <table:table-cell office:value-type="string">
                <text:p>gene10</text:p>
                <draw:g>
                  <svg:desc>founder_dev.K1:founder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under_dev.A2:founder_dev.A17</svg:desc>
                </draw:g>
              </table:table-cell>
              <table:table-cell office:value-type="float" office:value="1">
                <text:p>1</text:p>
                <draw:g>
                  <svg:desc>founder_dev.B2:founder_dev.B17</svg:desc>
                </draw:g>
              </table:table-cell>
              <table:table-cell office:value-type="float" office:value="0">
                <text:p>0</text:p>
                <draw:g>
                  <svg:desc>founder_dev.C2:founder_dev.C17</svg:desc>
                </draw:g>
              </table:table-cell>
              <table:table-cell office:value-type="float" office:value="0">
                <text:p>0</text:p>
                <draw:g>
                  <svg:desc>founder_dev.D2:founder_dev.D17</svg:desc>
                </draw:g>
              </table:table-cell>
              <table:table-cell office:value-type="float" office:value="0">
                <text:p>0</text:p>
                <draw:g>
                  <svg:desc>founder_dev.E2:founder_dev.E17</svg:desc>
                </draw:g>
              </table:table-cell>
              <table:table-cell office:value-type="float" office:value="0">
                <text:p>0</text:p>
                <draw:g>
                  <svg:desc>founder_dev.F2:founder_dev.F17</svg:desc>
                </draw:g>
              </table:table-cell>
              <table:table-cell office:value-type="float" office:value="0">
                <text:p>0</text:p>
                <draw:g>
                  <svg:desc>founder_dev.G2:founder_dev.G17</svg:desc>
                </draw:g>
              </table:table-cell>
              <table:table-cell office:value-type="float" office:value="0">
                <text:p>0</text:p>
                <draw:g>
                  <svg:desc>founder_dev.H2:founder_dev.H17</svg:desc>
                </draw:g>
              </table:table-cell>
              <table:table-cell office:value-type="float" office:value="0">
                <text:p>0</text:p>
                <draw:g>
                  <svg:desc>founder_dev.I2:founder_dev.I17</svg:desc>
                </draw:g>
              </table:table-cell>
              <table:table-cell office:value-type="float" office:value="0">
                <text:p>0</text:p>
                <draw:g>
                  <svg:desc>founder_dev.J2:founder_dev.J17</svg:desc>
                </draw:g>
              </table:table-cell>
              <table:table-cell office:value-type="float" office:value="0">
                <text:p>0</text:p>
                <draw:g>
                  <svg:desc>founder_dev.K2:founder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02957190926198">
                <text:p>0.702957190926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2043633747842">
                <text:p>1.62043633747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13689618429062">
                <text:p>3.13689618429062</text:p>
              </table:table-cell>
              <table:table-cell office:value-type="float" office:value="3.10593642251077">
                <text:p>3.10593642251077</text:p>
              </table:table-cell>
              <table:table-cell office:value-type="float" office:value="0">
                <text:p>0</text:p>
              </table:table-cell>
              <table:table-cell office:value-type="float" office:value="1.45004057988499">
                <text:p>1.45004057988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02125286373573">
                <text:p>7.02125286373573</text:p>
              </table:table-cell>
              <table:table-cell office:value-type="float" office:value="8.95547353615162">
                <text:p>8.95547353615162</text:p>
              </table:table-cell>
              <table:table-cell office:value-type="float" office:value="0">
                <text:p>0</text:p>
              </table:table-cell>
              <table:table-cell office:value-type="float" office:value="5.36138677047448">
                <text:p>5.36138677047448</text:p>
              </table:table-cell>
              <table:table-cell office:value-type="float" office:value="0.45195931254052">
                <text:p>0.45195931254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7415918718611">
                <text:p>4.57415918718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6368190728573">
                <text:p>22.6368190728573</text:p>
              </table:table-cell>
              <table:table-cell office:value-type="float" office:value="31.5281843269375">
                <text:p>31.5281843269375</text:p>
              </table:table-cell>
              <table:table-cell office:value-type="float" office:value="0">
                <text:p>0</text:p>
              </table:table-cell>
              <table:table-cell office:value-type="float" office:value="12.4062820906175">
                <text:p>12.4062820906175</text:p>
              </table:table-cell>
              <table:table-cell office:value-type="float" office:value="1.94846722263851">
                <text:p>1.94846722263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4851931040002">
                <text:p>0.324851931040002</text:p>
              </table:table-cell>
              <table:table-cell office:value-type="float" office:value="14.2181339671554">
                <text:p>14.2181339671554</text:p>
              </table:table-cell>
              <table:table-cell office:value-type="float" office:value="6.05058342061592">
                <text:p>6.05058342061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4974853021615">
                <text:p>78.4974853021615</text:p>
              </table:table-cell>
              <table:table-cell office:value-type="float" office:value="96.7915716146771">
                <text:p>96.7915716146771</text:p>
              </table:table-cell>
              <table:table-cell office:value-type="float" office:value="0">
                <text:p>0</text:p>
              </table:table-cell>
              <table:table-cell office:value-type="float" office:value="39.0621478621001">
                <text:p>39.0621478621001</text:p>
              </table:table-cell>
              <table:table-cell office:value-type="float" office:value="7.72098885681283">
                <text:p>7.7209888568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901253369705">
                <text:p>1.20901253369705</text:p>
              </table:table-cell>
              <table:table-cell office:value-type="float" office:value="49.6313835108329">
                <text:p>49.6313835108329</text:p>
              </table:table-cell>
              <table:table-cell office:value-type="float" office:value="20.5029346769438">
                <text:p>20.50293467694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6.599171491407">
                <text:p>256.599171491407</text:p>
              </table:table-cell>
              <table:table-cell office:value-type="float" office:value="303.27053309688">
                <text:p>303.27053309688</text:p>
              </table:table-cell>
              <table:table-cell office:value-type="float" office:value="0">
                <text:p>0</text:p>
              </table:table-cell>
              <table:table-cell office:value-type="float" office:value="134.695757096487">
                <text:p>134.695757096487</text:p>
              </table:table-cell>
              <table:table-cell office:value-type="float" office:value="26.0164266709101">
                <text:p>26.0164266709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006598722615">
                <text:p>4.62006598722615</text:p>
              </table:table-cell>
              <table:table-cell office:value-type="float" office:value="153.71441487322">
                <text:p>153.71441487322</text:p>
              </table:table-cell>
              <table:table-cell office:value-type="float" office:value="72.9366850959568">
                <text:p>72.93668509595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9.377147864114">
                <text:p>849.377147864114</text:p>
              </table:table-cell>
              <table:table-cell office:value-type="float" office:value="971.463025045327">
                <text:p>971.463025045327</text:p>
              </table:table-cell>
              <table:table-cell office:value-type="float" office:value="0">
                <text:p>0</text:p>
              </table:table-cell>
              <table:table-cell office:value-type="float" office:value="441.649197237572">
                <text:p>441.649197237572</text:p>
              </table:table-cell>
              <table:table-cell office:value-type="float" office:value="84.0604334535704">
                <text:p>84.0604334535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812483900344">
                <text:p>16.812483900344</text:p>
              </table:table-cell>
              <table:table-cell office:value-type="float" office:value="481.219761779314">
                <text:p>481.219761779314</text:p>
              </table:table-cell>
              <table:table-cell office:value-type="float" office:value="225.881299901716">
                <text:p>225.8812999017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41.1516789367">
                <text:p>2741.1516789367</text:p>
              </table:table-cell>
              <table:table-cell office:value-type="float" office:value="3120.58135649532">
                <text:p>3120.58135649532</text:p>
              </table:table-cell>
              <table:table-cell office:value-type="float" office:value="0">
                <text:p>0</text:p>
              </table:table-cell>
              <table:table-cell office:value-type="float" office:value="1461.10902546234">
                <text:p>1461.10902546234</text:p>
              </table:table-cell>
              <table:table-cell office:value-type="float" office:value="273.380477778533">
                <text:p>273.380477778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7095546752914">
                <text:p>55.7095546752914</text:p>
              </table:table-cell>
              <table:table-cell office:value-type="float" office:value="1538.97186737007">
                <text:p>1538.97186737007</text:p>
              </table:table-cell>
              <table:table-cell office:value-type="float" office:value="693.62645708086">
                <text:p>693.626457080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830.15716595037">
                <text:p>8830.15716595037</text:p>
              </table:table-cell>
              <table:table-cell office:value-type="float" office:value="10098.2293254461">
                <text:p>10098.2293254461</text:p>
              </table:table-cell>
              <table:table-cell office:value-type="float" office:value="0">
                <text:p>0</text:p>
              </table:table-cell>
              <table:table-cell office:value-type="float" office:value="4722.2319017839">
                <text:p>4722.2319017839</text:p>
              </table:table-cell>
              <table:table-cell office:value-type="float" office:value="881.417953424569">
                <text:p>881.417953424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.199076564102">
                <text:p>185.199076564102</text:p>
              </table:table-cell>
              <table:table-cell office:value-type="float" office:value="4942.02523133821">
                <text:p>4942.02523133821</text:p>
              </table:table-cell>
              <table:table-cell office:value-type="float" office:value="2209.90555368754">
                <text:p>2209.905553687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460.022757426">
                <text:p>28460.022757426</text:p>
              </table:table-cell>
              <table:table-cell office:value-type="float" office:value="32632.0497810488">
                <text:p>32632.0497810488</text:p>
              </table:table-cell>
              <table:table-cell office:value-type="float" office:value="0">
                <text:p>0</text:p>
              </table:table-cell>
              <table:table-cell office:value-type="float" office:value="15214.8498421668">
                <text:p>15214.8498421668</text:p>
              </table:table-cell>
              <table:table-cell office:value-type="float" office:value="2847.7560438279">
                <text:p>2847.7560438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8.456336811754">
                <text:p>598.456336811754</text:p>
              </table:table-cell>
              <table:table-cell office:value-type="float" office:value="15983.8644956947">
                <text:p>15983.8644956947</text:p>
              </table:table-cell>
              <table:table-cell office:value-type="float" office:value="7087.99114595753">
                <text:p>7087.991145957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750.3564314303">
                <text:p>91750.3564314303</text:p>
              </table:table-cell>
              <table:table-cell office:value-type="float" office:value="105373.721961488">
                <text:p>105373.721961488</text:p>
              </table:table-cell>
              <table:table-cell office:value-type="float" office:value="0">
                <text:p>0</text:p>
              </table:table-cell>
              <table:table-cell office:value-type="float" office:value="49037.210749606">
                <text:p>49037.210749606</text:p>
              </table:table-cell>
              <table:table-cell office:value-type="float" office:value="9194.91191257048">
                <text:p>9194.91191257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8.74777918336">
                <text:p>1928.74777918336</text:p>
              </table:table-cell>
              <table:table-cell office:value-type="float" office:value="51654.3860175964">
                <text:p>51654.3860175964</text:p>
              </table:table-cell>
              <table:table-cell office:value-type="float" office:value="22944.2695769497">
                <text:p>22944.26957694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6124.713390257">
                <text:p>296124.713390257</text:p>
              </table:table-cell>
              <table:table-cell office:value-type="float" office:value="340122.256890004">
                <text:p>340122.256890004</text:p>
              </table:table-cell>
              <table:table-cell office:value-type="float" office:value="0">
                <text:p>0</text:p>
              </table:table-cell>
              <table:table-cell office:value-type="float" office:value="158085.291556889">
                <text:p>158085.291556889</text:p>
              </table:table-cell>
              <table:table-cell office:value-type="float" office:value="29675.582566169">
                <text:p>29675.582566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17.21335884556">
                <text:p>6217.21335884556</text:p>
              </table:table-cell>
              <table:table-cell office:value-type="float" office:value="166808.690921526">
                <text:p>166808.690921526</text:p>
              </table:table-cell>
              <table:table-cell office:value-type="float" office:value="74225.2055524831">
                <text:p>74225.20555248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55797.213159497">
                <text:p>955797.213159497</text:p>
              </table:table-cell>
              <table:table-cell office:value-type="float" office:value="1097532.16274663">
                <text:p>1097532.16274663</text:p>
              </table:table-cell>
              <table:table-cell office:value-type="float" office:value="0">
                <text:p>0</text:p>
              </table:table-cell>
              <table:table-cell office:value-type="float" office:value="510186.005800468">
                <text:p>510186.005800468</text:p>
              </table:table-cell>
              <table:table-cell office:value-type="float" office:value="95783.1440123655">
                <text:p>95783.1440123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43.9444512502">
                <text:p>20043.9444512502</text:p>
              </table:table-cell>
              <table:table-cell office:value-type="float" office:value="538438.312145979">
                <text:p>538438.312145979</text:p>
              </table:table-cell>
              <table:table-cell office:value-type="float" office:value="239758.945316539">
                <text:p>239758.9453165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85024.85335292">
                <text:p>3085024.85335292</text:p>
              </table:table-cell>
              <table:table-cell office:value-type="float" office:value="3541870.90843144">
                <text:p>3541870.90843144</text:p>
              </table:table-cell>
              <table:table-cell office:value-type="float" office:value="0">
                <text:p>0</text:p>
              </table:table-cell>
              <table:table-cell office:value-type="float" office:value="1646707.39617162">
                <text:p>1646707.39617162</text:p>
              </table:table-cell>
              <table:table-cell office:value-type="float" office:value="309114.575757728">
                <text:p>309114.57575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692.3160066669">
                <text:p>64692.3160066669</text:p>
              </table:table-cell>
              <table:table-cell office:value-type="float" office:value="1737511.05152675">
                <text:p>1737511.05152675</text:p>
              </table:table-cell>
              <table:table-cell office:value-type="float" office:value="773959.344392222">
                <text:p>773959.3443922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56984.56700068">
                <text:p>9956984.56700068</text:p>
              </table:table-cell>
              <table:table-cell office:value-type="float" office:value="11430496.7212783">
                <text:p>11430496.7212783</text:p>
              </table:table-cell>
              <table:table-cell office:value-type="float" office:value="0">
                <text:p>0</text:p>
              </table:table-cell>
              <table:table-cell office:value-type="float" office:value="5315070.69417602">
                <text:p>5315070.69417602</text:p>
              </table:table-cell>
              <table:table-cell office:value-type="float" office:value="997615.536292938">
                <text:p>997615.536292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806.256734031">
                <text:p>208806.256734031</text:p>
              </table:table-cell>
              <table:table-cell office:value-type="float" office:value="5607139.80760175">
                <text:p>5607139.80760175</text:p>
              </table:table-cell>
              <table:table-cell office:value-type="float" office:value="2497356.97826626">
                <text:p>2497356.97826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831cm" svg:height="9cm" xlink:href=".." xlink:type="simple" chart:class="chart:line" chart:style-name="ch1">
        <chart:legend chart:legend-position="end" svg:x="12.376cm" svg:y="1.96cm" style:legend-expansion="high" chart:style-name="ch2"/>
        <chart:plot-area chart:style-name="ch3" table:cell-range-address="csa1_0_dev.A1:csa1_0_dev.K17" chart:data-source-has-labels="both" svg:x="0.296cm" svg:y="0.18cm" svg:width="11.784cm" svg:height="8.64cm">
          <chartooo:coordinate-region svg:x="2.029cm" svg:y="0.379cm" svg:width="9.864cm" svg:height="7.794cm"/>
          <chart:axis chart:dimension="x" chart:name="primary-x" chart:style-name="ch4" chartooo:axis-type="auto">
            <chartooo:date-scale/>
            <chart:categories table:cell-range-address="csa1_0_dev.A2:csa1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1_0_dev.B2:csa1_0_dev.B17" chart:label-cell-address="csa1_0_dev.B1:csa1_0_dev.B1" chart:class="chart:line">
            <chart:data-point chart:repeated="16"/>
          </chart:series>
          <chart:series chart:style-name="ch8" chart:values-cell-range-address="csa1_0_dev.C2:csa1_0_dev.C17" chart:label-cell-address="csa1_0_dev.C1:csa1_0_dev.C1" chart:class="chart:line">
            <chart:data-point chart:repeated="16"/>
          </chart:series>
          <chart:series chart:style-name="ch9" chart:values-cell-range-address="csa1_0_dev.D2:csa1_0_dev.D17" chart:label-cell-address="csa1_0_dev.D1:csa1_0_dev.D1" chart:class="chart:line">
            <chart:data-point chart:repeated="16"/>
          </chart:series>
          <chart:series chart:style-name="ch10" chart:values-cell-range-address="csa1_0_dev.E2:csa1_0_dev.E17" chart:label-cell-address="csa1_0_dev.E1:csa1_0_dev.E1" chart:class="chart:line">
            <chart:data-point chart:repeated="16"/>
          </chart:series>
          <chart:series chart:style-name="ch11" chart:values-cell-range-address="csa1_0_dev.F2:csa1_0_dev.F17" chart:label-cell-address="csa1_0_dev.F1:csa1_0_dev.F1" chart:class="chart:line">
            <chart:data-point chart:repeated="16"/>
          </chart:series>
          <chart:series chart:style-name="ch12" chart:values-cell-range-address="csa1_0_dev.G2:csa1_0_dev.G17" chart:label-cell-address="csa1_0_dev.G1:csa1_0_dev.G1" chart:class="chart:line">
            <chart:data-point chart:repeated="16"/>
          </chart:series>
          <chart:series chart:style-name="ch13" chart:values-cell-range-address="csa1_0_dev.H2:csa1_0_dev.H17" chart:label-cell-address="csa1_0_dev.H1:csa1_0_dev.H1" chart:class="chart:line">
            <chart:data-point chart:repeated="16"/>
          </chart:series>
          <chart:series chart:style-name="ch14" chart:values-cell-range-address="csa1_0_dev.I2:csa1_0_dev.I17" chart:label-cell-address="csa1_0_dev.I1:csa1_0_dev.I1" chart:class="chart:line">
            <chart:data-point chart:repeated="16"/>
          </chart:series>
          <chart:series chart:style-name="ch15" chart:values-cell-range-address="csa1_0_dev.J2:csa1_0_dev.J17" chart:label-cell-address="csa1_0_dev.J1:csa1_0_dev.J1" chart:class="chart:line">
            <chart:data-point chart:repeated="16"/>
          </chart:series>
          <chart:series chart:style-name="ch16" chart:values-cell-range-address="csa1_0_dev.K2:csa1_0_dev.K17" chart:label-cell-address="csa1_0_dev.K1:csa1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1_0_dev.B1:csa1_0_dev.B1</svg:desc>
                </draw:g>
              </table:table-cell>
              <table:table-cell office:value-type="string">
                <text:p>gene2</text:p>
                <draw:g>
                  <svg:desc>csa1_0_dev.C1:csa1_0_dev.C1</svg:desc>
                </draw:g>
              </table:table-cell>
              <table:table-cell office:value-type="string">
                <text:p>gene3</text:p>
                <draw:g>
                  <svg:desc>csa1_0_dev.D1:csa1_0_dev.D1</svg:desc>
                </draw:g>
              </table:table-cell>
              <table:table-cell office:value-type="string">
                <text:p>gene4</text:p>
                <draw:g>
                  <svg:desc>csa1_0_dev.E1:csa1_0_dev.E1</svg:desc>
                </draw:g>
              </table:table-cell>
              <table:table-cell office:value-type="string">
                <text:p>gene5</text:p>
                <draw:g>
                  <svg:desc>csa1_0_dev.F1:csa1_0_dev.F1</svg:desc>
                </draw:g>
              </table:table-cell>
              <table:table-cell office:value-type="string">
                <text:p>gene6</text:p>
                <draw:g>
                  <svg:desc>csa1_0_dev.G1:csa1_0_dev.G1</svg:desc>
                </draw:g>
              </table:table-cell>
              <table:table-cell office:value-type="string">
                <text:p>gene7</text:p>
                <draw:g>
                  <svg:desc>csa1_0_dev.H1:csa1_0_dev.H1</svg:desc>
                </draw:g>
              </table:table-cell>
              <table:table-cell office:value-type="string">
                <text:p>gene8</text:p>
                <draw:g>
                  <svg:desc>csa1_0_dev.I1:csa1_0_dev.I1</svg:desc>
                </draw:g>
              </table:table-cell>
              <table:table-cell office:value-type="string">
                <text:p>gene9</text:p>
                <draw:g>
                  <svg:desc>csa1_0_dev.J1:csa1_0_dev.J1</svg:desc>
                </draw:g>
              </table:table-cell>
              <table:table-cell office:value-type="string">
                <text:p>gene10</text:p>
                <draw:g>
                  <svg:desc>csa1_0_dev.K1:csa1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1_0_dev.A2:csa1_0_dev.A17</svg:desc>
                </draw:g>
              </table:table-cell>
              <table:table-cell office:value-type="float" office:value="1">
                <text:p>1</text:p>
                <draw:g>
                  <svg:desc>csa1_0_dev.B2:csa1_0_dev.B17</svg:desc>
                </draw:g>
              </table:table-cell>
              <table:table-cell office:value-type="float" office:value="0">
                <text:p>0</text:p>
                <draw:g>
                  <svg:desc>csa1_0_dev.C2:csa1_0_dev.C17</svg:desc>
                </draw:g>
              </table:table-cell>
              <table:table-cell office:value-type="float" office:value="0">
                <text:p>0</text:p>
                <draw:g>
                  <svg:desc>csa1_0_dev.D2:csa1_0_dev.D17</svg:desc>
                </draw:g>
              </table:table-cell>
              <table:table-cell office:value-type="float" office:value="0">
                <text:p>0</text:p>
                <draw:g>
                  <svg:desc>csa1_0_dev.E2:csa1_0_dev.E17</svg:desc>
                </draw:g>
              </table:table-cell>
              <table:table-cell office:value-type="float" office:value="0">
                <text:p>0</text:p>
                <draw:g>
                  <svg:desc>csa1_0_dev.F2:csa1_0_dev.F17</svg:desc>
                </draw:g>
              </table:table-cell>
              <table:table-cell office:value-type="float" office:value="0">
                <text:p>0</text:p>
                <draw:g>
                  <svg:desc>csa1_0_dev.G2:csa1_0_dev.G17</svg:desc>
                </draw:g>
              </table:table-cell>
              <table:table-cell office:value-type="float" office:value="0">
                <text:p>0</text:p>
                <draw:g>
                  <svg:desc>csa1_0_dev.H2:csa1_0_dev.H17</svg:desc>
                </draw:g>
              </table:table-cell>
              <table:table-cell office:value-type="float" office:value="0">
                <text:p>0</text:p>
                <draw:g>
                  <svg:desc>csa1_0_dev.I2:csa1_0_dev.I17</svg:desc>
                </draw:g>
              </table:table-cell>
              <table:table-cell office:value-type="float" office:value="0">
                <text:p>0</text:p>
                <draw:g>
                  <svg:desc>csa1_0_dev.J2:csa1_0_dev.J17</svg:desc>
                </draw:g>
              </table:table-cell>
              <table:table-cell office:value-type="float" office:value="0">
                <text:p>0</text:p>
                <draw:g>
                  <svg:desc>csa1_0_dev.K2:csa1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97250398302669">
                <text:p>0.59725039830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3825143880922">
                <text:p>0.63382514388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1783608859267">
                <text:p>0.991783608859267</text:p>
              </table:table-cell>
              <table:table-cell office:value-type="float" office:value="0.707923073045679">
                <text:p>0.707923073045679</text:p>
              </table:table-cell>
              <table:table-cell office:value-type="float" office:value="0">
                <text:p>0</text:p>
              </table:table-cell>
              <table:table-cell office:value-type="float" office:value="0.30815051002974">
                <text:p>0.30815051002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5684582407413">
                <text:p>1.05684582407413</text:p>
              </table:table-cell>
              <table:table-cell office:value-type="float" office:value="1.01663829127371">
                <text:p>1.01663829127371</text:p>
              </table:table-cell>
              <table:table-cell office:value-type="float" office:value="0">
                <text:p>0</text:p>
              </table:table-cell>
              <table:table-cell office:value-type="float" office:value="0.113720571873172">
                <text:p>0.113720571873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1678792525157">
                <text:p>0.0851678792525157</text:p>
              </table:table-cell>
              <table:table-cell office:value-type="float" office:value="0.432556903856188">
                <text:p>0.43255690385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626718216002">
                <text:p>1.0626718216002</text:p>
              </table:table-cell>
              <table:table-cell office:value-type="float" office:value="1.16623819703472">
                <text:p>1.16623819703472</text:p>
              </table:table-cell>
              <table:table-cell office:value-type="float" office:value="0">
                <text:p>0</text:p>
              </table:table-cell>
              <table:table-cell office:value-type="float" office:value="0.0200494885589445">
                <text:p>0.0200494885589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3523836685948">
                <text:p>0.203523836685948</text:p>
              </table:table-cell>
              <table:table-cell office:value-type="float" office:value="0.846793433328192">
                <text:p>0.846793433328192</text:p>
              </table:table-cell>
              <table:table-cell office:value-type="float" office:value="0.101001616766686">
                <text:p>0.1010016167666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8249758750705">
                <text:p>1.28249758750705</text:p>
              </table:table-cell>
              <table:table-cell office:value-type="float" office:value="1.20221726891581">
                <text:p>1.20221726891581</text:p>
              </table:table-cell>
              <table:table-cell office:value-type="float" office:value="0">
                <text:p>0</text:p>
              </table:table-cell>
              <table:table-cell office:value-type="float" office:value="0.00353482210697605">
                <text:p>0.00353482210697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934130041547">
                <text:p>0.26934130041547</text:p>
              </table:table-cell>
              <table:table-cell office:value-type="float" office:value="1.07739212842286">
                <text:p>1.07739212842286</text:p>
              </table:table-cell>
              <table:table-cell office:value-type="float" office:value="0.851769595588228">
                <text:p>0.8517695955882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5569043563725">
                <text:p>2.75569043563725</text:p>
              </table:table-cell>
              <table:table-cell office:value-type="float" office:value="0.88607314991151">
                <text:p>0.88607314991151</text:p>
              </table:table-cell>
              <table:table-cell office:value-type="float" office:value="0">
                <text:p>0</text:p>
              </table:table-cell>
              <table:table-cell office:value-type="float" office:value="0.00062320628734404">
                <text:p>0.00062320628734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6019527941266">
                <text:p>0.286019527941266</text:p>
              </table:table-cell>
              <table:table-cell office:value-type="float" office:value="1.05348693441285">
                <text:p>1.05348693441285</text:p>
              </table:table-cell>
              <table:table-cell office:value-type="float" office:value="1.4888854084559">
                <text:p>1.48888540845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32854289944843">
                <text:p>4.32854289944843</text:p>
              </table:table-cell>
              <table:table-cell office:value-type="float" office:value="0.178320795933144">
                <text:p>0.178320795933144</text:p>
              </table:table-cell>
              <table:table-cell office:value-type="float" office:value="0">
                <text:p>0</text:p>
              </table:table-cell>
              <table:table-cell office:value-type="float" office:value="1.21018387318621">
                <text:p>1.21018387318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836628880269">
                <text:p>0.447836628880269</text:p>
              </table:table-cell>
              <table:table-cell office:value-type="float" office:value="0.22348335580859">
                <text:p>0.22348335580859</text:p>
              </table:table-cell>
              <table:table-cell office:value-type="float" office:value="0.999712257136104">
                <text:p>0.9997122571361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2959139006133">
                <text:p>5.32959139006133</text:p>
              </table:table-cell>
              <table:table-cell office:value-type="float" office:value="0.035886773304671">
                <text:p>0.035886773304671</text:p>
              </table:table-cell>
              <table:table-cell office:value-type="float" office:value="0">
                <text:p>0</text:p>
              </table:table-cell>
              <table:table-cell office:value-type="float" office:value="3.36466786155885">
                <text:p>3.36466786155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59380479042">
                <text:p>0.67959380479042</text:p>
              </table:table-cell>
              <table:table-cell office:value-type="float" office:value="0.0474090458001788">
                <text:p>0.0474090458001788</text:p>
              </table:table-cell>
              <table:table-cell office:value-type="float" office:value="0.270757649087226">
                <text:p>0.2707576490872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49127584480207">
                <text:p>7.49127584480207</text:p>
              </table:table-cell>
              <table:table-cell office:value-type="float" office:value="2.36224449003741">
                <text:p>2.36224449003741</text:p>
              </table:table-cell>
              <table:table-cell office:value-type="float" office:value="0">
                <text:p>0</text:p>
              </table:table-cell>
              <table:table-cell office:value-type="float" office:value="4.39334791526888">
                <text:p>4.39334791526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9111087626118">
                <text:p>1.19111087626118</text:p>
              </table:table-cell>
              <table:table-cell office:value-type="float" office:value="0.0100572036586407">
                <text:p>0.0100572036586407</text:p>
              </table:table-cell>
              <table:table-cell office:value-type="float" office:value="0.0733308049550709">
                <text:p>0.07333080495507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856867768603">
                <text:p>10.7856867768603</text:p>
              </table:table-cell>
              <table:table-cell office:value-type="float" office:value="6.12825955856118">
                <text:p>6.12825955856118</text:p>
              </table:table-cell>
              <table:table-cell office:value-type="float" office:value="0">
                <text:p>0</text:p>
              </table:table-cell>
              <table:table-cell office:value-type="float" office:value="4.50291380916391">
                <text:p>4.50291380916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7333337027704">
                <text:p>2.37333337027704</text:p>
              </table:table-cell>
              <table:table-cell office:value-type="float" office:value="0.00738309561891019">
                <text:p>0.00738309561891019</text:p>
              </table:table-cell>
              <table:table-cell office:value-type="float" office:value="0.0198605910986703">
                <text:p>0.01986059109867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.256591866346">
                <text:p>14.256591866346</text:p>
              </table:table-cell>
              <table:table-cell office:value-type="float" office:value="9.04318918782778">
                <text:p>9.04318918782778</text:p>
              </table:table-cell>
              <table:table-cell office:value-type="float" office:value="0">
                <text:p>0</text:p>
              </table:table-cell>
              <table:table-cell office:value-type="float" office:value="4.38403009404536">
                <text:p>4.38403009404536</text:p>
              </table:table-cell>
              <table:table-cell office:value-type="float" office:value="0.138208425039641">
                <text:p>0.138208425039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533910246571">
                <text:p>3.96533910246571</text:p>
              </table:table-cell>
              <table:table-cell office:value-type="float" office:value="3.3736060339963">
                <text:p>3.3736060339963</text:p>
              </table:table-cell>
              <table:table-cell office:value-type="float" office:value="0.00537895471119202">
                <text:p>0.005378954711192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0703570780151">
                <text:p>18.0703570780151</text:p>
              </table:table-cell>
              <table:table-cell office:value-type="float" office:value="10.8661952649546">
                <text:p>10.8661952649546</text:p>
              </table:table-cell>
              <table:table-cell office:value-type="float" office:value="0">
                <text:p>0</text:p>
              </table:table-cell>
              <table:table-cell office:value-type="float" office:value="3.8433566240424">
                <text:p>3.8433566240424</text:p>
              </table:table-cell>
              <table:table-cell office:value-type="float" office:value="0.143102071021703">
                <text:p>0.14310207102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816700876249">
                <text:p>5.7816700876249</text:p>
              </table:table-cell>
              <table:table-cell office:value-type="float" office:value="6.14509817602094">
                <text:p>6.14509817602094</text:p>
              </table:table-cell>
              <table:table-cell office:value-type="float" office:value="0.00145681231949798">
                <text:p>0.001456812319497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.5135899977272">
                <text:p>20.5135899977272</text:p>
              </table:table-cell>
              <table:table-cell office:value-type="float" office:value="9.57528597690838">
                <text:p>9.57528597690838</text:p>
              </table:table-cell>
              <table:table-cell office:value-type="float" office:value="0">
                <text:p>0</text:p>
              </table:table-cell>
              <table:table-cell office:value-type="float" office:value="4.56724889050928">
                <text:p>4.56724889050928</text:p>
              </table:table-cell>
              <table:table-cell office:value-type="float" office:value="0.109411762681035">
                <text:p>0.10941176268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9912230108866">
                <text:p>7.19912230108866</text:p>
              </table:table-cell>
              <table:table-cell office:value-type="float" office:value="7.48937072256762">
                <text:p>7.48937072256762</text:p>
              </table:table-cell>
              <table:table-cell office:value-type="float" office:value="0.000394556609637409">
                <text:p>0.0003945566096374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1931465557625">
                <text:p>22.1931465557625</text:p>
              </table:table-cell>
              <table:table-cell office:value-type="float" office:value="6.4017912017401">
                <text:p>6.4017912017401</text:p>
              </table:table-cell>
              <table:table-cell office:value-type="float" office:value="0">
                <text:p>0</text:p>
              </table:table-cell>
              <table:table-cell office:value-type="float" office:value="7.00067435054303">
                <text:p>7.00067435054303</text:p>
              </table:table-cell>
              <table:table-cell office:value-type="float" office:value="0.0314831749548406">
                <text:p>0.0314831749548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3570465389484">
                <text:p>7.53570465389484</text:p>
              </table:table-cell>
              <table:table-cell office:value-type="float" office:value="5.32086133646108">
                <text:p>5.32086133646108</text:p>
              </table:table-cell>
              <table:table-cell office:value-type="float" office:value="0.970767147292829">
                <text:p>0.9707671472928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8919551419442">
                <text:p>25.8919551419442</text:p>
              </table:table-cell>
              <table:table-cell office:value-type="float" office:value="3.5032291921844">
                <text:p>3.5032291921844</text:p>
              </table:table-cell>
              <table:table-cell office:value-type="float" office:value="0">
                <text:p>0</text:p>
              </table:table-cell>
              <table:table-cell office:value-type="float" office:value="11.649428875675">
                <text:p>11.649428875675</text:p>
              </table:table-cell>
              <table:table-cell office:value-type="float" office:value="0.0236757182922638">
                <text:p>0.023675718292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9944523693311">
                <text:p>6.9944523693311</text:p>
              </table:table-cell>
              <table:table-cell office:value-type="float" office:value="1.128750541104">
                <text:p>1.128750541104</text:p>
              </table:table-cell>
              <table:table-cell office:value-type="float" office:value="0.262918283471976">
                <text:p>0.262918283471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886cm" svg:height="9cm" xlink:href=".." xlink:type="simple" chart:class="chart:line" chart:style-name="ch1">
        <chart:legend chart:legend-position="end" svg:x="12.431cm" svg:y="1.96cm" style:legend-expansion="high" chart:style-name="ch2"/>
        <chart:plot-area chart:style-name="ch3" table:cell-range-address="csa2_0_dev.A1:csa2_0_dev.K17" chart:data-source-has-labels="both" svg:x="0.297cm" svg:y="0.18cm" svg:width="11.837cm" svg:height="8.64cm">
          <chartooo:coordinate-region svg:x="2.03cm" svg:y="0.379cm" svg:width="9.918cm" svg:height="7.794cm"/>
          <chart:axis chart:dimension="x" chart:name="primary-x" chart:style-name="ch4" chartooo:axis-type="auto">
            <chartooo:date-scale/>
            <chart:categories table:cell-range-address="csa2_0_dev.A2:csa2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2_0_dev.B2:csa2_0_dev.B17" chart:label-cell-address="csa2_0_dev.B1:csa2_0_dev.B1" chart:class="chart:line">
            <chart:data-point chart:repeated="16"/>
          </chart:series>
          <chart:series chart:style-name="ch8" chart:values-cell-range-address="csa2_0_dev.C2:csa2_0_dev.C17" chart:label-cell-address="csa2_0_dev.C1:csa2_0_dev.C1" chart:class="chart:line">
            <chart:data-point chart:repeated="16"/>
          </chart:series>
          <chart:series chart:style-name="ch9" chart:values-cell-range-address="csa2_0_dev.D2:csa2_0_dev.D17" chart:label-cell-address="csa2_0_dev.D1:csa2_0_dev.D1" chart:class="chart:line">
            <chart:data-point chart:repeated="16"/>
          </chart:series>
          <chart:series chart:style-name="ch10" chart:values-cell-range-address="csa2_0_dev.E2:csa2_0_dev.E17" chart:label-cell-address="csa2_0_dev.E1:csa2_0_dev.E1" chart:class="chart:line">
            <chart:data-point chart:repeated="16"/>
          </chart:series>
          <chart:series chart:style-name="ch11" chart:values-cell-range-address="csa2_0_dev.F2:csa2_0_dev.F17" chart:label-cell-address="csa2_0_dev.F1:csa2_0_dev.F1" chart:class="chart:line">
            <chart:data-point chart:repeated="16"/>
          </chart:series>
          <chart:series chart:style-name="ch12" chart:values-cell-range-address="csa2_0_dev.G2:csa2_0_dev.G17" chart:label-cell-address="csa2_0_dev.G1:csa2_0_dev.G1" chart:class="chart:line">
            <chart:data-point chart:repeated="16"/>
          </chart:series>
          <chart:series chart:style-name="ch13" chart:values-cell-range-address="csa2_0_dev.H2:csa2_0_dev.H17" chart:label-cell-address="csa2_0_dev.H1:csa2_0_dev.H1" chart:class="chart:line">
            <chart:data-point chart:repeated="16"/>
          </chart:series>
          <chart:series chart:style-name="ch14" chart:values-cell-range-address="csa2_0_dev.I2:csa2_0_dev.I17" chart:label-cell-address="csa2_0_dev.I1:csa2_0_dev.I1" chart:class="chart:line">
            <chart:data-point chart:repeated="16"/>
          </chart:series>
          <chart:series chart:style-name="ch15" chart:values-cell-range-address="csa2_0_dev.J2:csa2_0_dev.J17" chart:label-cell-address="csa2_0_dev.J1:csa2_0_dev.J1" chart:class="chart:line">
            <chart:data-point chart:repeated="16"/>
          </chart:series>
          <chart:series chart:style-name="ch16" chart:values-cell-range-address="csa2_0_dev.K2:csa2_0_dev.K17" chart:label-cell-address="csa2_0_dev.K1:csa2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2_0_dev.B1:csa2_0_dev.B1</svg:desc>
                </draw:g>
              </table:table-cell>
              <table:table-cell office:value-type="string">
                <text:p>gene2</text:p>
                <draw:g>
                  <svg:desc>csa2_0_dev.C1:csa2_0_dev.C1</svg:desc>
                </draw:g>
              </table:table-cell>
              <table:table-cell office:value-type="string">
                <text:p>gene3</text:p>
                <draw:g>
                  <svg:desc>csa2_0_dev.D1:csa2_0_dev.D1</svg:desc>
                </draw:g>
              </table:table-cell>
              <table:table-cell office:value-type="string">
                <text:p>gene4</text:p>
                <draw:g>
                  <svg:desc>csa2_0_dev.E1:csa2_0_dev.E1</svg:desc>
                </draw:g>
              </table:table-cell>
              <table:table-cell office:value-type="string">
                <text:p>gene5</text:p>
                <draw:g>
                  <svg:desc>csa2_0_dev.F1:csa2_0_dev.F1</svg:desc>
                </draw:g>
              </table:table-cell>
              <table:table-cell office:value-type="string">
                <text:p>gene6</text:p>
                <draw:g>
                  <svg:desc>csa2_0_dev.G1:csa2_0_dev.G1</svg:desc>
                </draw:g>
              </table:table-cell>
              <table:table-cell office:value-type="string">
                <text:p>gene7</text:p>
                <draw:g>
                  <svg:desc>csa2_0_dev.H1:csa2_0_dev.H1</svg:desc>
                </draw:g>
              </table:table-cell>
              <table:table-cell office:value-type="string">
                <text:p>gene8</text:p>
                <draw:g>
                  <svg:desc>csa2_0_dev.I1:csa2_0_dev.I1</svg:desc>
                </draw:g>
              </table:table-cell>
              <table:table-cell office:value-type="string">
                <text:p>gene9</text:p>
                <draw:g>
                  <svg:desc>csa2_0_dev.J1:csa2_0_dev.J1</svg:desc>
                </draw:g>
              </table:table-cell>
              <table:table-cell office:value-type="string">
                <text:p>gene10</text:p>
                <draw:g>
                  <svg:desc>csa2_0_dev.K1:csa2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2_0_dev.A2:csa2_0_dev.A17</svg:desc>
                </draw:g>
              </table:table-cell>
              <table:table-cell office:value-type="float" office:value="1">
                <text:p>1</text:p>
                <draw:g>
                  <svg:desc>csa2_0_dev.B2:csa2_0_dev.B17</svg:desc>
                </draw:g>
              </table:table-cell>
              <table:table-cell office:value-type="float" office:value="0">
                <text:p>0</text:p>
                <draw:g>
                  <svg:desc>csa2_0_dev.C2:csa2_0_dev.C17</svg:desc>
                </draw:g>
              </table:table-cell>
              <table:table-cell office:value-type="float" office:value="0">
                <text:p>0</text:p>
                <draw:g>
                  <svg:desc>csa2_0_dev.D2:csa2_0_dev.D17</svg:desc>
                </draw:g>
              </table:table-cell>
              <table:table-cell office:value-type="float" office:value="0">
                <text:p>0</text:p>
                <draw:g>
                  <svg:desc>csa2_0_dev.E2:csa2_0_dev.E17</svg:desc>
                </draw:g>
              </table:table-cell>
              <table:table-cell office:value-type="float" office:value="0">
                <text:p>0</text:p>
                <draw:g>
                  <svg:desc>csa2_0_dev.F2:csa2_0_dev.F17</svg:desc>
                </draw:g>
              </table:table-cell>
              <table:table-cell office:value-type="float" office:value="0">
                <text:p>0</text:p>
                <draw:g>
                  <svg:desc>csa2_0_dev.G2:csa2_0_dev.G17</svg:desc>
                </draw:g>
              </table:table-cell>
              <table:table-cell office:value-type="float" office:value="0">
                <text:p>0</text:p>
                <draw:g>
                  <svg:desc>csa2_0_dev.H2:csa2_0_dev.H17</svg:desc>
                </draw:g>
              </table:table-cell>
              <table:table-cell office:value-type="float" office:value="0">
                <text:p>0</text:p>
                <draw:g>
                  <svg:desc>csa2_0_dev.I2:csa2_0_dev.I17</svg:desc>
                </draw:g>
              </table:table-cell>
              <table:table-cell office:value-type="float" office:value="0">
                <text:p>0</text:p>
                <draw:g>
                  <svg:desc>csa2_0_dev.J2:csa2_0_dev.J17</svg:desc>
                </draw:g>
              </table:table-cell>
              <table:table-cell office:value-type="float" office:value="0">
                <text:p>0</text:p>
                <draw:g>
                  <svg:desc>csa2_0_dev.K2:csa2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39864042856">
                <text:p>0.639864042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562268394776">
                <text:p>0.84562268394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2271495870958">
                <text:p>1.52271495870958</text:p>
              </table:table-cell>
              <table:table-cell office:value-type="float" office:value="0.857926576682788">
                <text:p>0.857926576682788</text:p>
              </table:table-cell>
              <table:table-cell office:value-type="float" office:value="0">
                <text:p>0</text:p>
              </table:table-cell>
              <table:table-cell office:value-type="float" office:value="0.476806475522874">
                <text:p>0.476806475522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7848522869098">
                <text:p>1.87848522869098</text:p>
              </table:table-cell>
              <table:table-cell office:value-type="float" office:value="1.01272340697599">
                <text:p>1.01272340697599</text:p>
              </table:table-cell>
              <table:table-cell office:value-type="float" office:value="0">
                <text:p>0</text:p>
              </table:table-cell>
              <table:table-cell office:value-type="float" office:value="0.981568489389397">
                <text:p>0.981568489389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0671398225389">
                <text:p>0.190671398225389</text:p>
              </table:table-cell>
              <table:table-cell office:value-type="float" office:value="0.610394599823742">
                <text:p>0.610394599823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2811972696386">
                <text:p>3.02811972696386</text:p>
              </table:table-cell>
              <table:table-cell office:value-type="float" office:value="1.92431194773698">
                <text:p>1.92431194773698</text:p>
              </table:table-cell>
              <table:table-cell office:value-type="float" office:value="0">
                <text:p>0</text:p>
              </table:table-cell>
              <table:table-cell office:value-type="float" office:value="1.13096486962282">
                <text:p>1.1309648696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0543711376536">
                <text:p>0.360543711376536</text:p>
              </table:table-cell>
              <table:table-cell office:value-type="float" office:value="0.731283634563355">
                <text:p>0.73128363456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5523612090474">
                <text:p>4.35523612090474</text:p>
              </table:table-cell>
              <table:table-cell office:value-type="float" office:value="2.67889988771648">
                <text:p>2.67889988771648</text:p>
              </table:table-cell>
              <table:table-cell office:value-type="float" office:value="0">
                <text:p>0</text:p>
              </table:table-cell>
              <table:table-cell office:value-type="float" office:value="1.82100826383136">
                <text:p>1.82100826383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1015092843115">
                <text:p>0.741015092843115</text:p>
              </table:table-cell>
              <table:table-cell office:value-type="float" office:value="1.62255668774064">
                <text:p>1.622556687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65731004122397">
                <text:p>6.65731004122397</text:p>
              </table:table-cell>
              <table:table-cell office:value-type="float" office:value="4.07820460607769">
                <text:p>4.07820460607769</text:p>
              </table:table-cell>
              <table:table-cell office:value-type="float" office:value="0">
                <text:p>0</text:p>
              </table:table-cell>
              <table:table-cell office:value-type="float" office:value="2.58928536023556">
                <text:p>2.58928536023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863539818443">
                <text:p>1.20863539818443</text:p>
              </table:table-cell>
              <table:table-cell office:value-type="float" office:value="2.29207093295908">
                <text:p>2.29207093295908</text:p>
              </table:table-cell>
              <table:table-cell office:value-type="float" office:value="0.100723913871799">
                <text:p>0.1007239138717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0515000188766">
                <text:p>10.0515000188766</text:p>
              </table:table-cell>
              <table:table-cell office:value-type="float" office:value="5.72809388790202">
                <text:p>5.72809388790202</text:p>
              </table:table-cell>
              <table:table-cell office:value-type="float" office:value="0">
                <text:p>0</text:p>
              </table:table-cell>
              <table:table-cell office:value-type="float" office:value="4.07353326081185">
                <text:p>4.0735332608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395503804144">
                <text:p>1.98395503804144</text:p>
              </table:table-cell>
              <table:table-cell office:value-type="float" office:value="3.50592843020138">
                <text:p>3.50592843020138</text:p>
              </table:table-cell>
              <table:table-cell office:value-type="float" office:value="0.0216401773107734">
                <text:p>0.02164017731077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0108715611591">
                <text:p>15.0108715611591</text:p>
              </table:table-cell>
              <table:table-cell office:value-type="float" office:value="8.05467506366421">
                <text:p>8.05467506366421</text:p>
              </table:table-cell>
              <table:table-cell office:value-type="float" office:value="0">
                <text:p>0</text:p>
              </table:table-cell>
              <table:table-cell office:value-type="float" office:value="6.33486588402742">
                <text:p>6.33486588402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5529923748668">
                <text:p>3.15529923748668</text:p>
              </table:table-cell>
              <table:table-cell office:value-type="float" office:value="4.75633206658621">
                <text:p>4.75633206658621</text:p>
              </table:table-cell>
              <table:table-cell office:value-type="float" office:value="0.0046493156991274">
                <text:p>0.004649315699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.416541919854">
                <text:p>22.416541919854</text:p>
              </table:table-cell>
              <table:table-cell office:value-type="float" office:value="11.148379971397">
                <text:p>11.148379971397</text:p>
              </table:table-cell>
              <table:table-cell office:value-type="float" office:value="0">
                <text:p>0</text:p>
              </table:table-cell>
              <table:table-cell office:value-type="float" office:value="9.77010715288469">
                <text:p>9.77010715288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9043369314463">
                <text:p>4.89043369314463</text:p>
              </table:table-cell>
              <table:table-cell office:value-type="float" office:value="6.37612272680251">
                <text:p>6.37612272680251</text:p>
              </table:table-cell>
              <table:table-cell office:value-type="float" office:value="0.000998889064526798">
                <text:p>0.000998889064526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3429504013678">
                <text:p>33.3429504013678</text:p>
              </table:table-cell>
              <table:table-cell office:value-type="float" office:value="15.1182582772855">
                <text:p>15.1182582772855</text:p>
              </table:table-cell>
              <table:table-cell office:value-type="float" office:value="0">
                <text:p>0</text:p>
              </table:table-cell>
              <table:table-cell office:value-type="float" office:value="15.1002348050198">
                <text:p>15.100234805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5561257883417">
                <text:p>7.45561257883417</text:p>
              </table:table-cell>
              <table:table-cell office:value-type="float" office:value="8.2574994387654">
                <text:p>8.2574994387654</text:p>
              </table:table-cell>
              <table:table-cell office:value-type="float" office:value="0.000214607789145936">
                <text:p>0.0002146077891459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9.4397319170233">
                <text:p>49.4397319170233</text:p>
              </table:table-cell>
              <table:table-cell office:value-type="float" office:value="20.142920999145">
                <text:p>20.142920999145</text:p>
              </table:table-cell>
              <table:table-cell office:value-type="float" office:value="0">
                <text:p>0</text:p>
              </table:table-cell>
              <table:table-cell office:value-type="float" office:value="23.2842239401093">
                <text:p>23.284223940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2478974775812">
                <text:p>11.2478974775812</text:p>
              </table:table-cell>
              <table:table-cell office:value-type="float" office:value="10.151378312232">
                <text:p>10.151378312232</text:p>
              </table:table-cell>
              <table:table-cell office:value-type="float" office:value="0.0000461077258703646">
                <text:p>0.0000461077258703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3.0285820265037">
                <text:p>73.0285820265037</text:p>
              </table:table-cell>
              <table:table-cell office:value-type="float" office:value="26.2410942604069">
                <text:p>26.2410942604069</text:p>
              </table:table-cell>
              <table:table-cell office:value-type="float" office:value="0">
                <text:p>0</text:p>
              </table:table-cell>
              <table:table-cell office:value-type="float" office:value="35.8108751813471">
                <text:p>35.8108751813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8453091370659">
                <text:p>16.8453091370659</text:p>
              </table:table-cell>
              <table:table-cell office:value-type="float" office:value="11.6994453344218">
                <text:p>11.6994453344218</text:p>
              </table:table-cell>
              <table:table-cell office:value-type="float" office:value="0.00000990608212962407">
                <text:p>0.000009906082129624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.463130226969">
                <text:p>107.463130226969</text:p>
              </table:table-cell>
              <table:table-cell office:value-type="float" office:value="33.2538107855438">
                <text:p>33.2538107855438</text:p>
              </table:table-cell>
              <table:table-cell office:value-type="float" office:value="0">
                <text:p>0</text:p>
              </table:table-cell>
              <table:table-cell office:value-type="float" office:value="54.8677359048717">
                <text:p>54.8677359048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0619578435137">
                <text:p>25.0619578435137</text:p>
              </table:table-cell>
              <table:table-cell office:value-type="float" office:value="12.0739374933003">
                <text:p>12.0739374933003</text:p>
              </table:table-cell>
              <table:table-cell office:value-type="float" office:value="0.0000021282867742113">
                <text:p>0.00000212828677421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7.480426466749">
                <text:p>157.480426466749</text:p>
              </table:table-cell>
              <table:table-cell office:value-type="float" office:value="40.5647902522787">
                <text:p>40.5647902522787</text:p>
              </table:table-cell>
              <table:table-cell office:value-type="float" office:value="0">
                <text:p>0</text:p>
              </table:table-cell>
              <table:table-cell office:value-type="float" office:value="83.7419875967949">
                <text:p>83.7419875967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0752616061225">
                <text:p>37.0752616061225</text:p>
              </table:table-cell>
              <table:table-cell office:value-type="float" office:value="9.78887127006842">
                <text:p>9.78887127006842</text:p>
              </table:table-cell>
              <table:table-cell office:value-type="float" office:value="0.000000457254899970696">
                <text:p>0.0000004572548999706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9.791505544934">
                <text:p>229.791505544934</text:p>
              </table:table-cell>
              <table:table-cell office:value-type="float" office:value="46.7755755017454">
                <text:p>46.7755755017454</text:p>
              </table:table-cell>
              <table:table-cell office:value-type="float" office:value="0">
                <text:p>0</text:p>
              </table:table-cell>
              <table:table-cell office:value-type="float" office:value="127.28115246576">
                <text:p>127.28115246576</text:p>
              </table:table-cell>
              <table:table-cell office:value-type="float" office:value="0.000000226033873285125">
                <text:p>0.000000226033873285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5556656742981">
                <text:p>54.5556656742981</text:p>
              </table:table-cell>
              <table:table-cell office:value-type="float" office:value="2.18976540964085">
                <text:p>2.18976540964085</text:p>
              </table:table-cell>
              <table:table-cell office:value-type="float" office:value="0.0000000982396010164997">
                <text:p>0.000000098239601016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48cm" svg:height="9cm" xlink:href=".." xlink:type="simple" chart:class="chart:line" chart:style-name="ch1">
        <chart:legend chart:legend-position="end" svg:x="12.293cm" svg:y="1.96cm" style:legend-expansion="high" chart:style-name="ch2"/>
        <chart:plot-area chart:style-name="ch3" table:cell-range-address="csa3_0_dev.A1:csa3_0_dev.K17" chart:data-source-has-labels="both" svg:x="0.294cm" svg:y="0.18cm" svg:width="11.705cm" svg:height="8.64cm">
          <chartooo:coordinate-region svg:x="2.027cm" svg:y="0.379cm" svg:width="9.785cm" svg:height="7.794cm"/>
          <chart:axis chart:dimension="x" chart:name="primary-x" chart:style-name="ch4" chartooo:axis-type="auto">
            <chartooo:date-scale/>
            <chart:categories table:cell-range-address="csa3_0_dev.A2:csa3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3_0_dev.B2:csa3_0_dev.B17" chart:label-cell-address="csa3_0_dev.B1:csa3_0_dev.B1" chart:class="chart:line">
            <chart:data-point chart:repeated="16"/>
          </chart:series>
          <chart:series chart:style-name="ch8" chart:values-cell-range-address="csa3_0_dev.C2:csa3_0_dev.C17" chart:label-cell-address="csa3_0_dev.C1:csa3_0_dev.C1" chart:class="chart:line">
            <chart:data-point chart:repeated="16"/>
          </chart:series>
          <chart:series chart:style-name="ch9" chart:values-cell-range-address="csa3_0_dev.D2:csa3_0_dev.D17" chart:label-cell-address="csa3_0_dev.D1:csa3_0_dev.D1" chart:class="chart:line">
            <chart:data-point chart:repeated="16"/>
          </chart:series>
          <chart:series chart:style-name="ch10" chart:values-cell-range-address="csa3_0_dev.E2:csa3_0_dev.E17" chart:label-cell-address="csa3_0_dev.E1:csa3_0_dev.E1" chart:class="chart:line">
            <chart:data-point chart:repeated="16"/>
          </chart:series>
          <chart:series chart:style-name="ch11" chart:values-cell-range-address="csa3_0_dev.F2:csa3_0_dev.F17" chart:label-cell-address="csa3_0_dev.F1:csa3_0_dev.F1" chart:class="chart:line">
            <chart:data-point chart:repeated="16"/>
          </chart:series>
          <chart:series chart:style-name="ch12" chart:values-cell-range-address="csa3_0_dev.G2:csa3_0_dev.G17" chart:label-cell-address="csa3_0_dev.G1:csa3_0_dev.G1" chart:class="chart:line">
            <chart:data-point chart:repeated="16"/>
          </chart:series>
          <chart:series chart:style-name="ch13" chart:values-cell-range-address="csa3_0_dev.H2:csa3_0_dev.H17" chart:label-cell-address="csa3_0_dev.H1:csa3_0_dev.H1" chart:class="chart:line">
            <chart:data-point chart:repeated="16"/>
          </chart:series>
          <chart:series chart:style-name="ch14" chart:values-cell-range-address="csa3_0_dev.I2:csa3_0_dev.I17" chart:label-cell-address="csa3_0_dev.I1:csa3_0_dev.I1" chart:class="chart:line">
            <chart:data-point chart:repeated="16"/>
          </chart:series>
          <chart:series chart:style-name="ch15" chart:values-cell-range-address="csa3_0_dev.J2:csa3_0_dev.J17" chart:label-cell-address="csa3_0_dev.J1:csa3_0_dev.J1" chart:class="chart:line">
            <chart:data-point chart:repeated="16"/>
          </chart:series>
          <chart:series chart:style-name="ch16" chart:values-cell-range-address="csa3_0_dev.K2:csa3_0_dev.K17" chart:label-cell-address="csa3_0_dev.K1:csa3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3_0_dev.B1:csa3_0_dev.B1</svg:desc>
                </draw:g>
              </table:table-cell>
              <table:table-cell office:value-type="string">
                <text:p>gene2</text:p>
                <draw:g>
                  <svg:desc>csa3_0_dev.C1:csa3_0_dev.C1</svg:desc>
                </draw:g>
              </table:table-cell>
              <table:table-cell office:value-type="string">
                <text:p>gene3</text:p>
                <draw:g>
                  <svg:desc>csa3_0_dev.D1:csa3_0_dev.D1</svg:desc>
                </draw:g>
              </table:table-cell>
              <table:table-cell office:value-type="string">
                <text:p>gene4</text:p>
                <draw:g>
                  <svg:desc>csa3_0_dev.E1:csa3_0_dev.E1</svg:desc>
                </draw:g>
              </table:table-cell>
              <table:table-cell office:value-type="string">
                <text:p>gene5</text:p>
                <draw:g>
                  <svg:desc>csa3_0_dev.F1:csa3_0_dev.F1</svg:desc>
                </draw:g>
              </table:table-cell>
              <table:table-cell office:value-type="string">
                <text:p>gene6</text:p>
                <draw:g>
                  <svg:desc>csa3_0_dev.G1:csa3_0_dev.G1</svg:desc>
                </draw:g>
              </table:table-cell>
              <table:table-cell office:value-type="string">
                <text:p>gene7</text:p>
                <draw:g>
                  <svg:desc>csa3_0_dev.H1:csa3_0_dev.H1</svg:desc>
                </draw:g>
              </table:table-cell>
              <table:table-cell office:value-type="string">
                <text:p>gene8</text:p>
                <draw:g>
                  <svg:desc>csa3_0_dev.I1:csa3_0_dev.I1</svg:desc>
                </draw:g>
              </table:table-cell>
              <table:table-cell office:value-type="string">
                <text:p>gene9</text:p>
                <draw:g>
                  <svg:desc>csa3_0_dev.J1:csa3_0_dev.J1</svg:desc>
                </draw:g>
              </table:table-cell>
              <table:table-cell office:value-type="string">
                <text:p>gene10</text:p>
                <draw:g>
                  <svg:desc>csa3_0_dev.K1:csa3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3_0_dev.A2:csa3_0_dev.A17</svg:desc>
                </draw:g>
              </table:table-cell>
              <table:table-cell office:value-type="float" office:value="1">
                <text:p>1</text:p>
                <draw:g>
                  <svg:desc>csa3_0_dev.B2:csa3_0_dev.B17</svg:desc>
                </draw:g>
              </table:table-cell>
              <table:table-cell office:value-type="float" office:value="0">
                <text:p>0</text:p>
                <draw:g>
                  <svg:desc>csa3_0_dev.C2:csa3_0_dev.C17</svg:desc>
                </draw:g>
              </table:table-cell>
              <table:table-cell office:value-type="float" office:value="0">
                <text:p>0</text:p>
                <draw:g>
                  <svg:desc>csa3_0_dev.D2:csa3_0_dev.D17</svg:desc>
                </draw:g>
              </table:table-cell>
              <table:table-cell office:value-type="float" office:value="0">
                <text:p>0</text:p>
                <draw:g>
                  <svg:desc>csa3_0_dev.E2:csa3_0_dev.E17</svg:desc>
                </draw:g>
              </table:table-cell>
              <table:table-cell office:value-type="float" office:value="0">
                <text:p>0</text:p>
                <draw:g>
                  <svg:desc>csa3_0_dev.F2:csa3_0_dev.F17</svg:desc>
                </draw:g>
              </table:table-cell>
              <table:table-cell office:value-type="float" office:value="0">
                <text:p>0</text:p>
                <draw:g>
                  <svg:desc>csa3_0_dev.G2:csa3_0_dev.G17</svg:desc>
                </draw:g>
              </table:table-cell>
              <table:table-cell office:value-type="float" office:value="0">
                <text:p>0</text:p>
                <draw:g>
                  <svg:desc>csa3_0_dev.H2:csa3_0_dev.H17</svg:desc>
                </draw:g>
              </table:table-cell>
              <table:table-cell office:value-type="float" office:value="0">
                <text:p>0</text:p>
                <draw:g>
                  <svg:desc>csa3_0_dev.I2:csa3_0_dev.I17</svg:desc>
                </draw:g>
              </table:table-cell>
              <table:table-cell office:value-type="float" office:value="0">
                <text:p>0</text:p>
                <draw:g>
                  <svg:desc>csa3_0_dev.J2:csa3_0_dev.J17</svg:desc>
                </draw:g>
              </table:table-cell>
              <table:table-cell office:value-type="float" office:value="0">
                <text:p>0</text:p>
                <draw:g>
                  <svg:desc>csa3_0_dev.K2:csa3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97250398302669">
                <text:p>0.59725039830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0082195690575">
                <text:p>0.63008219569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3440965779619">
                <text:p>0.973440965779619</text:p>
              </table:table-cell>
              <table:table-cell office:value-type="float" office:value="0.702062590418966">
                <text:p>0.702062590418966</text:p>
              </table:table-cell>
              <table:table-cell office:value-type="float" office:value="0">
                <text:p>0</text:p>
              </table:table-cell>
              <table:table-cell office:value-type="float" office:value="0.303923249348327">
                <text:p>0.303923249348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2744349524242">
                <text:p>1.02744349524242</text:p>
              </table:table-cell>
              <table:table-cell office:value-type="float" office:value="1.00955316283305">
                <text:p>1.00955316283305</text:p>
              </table:table-cell>
              <table:table-cell office:value-type="float" office:value="0">
                <text:p>0</text:p>
              </table:table-cell>
              <table:table-cell office:value-type="float" office:value="0.0980507109284359">
                <text:p>0.098050710928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2011062965731">
                <text:p>0.0792011062965731</text:p>
              </table:table-cell>
              <table:table-cell office:value-type="float" office:value="0.422816057578913">
                <text:p>0.422816057578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937949721972">
                <text:p>1.00937949721972</text:p>
              </table:table-cell>
              <table:table-cell office:value-type="float" office:value="1.14455721360506">
                <text:p>1.14455721360506</text:p>
              </table:table-cell>
              <table:table-cell office:value-type="float" office:value="0">
                <text:p>0</text:p>
              </table:table-cell>
              <table:table-cell office:value-type="float" office:value="0.0172338954378801">
                <text:p>0.0172338954378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2367858364492">
                <text:p>0.192367858364492</text:p>
              </table:table-cell>
              <table:table-cell office:value-type="float" office:value="0.838364958427605">
                <text:p>0.838364958427605</text:p>
              </table:table-cell>
              <table:table-cell office:value-type="float" office:value="0.101557563447546">
                <text:p>0.101557563447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331937713402">
                <text:p>1.23331937713402</text:p>
              </table:table-cell>
              <table:table-cell office:value-type="float" office:value="1.19616680006026">
                <text:p>1.19616680006026</text:p>
              </table:table-cell>
              <table:table-cell office:value-type="float" office:value="0">
                <text:p>0</text:p>
              </table:table-cell>
              <table:table-cell office:value-type="float" office:value="0.00302911778151776">
                <text:p>0.0030291177815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647236940788">
                <text:p>0.251647236940788</text:p>
              </table:table-cell>
              <table:table-cell office:value-type="float" office:value="1.05902279633076">
                <text:p>1.05902279633076</text:p>
              </table:table-cell>
              <table:table-cell office:value-type="float" office:value="0.873431763727516">
                <text:p>0.8734317637275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6799704719491">
                <text:p>2.76799704719491</text:p>
              </table:table-cell>
              <table:table-cell office:value-type="float" office:value="0.884795802569271">
                <text:p>0.884795802569271</text:p>
              </table:table-cell>
              <table:table-cell office:value-type="float" office:value="0">
                <text:p>0</text:p>
              </table:table-cell>
              <table:table-cell office:value-type="float" office:value="0.00053241326474218">
                <text:p>0.00053241326474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8849453126117">
                <text:p>0.268849453126117</text:p>
              </table:table-cell>
              <table:table-cell office:value-type="float" office:value="1.05705038384921">
                <text:p>1.05705038384921</text:p>
              </table:table-cell>
              <table:table-cell office:value-type="float" office:value="1.53916200364583">
                <text:p>1.539162003645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3683082406449">
                <text:p>4.43683082406449</text:p>
              </table:table-cell>
              <table:table-cell office:value-type="float" office:value="0.178162956042254">
                <text:p>0.178162956042254</text:p>
              </table:table-cell>
              <table:table-cell office:value-type="float" office:value="0">
                <text:p>0</text:p>
              </table:table-cell>
              <table:table-cell office:value-type="float" office:value="1.27338264056182">
                <text:p>1.27338264056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3366080576766">
                <text:p>0.443366080576766</text:p>
              </table:table-cell>
              <table:table-cell office:value-type="float" office:value="0.224239294598411">
                <text:p>0.224239294598411</text:p>
              </table:table-cell>
              <table:table-cell office:value-type="float" office:value="1.10198939078221">
                <text:p>1.10198939078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65339456935609">
                <text:p>5.65339456935609</text:p>
              </table:table-cell>
              <table:table-cell office:value-type="float" office:value="0.0358749881199048">
                <text:p>0.0358749881199048</text:p>
              </table:table-cell>
              <table:table-cell office:value-type="float" office:value="0">
                <text:p>0</text:p>
              </table:table-cell>
              <table:table-cell office:value-type="float" office:value="3.50054391239709">
                <text:p>3.50054391239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0191814313659">
                <text:p>0.700191814313659</text:p>
              </table:table-cell>
              <table:table-cell office:value-type="float" office:value="0.0475694082422904">
                <text:p>0.0475694082422904</text:p>
              </table:table-cell>
              <table:table-cell office:value-type="float" office:value="0.298622692053059">
                <text:p>0.2986226920530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86189625097834">
                <text:p>7.86189625097834</text:p>
              </table:table-cell>
              <table:table-cell office:value-type="float" office:value="2.40759377668051">
                <text:p>2.40759377668051</text:p>
              </table:table-cell>
              <table:table-cell office:value-type="float" office:value="0">
                <text:p>0</text:p>
              </table:table-cell>
              <table:table-cell office:value-type="float" office:value="4.6828518001834">
                <text:p>4.682851800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327764767868">
                <text:p>1.27327764767868</text:p>
              </table:table-cell>
              <table:table-cell office:value-type="float" office:value="0.0100912224352748">
                <text:p>0.0100912224352748</text:p>
              </table:table-cell>
              <table:table-cell office:value-type="float" office:value="0.0809222964893681">
                <text:p>0.08092229648936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830454188274">
                <text:p>11.3830454188274</text:p>
              </table:table-cell>
              <table:table-cell office:value-type="float" office:value="6.43508595037975">
                <text:p>6.43508595037975</text:p>
              </table:table-cell>
              <table:table-cell office:value-type="float" office:value="0">
                <text:p>0</text:p>
              </table:table-cell>
              <table:table-cell office:value-type="float" office:value="4.78641162967239">
                <text:p>4.78641162967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742970488902">
                <text:p>2.49742970488902</text:p>
              </table:table-cell>
              <table:table-cell office:value-type="float" office:value="0.00214071971884784">
                <text:p>0.00214071971884784</text:p>
              </table:table-cell>
              <table:table-cell office:value-type="float" office:value="0.0219287356365727">
                <text:p>0.0219287356365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.0673378074872">
                <text:p>15.0673378074872</text:p>
              </table:table-cell>
              <table:table-cell office:value-type="float" office:value="9.57882064901907">
                <text:p>9.57882064901907</text:p>
              </table:table-cell>
              <table:table-cell office:value-type="float" office:value="0">
                <text:p>0</text:p>
              </table:table-cell>
              <table:table-cell office:value-type="float" office:value="4.66336375548103">
                <text:p>4.66336375548103</text:p>
              </table:table-cell>
              <table:table-cell office:value-type="float" office:value="0.163313296560941">
                <text:p>0.163313296560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0036627557984">
                <text:p>4.20036627557984</text:p>
              </table:table-cell>
              <table:table-cell office:value-type="float" office:value="3.51572122583715">
                <text:p>3.51572122583715</text:p>
              </table:table-cell>
              <table:table-cell office:value-type="float" office:value="0.00594236035654118">
                <text:p>0.005942360356541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1575509181643">
                <text:p>19.1575509181643</text:p>
              </table:table-cell>
              <table:table-cell office:value-type="float" office:value="11.5560974042012">
                <text:p>11.5560974042012</text:p>
              </table:table-cell>
              <table:table-cell office:value-type="float" office:value="0">
                <text:p>0</text:p>
              </table:table-cell>
              <table:table-cell office:value-type="float" office:value="4.06429830503061">
                <text:p>4.06429830503061</text:p>
              </table:table-cell>
              <table:table-cell office:value-type="float" office:value="0.1784878533296">
                <text:p>0.1784878533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3945676381473">
                <text:p>6.13945676381473</text:p>
              </table:table-cell>
              <table:table-cell office:value-type="float" office:value="6.50086940093119">
                <text:p>6.50086940093119</text:p>
              </table:table-cell>
              <table:table-cell office:value-type="float" office:value="0.00161029104423602">
                <text:p>0.00161029104423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7822708811405">
                <text:p>21.7822708811405</text:p>
              </table:table-cell>
              <table:table-cell office:value-type="float" office:value="10.178951887103">
                <text:p>10.178951887103</text:p>
              </table:table-cell>
              <table:table-cell office:value-type="float" office:value="0">
                <text:p>0</text:p>
              </table:table-cell>
              <table:table-cell office:value-type="float" office:value="4.820019826033">
                <text:p>4.820019826033</text:p>
              </table:table-cell>
              <table:table-cell office:value-type="float" office:value="0.145287078046658">
                <text:p>0.145287078046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6655039842872">
                <text:p>7.66655039842872</text:p>
              </table:table-cell>
              <table:table-cell office:value-type="float" office:value="7.96827808156807">
                <text:p>7.96827808156807</text:p>
              </table:table-cell>
              <table:table-cell office:value-type="float" office:value="0.000436364860352568">
                <text:p>0.00043636486035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.5706323510978">
                <text:p>23.5706323510978</text:p>
              </table:table-cell>
              <table:table-cell office:value-type="float" office:value="6.74514651639842">
                <text:p>6.74514651639842</text:p>
              </table:table-cell>
              <table:table-cell office:value-type="float" office:value="0">
                <text:p>0</text:p>
              </table:table-cell>
              <table:table-cell office:value-type="float" office:value="7.41830323254144">
                <text:p>7.41830323254144</text:p>
              </table:table-cell>
              <table:table-cell office:value-type="float" office:value="0.0427325836466059">
                <text:p>0.0427325836466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2935026140123">
                <text:p>8.02935026140123</text:p>
              </table:table-cell>
              <table:table-cell office:value-type="float" office:value="5.65420733662705">
                <text:p>5.65420733662705</text:p>
              </table:table-cell>
              <table:table-cell office:value-type="float" office:value="1.1014216174582">
                <text:p>1.10142161745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.5942604769105">
                <text:p>27.5942604769105</text:p>
              </table:table-cell>
              <table:table-cell office:value-type="float" office:value="3.53978759981715">
                <text:p>3.53978759981715</text:p>
              </table:table-cell>
              <table:table-cell office:value-type="float" office:value="0">
                <text:p>0</text:p>
              </table:table-cell>
              <table:table-cell office:value-type="float" office:value="12.4538655117635">
                <text:p>12.4538655117635</text:p>
              </table:table-cell>
              <table:table-cell office:value-type="float" office:value="0.0384310444823194">
                <text:p>0.0384310444823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374168739577">
                <text:p>7.4374168739577</text:p>
              </table:table-cell>
              <table:table-cell office:value-type="float" office:value="1.19946549762502">
                <text:p>1.19946549762502</text:p>
              </table:table-cell>
              <table:table-cell office:value-type="float" office:value="0.298468833948879">
                <text:p>0.2984688339488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76cm" svg:height="9cm" xlink:href=".." xlink:type="simple" chart:class="chart:line" chart:style-name="ch1">
        <chart:legend chart:legend-position="end" svg:x="12.321cm" svg:y="1.96cm" style:legend-expansion="high" chart:style-name="ch2"/>
        <chart:plot-area chart:style-name="ch3" table:cell-range-address="csa4_0_dev.A1:csa4_0_dev.K17" chart:data-source-has-labels="both" svg:x="0.295cm" svg:y="0.18cm" svg:width="11.731cm" svg:height="8.64cm">
          <chartooo:coordinate-region svg:x="2.028cm" svg:y="0.379cm" svg:width="9.811cm" svg:height="7.794cm"/>
          <chart:axis chart:dimension="x" chart:name="primary-x" chart:style-name="ch4" chartooo:axis-type="auto">
            <chartooo:date-scale/>
            <chart:categories table:cell-range-address="csa4_0_dev.A2:csa4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4_0_dev.B2:csa4_0_dev.B17" chart:label-cell-address="csa4_0_dev.B1:csa4_0_dev.B1" chart:class="chart:line">
            <chart:data-point chart:repeated="16"/>
          </chart:series>
          <chart:series chart:style-name="ch8" chart:values-cell-range-address="csa4_0_dev.C2:csa4_0_dev.C17" chart:label-cell-address="csa4_0_dev.C1:csa4_0_dev.C1" chart:class="chart:line">
            <chart:data-point chart:repeated="16"/>
          </chart:series>
          <chart:series chart:style-name="ch9" chart:values-cell-range-address="csa4_0_dev.D2:csa4_0_dev.D17" chart:label-cell-address="csa4_0_dev.D1:csa4_0_dev.D1" chart:class="chart:line">
            <chart:data-point chart:repeated="16"/>
          </chart:series>
          <chart:series chart:style-name="ch10" chart:values-cell-range-address="csa4_0_dev.E2:csa4_0_dev.E17" chart:label-cell-address="csa4_0_dev.E1:csa4_0_dev.E1" chart:class="chart:line">
            <chart:data-point chart:repeated="16"/>
          </chart:series>
          <chart:series chart:style-name="ch11" chart:values-cell-range-address="csa4_0_dev.F2:csa4_0_dev.F17" chart:label-cell-address="csa4_0_dev.F1:csa4_0_dev.F1" chart:class="chart:line">
            <chart:data-point chart:repeated="16"/>
          </chart:series>
          <chart:series chart:style-name="ch12" chart:values-cell-range-address="csa4_0_dev.G2:csa4_0_dev.G17" chart:label-cell-address="csa4_0_dev.G1:csa4_0_dev.G1" chart:class="chart:line">
            <chart:data-point chart:repeated="16"/>
          </chart:series>
          <chart:series chart:style-name="ch13" chart:values-cell-range-address="csa4_0_dev.H2:csa4_0_dev.H17" chart:label-cell-address="csa4_0_dev.H1:csa4_0_dev.H1" chart:class="chart:line">
            <chart:data-point chart:repeated="16"/>
          </chart:series>
          <chart:series chart:style-name="ch14" chart:values-cell-range-address="csa4_0_dev.I2:csa4_0_dev.I17" chart:label-cell-address="csa4_0_dev.I1:csa4_0_dev.I1" chart:class="chart:line">
            <chart:data-point chart:repeated="16"/>
          </chart:series>
          <chart:series chart:style-name="ch15" chart:values-cell-range-address="csa4_0_dev.J2:csa4_0_dev.J17" chart:label-cell-address="csa4_0_dev.J1:csa4_0_dev.J1" chart:class="chart:line">
            <chart:data-point chart:repeated="16"/>
          </chart:series>
          <chart:series chart:style-name="ch16" chart:values-cell-range-address="csa4_0_dev.K2:csa4_0_dev.K17" chart:label-cell-address="csa4_0_dev.K1:csa4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4_0_dev.B1:csa4_0_dev.B1</svg:desc>
                </draw:g>
              </table:table-cell>
              <table:table-cell office:value-type="string">
                <text:p>gene2</text:p>
                <draw:g>
                  <svg:desc>csa4_0_dev.C1:csa4_0_dev.C1</svg:desc>
                </draw:g>
              </table:table-cell>
              <table:table-cell office:value-type="string">
                <text:p>gene3</text:p>
                <draw:g>
                  <svg:desc>csa4_0_dev.D1:csa4_0_dev.D1</svg:desc>
                </draw:g>
              </table:table-cell>
              <table:table-cell office:value-type="string">
                <text:p>gene4</text:p>
                <draw:g>
                  <svg:desc>csa4_0_dev.E1:csa4_0_dev.E1</svg:desc>
                </draw:g>
              </table:table-cell>
              <table:table-cell office:value-type="string">
                <text:p>gene5</text:p>
                <draw:g>
                  <svg:desc>csa4_0_dev.F1:csa4_0_dev.F1</svg:desc>
                </draw:g>
              </table:table-cell>
              <table:table-cell office:value-type="string">
                <text:p>gene6</text:p>
                <draw:g>
                  <svg:desc>csa4_0_dev.G1:csa4_0_dev.G1</svg:desc>
                </draw:g>
              </table:table-cell>
              <table:table-cell office:value-type="string">
                <text:p>gene7</text:p>
                <draw:g>
                  <svg:desc>csa4_0_dev.H1:csa4_0_dev.H1</svg:desc>
                </draw:g>
              </table:table-cell>
              <table:table-cell office:value-type="string">
                <text:p>gene8</text:p>
                <draw:g>
                  <svg:desc>csa4_0_dev.I1:csa4_0_dev.I1</svg:desc>
                </draw:g>
              </table:table-cell>
              <table:table-cell office:value-type="string">
                <text:p>gene9</text:p>
                <draw:g>
                  <svg:desc>csa4_0_dev.J1:csa4_0_dev.J1</svg:desc>
                </draw:g>
              </table:table-cell>
              <table:table-cell office:value-type="string">
                <text:p>gene10</text:p>
                <draw:g>
                  <svg:desc>csa4_0_dev.K1:csa4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4_0_dev.A2:csa4_0_dev.A17</svg:desc>
                </draw:g>
              </table:table-cell>
              <table:table-cell office:value-type="float" office:value="1">
                <text:p>1</text:p>
                <draw:g>
                  <svg:desc>csa4_0_dev.B2:csa4_0_dev.B17</svg:desc>
                </draw:g>
              </table:table-cell>
              <table:table-cell office:value-type="float" office:value="0">
                <text:p>0</text:p>
                <draw:g>
                  <svg:desc>csa4_0_dev.C2:csa4_0_dev.C17</svg:desc>
                </draw:g>
              </table:table-cell>
              <table:table-cell office:value-type="float" office:value="0">
                <text:p>0</text:p>
                <draw:g>
                  <svg:desc>csa4_0_dev.D2:csa4_0_dev.D17</svg:desc>
                </draw:g>
              </table:table-cell>
              <table:table-cell office:value-type="float" office:value="0">
                <text:p>0</text:p>
                <draw:g>
                  <svg:desc>csa4_0_dev.E2:csa4_0_dev.E17</svg:desc>
                </draw:g>
              </table:table-cell>
              <table:table-cell office:value-type="float" office:value="0">
                <text:p>0</text:p>
                <draw:g>
                  <svg:desc>csa4_0_dev.F2:csa4_0_dev.F17</svg:desc>
                </draw:g>
              </table:table-cell>
              <table:table-cell office:value-type="float" office:value="0">
                <text:p>0</text:p>
                <draw:g>
                  <svg:desc>csa4_0_dev.G2:csa4_0_dev.G17</svg:desc>
                </draw:g>
              </table:table-cell>
              <table:table-cell office:value-type="float" office:value="0">
                <text:p>0</text:p>
                <draw:g>
                  <svg:desc>csa4_0_dev.H2:csa4_0_dev.H17</svg:desc>
                </draw:g>
              </table:table-cell>
              <table:table-cell office:value-type="float" office:value="0">
                <text:p>0</text:p>
                <draw:g>
                  <svg:desc>csa4_0_dev.I2:csa4_0_dev.I17</svg:desc>
                </draw:g>
              </table:table-cell>
              <table:table-cell office:value-type="float" office:value="0">
                <text:p>0</text:p>
                <draw:g>
                  <svg:desc>csa4_0_dev.J2:csa4_0_dev.J17</svg:desc>
                </draw:g>
              </table:table-cell>
              <table:table-cell office:value-type="float" office:value="0">
                <text:p>0</text:p>
                <draw:g>
                  <svg:desc>csa4_0_dev.K2:csa4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97250398302669">
                <text:p>0.59725039830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3825143880922">
                <text:p>0.63382514388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1874248714014">
                <text:p>0.971874248714014</text:p>
              </table:table-cell>
              <table:table-cell office:value-type="float" office:value="0.706699326301422">
                <text:p>0.706699326301422</text:p>
              </table:table-cell>
              <table:table-cell office:value-type="float" office:value="0">
                <text:p>0</text:p>
              </table:table-cell>
              <table:table-cell office:value-type="float" office:value="0.312769364761561">
                <text:p>0.312769364761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3565364645683">
                <text:p>1.03565364645683</text:p>
              </table:table-cell>
              <table:table-cell office:value-type="float" office:value="1.03095124755853">
                <text:p>1.03095124755853</text:p>
              </table:table-cell>
              <table:table-cell office:value-type="float" office:value="0">
                <text:p>0</text:p>
              </table:table-cell>
              <table:table-cell office:value-type="float" office:value="0.0997706438908305">
                <text:p>0.0997706438908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0858559205511">
                <text:p>0.0780858559205511</text:p>
              </table:table-cell>
              <table:table-cell office:value-type="float" office:value="0.435978133599551">
                <text:p>0.435978133599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2219548390395">
                <text:p>1.02219548390395</text:p>
              </table:table-cell>
              <table:table-cell office:value-type="float" office:value="1.18113118712983">
                <text:p>1.18113118712983</text:p>
              </table:table-cell>
              <table:table-cell office:value-type="float" office:value="0">
                <text:p>0</text:p>
              </table:table-cell>
              <table:table-cell office:value-type="float" office:value="0.0175936484476941">
                <text:p>0.0175936484476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8553618480629">
                <text:p>0.198553618480629</text:p>
              </table:table-cell>
              <table:table-cell office:value-type="float" office:value="0.87048509040796">
                <text:p>0.87048509040796</text:p>
              </table:table-cell>
              <table:table-cell office:value-type="float" office:value="0.117783421484675">
                <text:p>0.1177834214846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8484678973728">
                <text:p>1.28484678973728</text:p>
              </table:table-cell>
              <table:table-cell office:value-type="float" office:value="1.24608737471349">
                <text:p>1.24608737471349</text:p>
              </table:table-cell>
              <table:table-cell office:value-type="float" office:value="0">
                <text:p>0</text:p>
              </table:table-cell>
              <table:table-cell office:value-type="float" office:value="0.00310248038530998">
                <text:p>0.00310248038530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245508403762">
                <text:p>0.26245508403762</text:p>
              </table:table-cell>
              <table:table-cell office:value-type="float" office:value="1.10997731281293">
                <text:p>1.10997731281293</text:p>
              </table:table-cell>
              <table:table-cell office:value-type="float" office:value="0.931145132651243">
                <text:p>0.93114513265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90876102196795">
                <text:p>2.90876102196795</text:p>
              </table:table-cell>
              <table:table-cell office:value-type="float" office:value="0.930460266692231">
                <text:p>0.930460266692231</text:p>
              </table:table-cell>
              <table:table-cell office:value-type="float" office:value="0">
                <text:p>0</text:p>
              </table:table-cell>
              <table:table-cell office:value-type="float" office:value="0.000547094286318692">
                <text:p>0.000547094286318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432853073454">
                <text:p>0.284432853073454</text:p>
              </table:table-cell>
              <table:table-cell office:value-type="float" office:value="1.11916782684154">
                <text:p>1.11916782684154</text:p>
              </table:table-cell>
              <table:table-cell office:value-type="float" office:value="1.65455632570345">
                <text:p>1.654556325703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70813638117752">
                <text:p>4.70813638117752</text:p>
              </table:table-cell>
              <table:table-cell office:value-type="float" office:value="0.187333450678683">
                <text:p>0.187333450678683</text:p>
              </table:table-cell>
              <table:table-cell office:value-type="float" office:value="0">
                <text:p>0</text:p>
              </table:table-cell>
              <table:table-cell office:value-type="float" office:value="1.34349027130054">
                <text:p>1.34349027130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7623689964144">
                <text:p>0.467623689964144</text:p>
              </table:table-cell>
              <table:table-cell office:value-type="float" office:value="0.235882901140678">
                <text:p>0.235882901140678</text:p>
              </table:table-cell>
              <table:table-cell office:value-type="float" office:value="1.2423838744457">
                <text:p>1.2423838744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10291228707698">
                <text:p>6.10291228707698</text:p>
              </table:table-cell>
              <table:table-cell office:value-type="float" office:value="0.0377166258457661">
                <text:p>0.0377166258457661</text:p>
              </table:table-cell>
              <table:table-cell office:value-type="float" office:value="0">
                <text:p>0</text:p>
              </table:table-cell>
              <table:table-cell office:value-type="float" office:value="3.74392382536086">
                <text:p>3.74392382536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5077203601197">
                <text:p>0.745077203601197</text:p>
              </table:table-cell>
              <table:table-cell office:value-type="float" office:value="0.0496567125437825">
                <text:p>0.0496567125437825</text:p>
              </table:table-cell>
              <table:table-cell office:value-type="float" office:value="0.341403638791589">
                <text:p>0.3414036387915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46963246992223">
                <text:p>8.46963246992223</text:p>
              </table:table-cell>
              <table:table-cell office:value-type="float" office:value="2.55568954949262">
                <text:p>2.55568954949262</text:p>
              </table:table-cell>
              <table:table-cell office:value-type="float" office:value="0">
                <text:p>0</text:p>
              </table:table-cell>
              <table:table-cell office:value-type="float" office:value="5.10380145046012">
                <text:p>5.10380145046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9033158861437">
                <text:p>1.39033158861437</text:p>
              </table:table-cell>
              <table:table-cell office:value-type="float" office:value="0.0104534457085776">
                <text:p>0.0104534457085776</text:p>
              </table:table-cell>
              <table:table-cell office:value-type="float" office:value="0.0938167719153153">
                <text:p>0.09381677191531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344592292974">
                <text:p>12.344592292974</text:p>
              </table:table-cell>
              <table:table-cell office:value-type="float" office:value="6.96863553702186">
                <text:p>6.96863553702186</text:p>
              </table:table-cell>
              <table:table-cell office:value-type="float" office:value="0">
                <text:p>0</text:p>
              </table:table-cell>
              <table:table-cell office:value-type="float" office:value="5.23588487645703">
                <text:p>5.23588487645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1051387964659">
                <text:p>2.71051387964659</text:p>
              </table:table-cell>
              <table:table-cell office:value-type="float" office:value="0.00220059930640457">
                <text:p>0.00220059930640457</text:p>
              </table:table-cell>
              <table:table-cell office:value-type="float" office:value="0.0257805884077974">
                <text:p>0.0257805884077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4113280887175">
                <text:p>16.4113280887175</text:p>
              </table:table-cell>
              <table:table-cell office:value-type="float" office:value="10.4651500578039">
                <text:p>10.4651500578039</text:p>
              </table:table-cell>
              <table:table-cell office:value-type="float" office:value="0">
                <text:p>0</text:p>
              </table:table-cell>
              <table:table-cell office:value-type="float" office:value="5.11064782502015">
                <text:p>5.11064782502015</text:p>
              </table:table-cell>
              <table:table-cell office:value-type="float" office:value="0.209439485545669">
                <text:p>0.209439485545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8556997369135">
                <text:p>4.58556997369135</text:p>
              </table:table-cell>
              <table:table-cell office:value-type="float" office:value="3.79508070542399">
                <text:p>3.79508070542399</text:p>
              </table:table-cell>
              <table:table-cell office:value-type="float" office:value="0.00708443410579292">
                <text:p>0.007084434105792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.9739720497103">
                <text:p>20.9739720497103</text:p>
              </table:table-cell>
              <table:table-cell office:value-type="float" office:value="12.685357163547">
                <text:p>12.685357163547</text:p>
              </table:table-cell>
              <table:table-cell office:value-type="float" office:value="0">
                <text:p>0</text:p>
              </table:table-cell>
              <table:table-cell office:value-type="float" office:value="4.4361691394885">
                <text:p>4.4361691394885</text:p>
              </table:table-cell>
              <table:table-cell office:value-type="float" office:value="0.240916792639238">
                <text:p>0.240916792639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2573861246566">
                <text:p>6.72573861246566</text:p>
              </table:table-cell>
              <table:table-cell office:value-type="float" office:value="7.08880713054279">
                <text:p>7.08880713054279</text:p>
              </table:table-cell>
              <table:table-cell office:value-type="float" office:value="0.00194678281990423">
                <text:p>0.001946782819904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.9065817398618">
                <text:p>23.9065817398618</text:p>
              </table:table-cell>
              <table:table-cell office:value-type="float" office:value="11.1830046623824">
                <text:p>11.1830046623824</text:p>
              </table:table-cell>
              <table:table-cell office:value-type="float" office:value="0">
                <text:p>0</text:p>
              </table:table-cell>
              <table:table-cell office:value-type="float" office:value="5.25650280579145">
                <text:p>5.25650280579145</text:p>
              </table:table-cell>
              <table:table-cell office:value-type="float" office:value="0.210702800073731">
                <text:p>0.210702800073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3113707969511">
                <text:p>8.43113707969511</text:p>
              </table:table-cell>
              <table:table-cell office:value-type="float" office:value="8.73307349111467">
                <text:p>8.73307349111467</text:p>
              </table:table-cell>
              <table:table-cell office:value-type="float" office:value="0.000534970512997674">
                <text:p>0.0005349705129976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.8940785633225">
                <text:p>25.8940785633225</text:p>
              </table:table-cell>
              <table:table-cell office:value-type="float" office:value="7.36936449266325">
                <text:p>7.36936449266325</text:p>
              </table:table-cell>
              <table:table-cell office:value-type="float" office:value="0">
                <text:p>0</text:p>
              </table:table-cell>
              <table:table-cell office:value-type="float" office:value="8.12085978452364">
                <text:p>8.12085978452364</text:p>
              </table:table-cell>
              <table:table-cell office:value-type="float" office:value="0.0688281551800965">
                <text:p>0.0688281551800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4451609913717">
                <text:p>8.84451609913717</text:p>
              </table:table-cell>
              <table:table-cell office:value-type="float" office:value="6.18858864864435">
                <text:p>6.18858864864435</text:p>
              </table:table-cell>
              <table:table-cell office:value-type="float" office:value="1.2351987387249">
                <text:p>1.23519873872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.2986907775679">
                <text:p>30.2986907775679</text:p>
              </table:table-cell>
              <table:table-cell office:value-type="float" office:value="3.77570312263868">
                <text:p>3.77570312263868</text:p>
              </table:table-cell>
              <table:table-cell office:value-type="float" office:value="0">
                <text:p>0</text:p>
              </table:table-cell>
              <table:table-cell office:value-type="float" office:value="13.7251329217883">
                <text:p>13.7251329217883</text:p>
              </table:table-cell>
              <table:table-cell office:value-type="float" office:value="0.0864808608934804">
                <text:p>0.0864808608934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9332273676029">
                <text:p>8.19332273676029</text:p>
              </table:table-cell>
              <table:table-cell office:value-type="float" office:value="1.30278611163161">
                <text:p>1.30278611163161</text:p>
              </table:table-cell>
              <table:table-cell office:value-type="float" office:value="0.339429183447513">
                <text:p>0.3394291834475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891cm" svg:height="9cm" xlink:href=".." xlink:type="simple" chart:class="chart:line" chart:style-name="ch1">
        <chart:legend chart:legend-position="end" svg:x="12.436cm" svg:y="1.96cm" style:legend-expansion="high" chart:style-name="ch2"/>
        <chart:plot-area chart:style-name="ch3" table:cell-range-address="csa5_0_dev.A1:csa5_0_dev.K17" chart:data-source-has-labels="both" svg:x="0.297cm" svg:y="0.18cm" svg:width="11.842cm" svg:height="8.64cm">
          <chartooo:coordinate-region svg:x="2.03cm" svg:y="0.379cm" svg:width="9.922cm" svg:height="7.794cm"/>
          <chart:axis chart:dimension="x" chart:name="primary-x" chart:style-name="ch4" chartooo:axis-type="auto">
            <chartooo:date-scale/>
            <chart:categories table:cell-range-address="csa5_0_dev.A2:csa5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5_0_dev.B2:csa5_0_dev.B17" chart:label-cell-address="csa5_0_dev.B1:csa5_0_dev.B1" chart:class="chart:line">
            <chart:data-point chart:repeated="16"/>
          </chart:series>
          <chart:series chart:style-name="ch8" chart:values-cell-range-address="csa5_0_dev.C2:csa5_0_dev.C17" chart:label-cell-address="csa5_0_dev.C1:csa5_0_dev.C1" chart:class="chart:line">
            <chart:data-point chart:repeated="16"/>
          </chart:series>
          <chart:series chart:style-name="ch9" chart:values-cell-range-address="csa5_0_dev.D2:csa5_0_dev.D17" chart:label-cell-address="csa5_0_dev.D1:csa5_0_dev.D1" chart:class="chart:line">
            <chart:data-point chart:repeated="16"/>
          </chart:series>
          <chart:series chart:style-name="ch10" chart:values-cell-range-address="csa5_0_dev.E2:csa5_0_dev.E17" chart:label-cell-address="csa5_0_dev.E1:csa5_0_dev.E1" chart:class="chart:line">
            <chart:data-point chart:repeated="16"/>
          </chart:series>
          <chart:series chart:style-name="ch11" chart:values-cell-range-address="csa5_0_dev.F2:csa5_0_dev.F17" chart:label-cell-address="csa5_0_dev.F1:csa5_0_dev.F1" chart:class="chart:line">
            <chart:data-point chart:repeated="16"/>
          </chart:series>
          <chart:series chart:style-name="ch12" chart:values-cell-range-address="csa5_0_dev.G2:csa5_0_dev.G17" chart:label-cell-address="csa5_0_dev.G1:csa5_0_dev.G1" chart:class="chart:line">
            <chart:data-point chart:repeated="16"/>
          </chart:series>
          <chart:series chart:style-name="ch13" chart:values-cell-range-address="csa5_0_dev.H2:csa5_0_dev.H17" chart:label-cell-address="csa5_0_dev.H1:csa5_0_dev.H1" chart:class="chart:line">
            <chart:data-point chart:repeated="16"/>
          </chart:series>
          <chart:series chart:style-name="ch14" chart:values-cell-range-address="csa5_0_dev.I2:csa5_0_dev.I17" chart:label-cell-address="csa5_0_dev.I1:csa5_0_dev.I1" chart:class="chart:line">
            <chart:data-point chart:repeated="16"/>
          </chart:series>
          <chart:series chart:style-name="ch15" chart:values-cell-range-address="csa5_0_dev.J2:csa5_0_dev.J17" chart:label-cell-address="csa5_0_dev.J1:csa5_0_dev.J1" chart:class="chart:line">
            <chart:data-point chart:repeated="16"/>
          </chart:series>
          <chart:series chart:style-name="ch16" chart:values-cell-range-address="csa5_0_dev.K2:csa5_0_dev.K17" chart:label-cell-address="csa5_0_dev.K1:csa5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5_0_dev.B1:csa5_0_dev.B1</svg:desc>
                </draw:g>
              </table:table-cell>
              <table:table-cell office:value-type="string">
                <text:p>gene2</text:p>
                <draw:g>
                  <svg:desc>csa5_0_dev.C1:csa5_0_dev.C1</svg:desc>
                </draw:g>
              </table:table-cell>
              <table:table-cell office:value-type="string">
                <text:p>gene3</text:p>
                <draw:g>
                  <svg:desc>csa5_0_dev.D1:csa5_0_dev.D1</svg:desc>
                </draw:g>
              </table:table-cell>
              <table:table-cell office:value-type="string">
                <text:p>gene4</text:p>
                <draw:g>
                  <svg:desc>csa5_0_dev.E1:csa5_0_dev.E1</svg:desc>
                </draw:g>
              </table:table-cell>
              <table:table-cell office:value-type="string">
                <text:p>gene5</text:p>
                <draw:g>
                  <svg:desc>csa5_0_dev.F1:csa5_0_dev.F1</svg:desc>
                </draw:g>
              </table:table-cell>
              <table:table-cell office:value-type="string">
                <text:p>gene6</text:p>
                <draw:g>
                  <svg:desc>csa5_0_dev.G1:csa5_0_dev.G1</svg:desc>
                </draw:g>
              </table:table-cell>
              <table:table-cell office:value-type="string">
                <text:p>gene7</text:p>
                <draw:g>
                  <svg:desc>csa5_0_dev.H1:csa5_0_dev.H1</svg:desc>
                </draw:g>
              </table:table-cell>
              <table:table-cell office:value-type="string">
                <text:p>gene8</text:p>
                <draw:g>
                  <svg:desc>csa5_0_dev.I1:csa5_0_dev.I1</svg:desc>
                </draw:g>
              </table:table-cell>
              <table:table-cell office:value-type="string">
                <text:p>gene9</text:p>
                <draw:g>
                  <svg:desc>csa5_0_dev.J1:csa5_0_dev.J1</svg:desc>
                </draw:g>
              </table:table-cell>
              <table:table-cell office:value-type="string">
                <text:p>gene10</text:p>
                <draw:g>
                  <svg:desc>csa5_0_dev.K1:csa5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5_0_dev.A2:csa5_0_dev.A17</svg:desc>
                </draw:g>
              </table:table-cell>
              <table:table-cell office:value-type="float" office:value="1">
                <text:p>1</text:p>
                <draw:g>
                  <svg:desc>csa5_0_dev.B2:csa5_0_dev.B17</svg:desc>
                </draw:g>
              </table:table-cell>
              <table:table-cell office:value-type="float" office:value="0">
                <text:p>0</text:p>
                <draw:g>
                  <svg:desc>csa5_0_dev.C2:csa5_0_dev.C17</svg:desc>
                </draw:g>
              </table:table-cell>
              <table:table-cell office:value-type="float" office:value="0">
                <text:p>0</text:p>
                <draw:g>
                  <svg:desc>csa5_0_dev.D2:csa5_0_dev.D17</svg:desc>
                </draw:g>
              </table:table-cell>
              <table:table-cell office:value-type="float" office:value="0">
                <text:p>0</text:p>
                <draw:g>
                  <svg:desc>csa5_0_dev.E2:csa5_0_dev.E17</svg:desc>
                </draw:g>
              </table:table-cell>
              <table:table-cell office:value-type="float" office:value="0">
                <text:p>0</text:p>
                <draw:g>
                  <svg:desc>csa5_0_dev.F2:csa5_0_dev.F17</svg:desc>
                </draw:g>
              </table:table-cell>
              <table:table-cell office:value-type="float" office:value="0">
                <text:p>0</text:p>
                <draw:g>
                  <svg:desc>csa5_0_dev.G2:csa5_0_dev.G17</svg:desc>
                </draw:g>
              </table:table-cell>
              <table:table-cell office:value-type="float" office:value="0">
                <text:p>0</text:p>
                <draw:g>
                  <svg:desc>csa5_0_dev.H2:csa5_0_dev.H17</svg:desc>
                </draw:g>
              </table:table-cell>
              <table:table-cell office:value-type="float" office:value="0">
                <text:p>0</text:p>
                <draw:g>
                  <svg:desc>csa5_0_dev.I2:csa5_0_dev.I17</svg:desc>
                </draw:g>
              </table:table-cell>
              <table:table-cell office:value-type="float" office:value="0">
                <text:p>0</text:p>
                <draw:g>
                  <svg:desc>csa5_0_dev.J2:csa5_0_dev.J17</svg:desc>
                </draw:g>
              </table:table-cell>
              <table:table-cell office:value-type="float" office:value="0">
                <text:p>0</text:p>
                <draw:g>
                  <svg:desc>csa5_0_dev.K2:csa5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80784947108574">
                <text:p>0.580784947108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4958162429793">
                <text:p>0.65495816242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2545502869833">
                <text:p>0.992545502869833</text:p>
              </table:table-cell>
              <table:table-cell office:value-type="float" office:value="0.558757264601255">
                <text:p>0.558757264601255</text:p>
              </table:table-cell>
              <table:table-cell office:value-type="float" office:value="0">
                <text:p>0</text:p>
              </table:table-cell>
              <table:table-cell office:value-type="float" office:value="0.21434830531016">
                <text:p>0.2143483053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5722899399033">
                <text:p>0.905722899399033</text:p>
              </table:table-cell>
              <table:table-cell office:value-type="float" office:value="0.476842021002186">
                <text:p>0.476842021002186</text:p>
              </table:table-cell>
              <table:table-cell office:value-type="float" office:value="0">
                <text:p>0</text:p>
              </table:table-cell>
              <table:table-cell office:value-type="float" office:value="0.395308089927431">
                <text:p>0.395308089927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562982721072">
                <text:p>0.2556298272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18720030194">
                <text:p>1.10118720030194</text:p>
              </table:table-cell>
              <table:table-cell office:value-type="float" office:value="0.833144004896824">
                <text:p>0.833144004896824</text:p>
              </table:table-cell>
              <table:table-cell office:value-type="float" office:value="0">
                <text:p>0</text:p>
              </table:table-cell>
              <table:table-cell office:value-type="float" office:value="0.295311668997112">
                <text:p>0.295311668997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860406917162">
                <text:p>0.184860406917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216750217113">
                <text:p>1.23216750217113</text:p>
              </table:table-cell>
              <table:table-cell office:value-type="float" office:value="1.08697097716818">
                <text:p>1.08697097716818</text:p>
              </table:table-cell>
              <table:table-cell office:value-type="float" office:value="0">
                <text:p>0</text:p>
              </table:table-cell>
              <table:table-cell office:value-type="float" office:value="0.337945370019411">
                <text:p>0.33794537001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7376880495865">
                <text:p>0.58737688049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4946084956278">
                <text:p>1.54946084956278</text:p>
              </table:table-cell>
              <table:table-cell office:value-type="float" office:value="1.69926986818">
                <text:p>1.69926986818</text:p>
              </table:table-cell>
              <table:table-cell office:value-type="float" office:value="0">
                <text:p>0</text:p>
              </table:table-cell>
              <table:table-cell office:value-type="float" office:value="0.283636495165659">
                <text:p>0.283636495165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083743318166">
                <text:p>0.035083743318166</text:p>
              </table:table-cell>
              <table:table-cell office:value-type="float" office:value="0.924278236546986">
                <text:p>0.924278236546986</text:p>
              </table:table-cell>
              <table:table-cell office:value-type="float" office:value="0.137691645975944">
                <text:p>0.1376916459759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3123056063268">
                <text:p>2.23123056063268</text:p>
              </table:table-cell>
              <table:table-cell office:value-type="float" office:value="2.5502336390609">
                <text:p>2.5502336390609</text:p>
              </table:table-cell>
              <table:table-cell office:value-type="float" office:value="0">
                <text:p>0</text:p>
              </table:table-cell>
              <table:table-cell office:value-type="float" office:value="0.282338418706703">
                <text:p>0.282338418706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532136845796">
                <text:p>0.130532136845796</text:p>
              </table:table-cell>
              <table:table-cell office:value-type="float" office:value="1.67854123913422">
                <text:p>1.67854123913422</text:p>
              </table:table-cell>
              <table:table-cell office:value-type="float" office:value="0.500493137448557">
                <text:p>0.5004931374485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1904041102857">
                <text:p>3.71904041102857</text:p>
              </table:table-cell>
              <table:table-cell office:value-type="float" office:value="3.78052193070273">
                <text:p>3.78052193070273</text:p>
              </table:table-cell>
              <table:table-cell office:value-type="float" office:value="0">
                <text:p>0</text:p>
              </table:table-cell>
              <table:table-cell office:value-type="float" office:value="0.449584313862369">
                <text:p>0.44958431386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2683081103896">
                <text:p>0.292683081103896</text:p>
              </table:table-cell>
              <table:table-cell office:value-type="float" office:value="2.68941813604345">
                <text:p>2.68941813604345</text:p>
              </table:table-cell>
              <table:table-cell office:value-type="float" office:value="1.38471785032183">
                <text:p>1.384717850321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90116634536367">
                <text:p>6.90116634536367</text:p>
              </table:table-cell>
              <table:table-cell office:value-type="float" office:value="5.41530820535233">
                <text:p>5.41530820535233</text:p>
              </table:table-cell>
              <table:table-cell office:value-type="float" office:value="0">
                <text:p>0</text:p>
              </table:table-cell>
              <table:table-cell office:value-type="float" office:value="1.16616076815514">
                <text:p>1.16616076815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4385637163916">
                <text:p>0.634385637163916</text:p>
              </table:table-cell>
              <table:table-cell office:value-type="float" office:value="3.97103300101191">
                <text:p>3.97103300101191</text:p>
              </table:table-cell>
              <table:table-cell office:value-type="float" office:value="2.34223472707262">
                <text:p>2.342234727072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884397740592">
                <text:p>11.8884397740592</text:p>
              </table:table-cell>
              <table:table-cell office:value-type="float" office:value="7.28316823488846">
                <text:p>7.28316823488846</text:p>
              </table:table-cell>
              <table:table-cell office:value-type="float" office:value="0">
                <text:p>0</text:p>
              </table:table-cell>
              <table:table-cell office:value-type="float" office:value="2.91371188594034">
                <text:p>2.91371188594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190252213015">
                <text:p>1.50190252213015</text:p>
              </table:table-cell>
              <table:table-cell office:value-type="float" office:value="5.1737756502162">
                <text:p>5.1737756502162</text:p>
              </table:table-cell>
              <table:table-cell office:value-type="float" office:value="2.83046283335594">
                <text:p>2.830462833355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2247667952096">
                <text:p>18.2247667952096</text:p>
              </table:table-cell>
              <table:table-cell office:value-type="float" office:value="9.13019291158114">
                <text:p>9.13019291158114</text:p>
              </table:table-cell>
              <table:table-cell office:value-type="float" office:value="0">
                <text:p>0</text:p>
              </table:table-cell>
              <table:table-cell office:value-type="float" office:value="5.52216361806989">
                <text:p>5.52216361806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626903387386">
                <text:p>3.07626903387386</text:p>
              </table:table-cell>
              <table:table-cell office:value-type="float" office:value="5.86684096351087">
                <text:p>5.86684096351087</text:p>
              </table:table-cell>
              <table:table-cell office:value-type="float" office:value="2.03086772059401">
                <text:p>2.030867720594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686678032798">
                <text:p>23.8686678032798</text:p>
              </table:table-cell>
              <table:table-cell office:value-type="float" office:value="10.0716866405975">
                <text:p>10.0716866405975</text:p>
              </table:table-cell>
              <table:table-cell office:value-type="float" office:value="0">
                <text:p>0</text:p>
              </table:table-cell>
              <table:table-cell office:value-type="float" office:value="8.50882644224927">
                <text:p>8.50882644224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854390247573">
                <text:p>5.28854390247573</text:p>
              </table:table-cell>
              <table:table-cell office:value-type="float" office:value="5.78027636649734">
                <text:p>5.78027636649734</text:p>
              </table:table-cell>
              <table:table-cell office:value-type="float" office:value="0.415233198209316">
                <text:p>0.4152331982093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6176313384354">
                <text:p>27.6176313384354</text:p>
              </table:table-cell>
              <table:table-cell office:value-type="float" office:value="9.33777545451411">
                <text:p>9.33777545451411</text:p>
              </table:table-cell>
              <table:table-cell office:value-type="float" office:value="0">
                <text:p>0</text:p>
              </table:table-cell>
              <table:table-cell office:value-type="float" office:value="10.8318510665312">
                <text:p>10.8318510665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0474489076479">
                <text:p>7.40474489076479</text:p>
              </table:table-cell>
              <table:table-cell office:value-type="float" office:value="4.51060363226423">
                <text:p>4.51060363226423</text:p>
              </table:table-cell>
              <table:table-cell office:value-type="float" office:value="0.0848989853680406">
                <text:p>0.08489898536804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123571492509">
                <text:p>30.8123571492509</text:p>
              </table:table-cell>
              <table:table-cell office:value-type="float" office:value="5.71470639780774">
                <text:p>5.71470639780774</text:p>
              </table:table-cell>
              <table:table-cell office:value-type="float" office:value="0">
                <text:p>0</text:p>
              </table:table-cell>
              <table:table-cell office:value-type="float" office:value="12.9186438246677">
                <text:p>12.9186438246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0276543250706">
                <text:p>8.60276543250706</text:p>
              </table:table-cell>
              <table:table-cell office:value-type="float" office:value="1.72153914480945">
                <text:p>1.72153914480945</text:p>
              </table:table-cell>
              <table:table-cell office:value-type="float" office:value="0.0173585294904319">
                <text:p>0.01735852949043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2.225987019003">
                <text:p>32.225987019003</text:p>
              </table:table-cell>
              <table:table-cell office:value-type="float" office:value="1.36619412976989">
                <text:p>1.36619412976989</text:p>
              </table:table-cell>
              <table:table-cell office:value-type="float" office:value="0">
                <text:p>0</text:p>
              </table:table-cell>
              <table:table-cell office:value-type="float" office:value="16.4262015297304">
                <text:p>16.4262015297304</text:p>
              </table:table-cell>
              <table:table-cell office:value-type="float" office:value="0.00200556878715347">
                <text:p>0.00200556878715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8588752358317">
                <text:p>9.38588752358317</text:p>
              </table:table-cell>
              <table:table-cell office:value-type="float" office:value="0.377680795022825">
                <text:p>0.377680795022825</text:p>
              </table:table-cell>
              <table:table-cell office:value-type="float" office:value="0.00354914189803289">
                <text:p>0.00354914189803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858cm" svg:height="9cm" xlink:href=".." xlink:type="simple" chart:class="chart:line" chart:style-name="ch1">
        <chart:legend chart:legend-position="end" svg:x="12.403cm" svg:y="1.96cm" style:legend-expansion="high" chart:style-name="ch2"/>
        <chart:plot-area chart:style-name="ch3" table:cell-range-address="csa6_0_dev.A1:csa6_0_dev.K17" chart:data-source-has-labels="both" svg:x="0.297cm" svg:y="0.18cm" svg:width="11.809cm" svg:height="8.64cm">
          <chartooo:coordinate-region svg:x="2.03cm" svg:y="0.379cm" svg:width="9.889cm" svg:height="7.794cm"/>
          <chart:axis chart:dimension="x" chart:name="primary-x" chart:style-name="ch4" chartooo:axis-type="auto">
            <chartooo:date-scale/>
            <chart:categories table:cell-range-address="csa6_0_dev.A2:csa6_0_dev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sa6_0_dev.B2:csa6_0_dev.B17" chart:label-cell-address="csa6_0_dev.B1:csa6_0_dev.B1" chart:class="chart:line">
            <chart:data-point chart:repeated="16"/>
          </chart:series>
          <chart:series chart:style-name="ch8" chart:values-cell-range-address="csa6_0_dev.C2:csa6_0_dev.C17" chart:label-cell-address="csa6_0_dev.C1:csa6_0_dev.C1" chart:class="chart:line">
            <chart:data-point chart:repeated="16"/>
          </chart:series>
          <chart:series chart:style-name="ch9" chart:values-cell-range-address="csa6_0_dev.D2:csa6_0_dev.D17" chart:label-cell-address="csa6_0_dev.D1:csa6_0_dev.D1" chart:class="chart:line">
            <chart:data-point chart:repeated="16"/>
          </chart:series>
          <chart:series chart:style-name="ch10" chart:values-cell-range-address="csa6_0_dev.E2:csa6_0_dev.E17" chart:label-cell-address="csa6_0_dev.E1:csa6_0_dev.E1" chart:class="chart:line">
            <chart:data-point chart:repeated="16"/>
          </chart:series>
          <chart:series chart:style-name="ch11" chart:values-cell-range-address="csa6_0_dev.F2:csa6_0_dev.F17" chart:label-cell-address="csa6_0_dev.F1:csa6_0_dev.F1" chart:class="chart:line">
            <chart:data-point chart:repeated="16"/>
          </chart:series>
          <chart:series chart:style-name="ch12" chart:values-cell-range-address="csa6_0_dev.G2:csa6_0_dev.G17" chart:label-cell-address="csa6_0_dev.G1:csa6_0_dev.G1" chart:class="chart:line">
            <chart:data-point chart:repeated="16"/>
          </chart:series>
          <chart:series chart:style-name="ch13" chart:values-cell-range-address="csa6_0_dev.H2:csa6_0_dev.H17" chart:label-cell-address="csa6_0_dev.H1:csa6_0_dev.H1" chart:class="chart:line">
            <chart:data-point chart:repeated="16"/>
          </chart:series>
          <chart:series chart:style-name="ch14" chart:values-cell-range-address="csa6_0_dev.I2:csa6_0_dev.I17" chart:label-cell-address="csa6_0_dev.I1:csa6_0_dev.I1" chart:class="chart:line">
            <chart:data-point chart:repeated="16"/>
          </chart:series>
          <chart:series chart:style-name="ch15" chart:values-cell-range-address="csa6_0_dev.J2:csa6_0_dev.J17" chart:label-cell-address="csa6_0_dev.J1:csa6_0_dev.J1" chart:class="chart:line">
            <chart:data-point chart:repeated="16"/>
          </chart:series>
          <chart:series chart:style-name="ch16" chart:values-cell-range-address="csa6_0_dev.K2:csa6_0_dev.K17" chart:label-cell-address="csa6_0_dev.K1:csa6_0_dev.K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1</text:p>
                <draw:g>
                  <svg:desc>csa6_0_dev.B1:csa6_0_dev.B1</svg:desc>
                </draw:g>
              </table:table-cell>
              <table:table-cell office:value-type="string">
                <text:p>gene2</text:p>
                <draw:g>
                  <svg:desc>csa6_0_dev.C1:csa6_0_dev.C1</svg:desc>
                </draw:g>
              </table:table-cell>
              <table:table-cell office:value-type="string">
                <text:p>gene3</text:p>
                <draw:g>
                  <svg:desc>csa6_0_dev.D1:csa6_0_dev.D1</svg:desc>
                </draw:g>
              </table:table-cell>
              <table:table-cell office:value-type="string">
                <text:p>gene4</text:p>
                <draw:g>
                  <svg:desc>csa6_0_dev.E1:csa6_0_dev.E1</svg:desc>
                </draw:g>
              </table:table-cell>
              <table:table-cell office:value-type="string">
                <text:p>gene5</text:p>
                <draw:g>
                  <svg:desc>csa6_0_dev.F1:csa6_0_dev.F1</svg:desc>
                </draw:g>
              </table:table-cell>
              <table:table-cell office:value-type="string">
                <text:p>gene6</text:p>
                <draw:g>
                  <svg:desc>csa6_0_dev.G1:csa6_0_dev.G1</svg:desc>
                </draw:g>
              </table:table-cell>
              <table:table-cell office:value-type="string">
                <text:p>gene7</text:p>
                <draw:g>
                  <svg:desc>csa6_0_dev.H1:csa6_0_dev.H1</svg:desc>
                </draw:g>
              </table:table-cell>
              <table:table-cell office:value-type="string">
                <text:p>gene8</text:p>
                <draw:g>
                  <svg:desc>csa6_0_dev.I1:csa6_0_dev.I1</svg:desc>
                </draw:g>
              </table:table-cell>
              <table:table-cell office:value-type="string">
                <text:p>gene9</text:p>
                <draw:g>
                  <svg:desc>csa6_0_dev.J1:csa6_0_dev.J1</svg:desc>
                </draw:g>
              </table:table-cell>
              <table:table-cell office:value-type="string">
                <text:p>gene10</text:p>
                <draw:g>
                  <svg:desc>csa6_0_dev.K1:csa6_0_dev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sa6_0_dev.A2:csa6_0_dev.A17</svg:desc>
                </draw:g>
              </table:table-cell>
              <table:table-cell office:value-type="float" office:value="1">
                <text:p>1</text:p>
                <draw:g>
                  <svg:desc>csa6_0_dev.B2:csa6_0_dev.B17</svg:desc>
                </draw:g>
              </table:table-cell>
              <table:table-cell office:value-type="float" office:value="0">
                <text:p>0</text:p>
                <draw:g>
                  <svg:desc>csa6_0_dev.C2:csa6_0_dev.C17</svg:desc>
                </draw:g>
              </table:table-cell>
              <table:table-cell office:value-type="float" office:value="0">
                <text:p>0</text:p>
                <draw:g>
                  <svg:desc>csa6_0_dev.D2:csa6_0_dev.D17</svg:desc>
                </draw:g>
              </table:table-cell>
              <table:table-cell office:value-type="float" office:value="0">
                <text:p>0</text:p>
                <draw:g>
                  <svg:desc>csa6_0_dev.E2:csa6_0_dev.E17</svg:desc>
                </draw:g>
              </table:table-cell>
              <table:table-cell office:value-type="float" office:value="0">
                <text:p>0</text:p>
                <draw:g>
                  <svg:desc>csa6_0_dev.F2:csa6_0_dev.F17</svg:desc>
                </draw:g>
              </table:table-cell>
              <table:table-cell office:value-type="float" office:value="0">
                <text:p>0</text:p>
                <draw:g>
                  <svg:desc>csa6_0_dev.G2:csa6_0_dev.G17</svg:desc>
                </draw:g>
              </table:table-cell>
              <table:table-cell office:value-type="float" office:value="0">
                <text:p>0</text:p>
                <draw:g>
                  <svg:desc>csa6_0_dev.H2:csa6_0_dev.H17</svg:desc>
                </draw:g>
              </table:table-cell>
              <table:table-cell office:value-type="float" office:value="0">
                <text:p>0</text:p>
                <draw:g>
                  <svg:desc>csa6_0_dev.I2:csa6_0_dev.I17</svg:desc>
                </draw:g>
              </table:table-cell>
              <table:table-cell office:value-type="float" office:value="0">
                <text:p>0</text:p>
                <draw:g>
                  <svg:desc>csa6_0_dev.J2:csa6_0_dev.J17</svg:desc>
                </draw:g>
              </table:table-cell>
              <table:table-cell office:value-type="float" office:value="0">
                <text:p>0</text:p>
                <draw:g>
                  <svg:desc>csa6_0_dev.K2:csa6_0_dev.K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0598462042771">
                <text:p>0.57059846204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450089337348">
                <text:p>0.708450089337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6445486368078">
                <text:p>1.06445486368078</text:p>
              </table:table-cell>
              <table:table-cell office:value-type="float" office:value="0.625922804834396">
                <text:p>0.625922804834396</text:p>
              </table:table-cell>
              <table:table-cell office:value-type="float" office:value="0">
                <text:p>0</text:p>
              </table:table-cell>
              <table:table-cell office:value-type="float" office:value="0.217076211144056">
                <text:p>0.217076211144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1241820868832">
                <text:p>0.941241820868832</text:p>
              </table:table-cell>
              <table:table-cell office:value-type="float" office:value="0.518553037294682">
                <text:p>0.518553037294682</text:p>
              </table:table-cell>
              <table:table-cell office:value-type="float" office:value="0">
                <text:p>0</text:p>
              </table:table-cell>
              <table:table-cell office:value-type="float" office:value="0.458716274435726">
                <text:p>0.458716274435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5080448820481">
                <text:p>0.25508044882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0115196145359">
                <text:p>1.20115196145359</text:p>
              </table:table-cell>
              <table:table-cell office:value-type="float" office:value="0.954603679926167">
                <text:p>0.954603679926167</text:p>
              </table:table-cell>
              <table:table-cell office:value-type="float" office:value="0">
                <text:p>0</text:p>
              </table:table-cell>
              <table:table-cell office:value-type="float" office:value="0.32105412448667">
                <text:p>0.32105412448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755838962991">
                <text:p>0.15675583896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172273980563">
                <text:p>1.33172273980563</text:p>
              </table:table-cell>
              <table:table-cell office:value-type="float" office:value="1.21615189122682">
                <text:p>1.21615189122682</text:p>
              </table:table-cell>
              <table:table-cell office:value-type="float" office:value="0">
                <text:p>0</text:p>
              </table:table-cell>
              <table:table-cell office:value-type="float" office:value="0.394951959356294">
                <text:p>0.394951959356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3930296118534">
                <text:p>0.613930296118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017375498336">
                <text:p>1.7017375498336</text:p>
              </table:table-cell>
              <table:table-cell office:value-type="float" office:value="1.92051242650814">
                <text:p>1.92051242650814</text:p>
              </table:table-cell>
              <table:table-cell office:value-type="float" office:value="0">
                <text:p>0</text:p>
              </table:table-cell>
              <table:table-cell office:value-type="float" office:value="0.318219036737756">
                <text:p>0.318219036737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5510313931004">
                <text:p>0.0295510313931004</text:p>
              </table:table-cell>
              <table:table-cell office:value-type="float" office:value="0.947506935564212">
                <text:p>0.947506935564212</text:p>
              </table:table-cell>
              <table:table-cell office:value-type="float" office:value="0.0420778737714425">
                <text:p>0.04207787377144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4415028590409">
                <text:p>2.24415028590409</text:p>
              </table:table-cell>
              <table:table-cell office:value-type="float" office:value="2.84629195937671">
                <text:p>2.84629195937671</text:p>
              </table:table-cell>
              <table:table-cell office:value-type="float" office:value="0">
                <text:p>0</text:p>
              </table:table-cell>
              <table:table-cell office:value-type="float" office:value="0.296685655411003">
                <text:p>0.29668565541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0975442943881">
                <text:p>0.150975442943881</text:p>
              </table:table-cell>
              <table:table-cell office:value-type="float" office:value="1.75169736318577">
                <text:p>1.75169736318577</text:p>
              </table:table-cell>
              <table:table-cell office:value-type="float" office:value="0.346213884443789">
                <text:p>0.346213884443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66481953197">
                <text:p>3.566481953197</text:p>
              </table:table-cell>
              <table:table-cell office:value-type="float" office:value="4.26537420582452">
                <text:p>4.26537420582452</text:p>
              </table:table-cell>
              <table:table-cell office:value-type="float" office:value="0">
                <text:p>0</text:p>
              </table:table-cell>
              <table:table-cell office:value-type="float" office:value="0.27158397469428">
                <text:p>0.27158397469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7820128094445">
                <text:p>0.277820128094445</text:p>
              </table:table-cell>
              <table:table-cell office:value-type="float" office:value="2.82450369277563">
                <text:p>2.82450369277563</text:p>
              </table:table-cell>
              <table:table-cell office:value-type="float" office:value="1.36060196648314">
                <text:p>1.360601966483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70991958371544">
                <text:p>6.70991958371544</text:p>
              </table:table-cell>
              <table:table-cell office:value-type="float" office:value="6.11792348203846">
                <text:p>6.11792348203846</text:p>
              </table:table-cell>
              <table:table-cell office:value-type="float" office:value="0">
                <text:p>0</text:p>
              </table:table-cell>
              <table:table-cell office:value-type="float" office:value="0.835599709382361">
                <text:p>0.83559970938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0570374372903">
                <text:p>0.530570374372903</text:p>
              </table:table-cell>
              <table:table-cell office:value-type="float" office:value="4.2508418737769">
                <text:p>4.2508418737769</text:p>
              </table:table-cell>
              <table:table-cell office:value-type="float" office:value="2.53318902274281">
                <text:p>2.533189022742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168719997135">
                <text:p>11.9168719997135</text:p>
              </table:table-cell>
              <table:table-cell office:value-type="float" office:value="8.30245776871693">
                <text:p>8.30245776871693</text:p>
              </table:table-cell>
              <table:table-cell office:value-type="float" office:value="0">
                <text:p>0</text:p>
              </table:table-cell>
              <table:table-cell office:value-type="float" office:value="2.58365308897333">
                <text:p>2.58365308897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21556309407">
                <text:p>1.3221556309407</text:p>
              </table:table-cell>
              <table:table-cell office:value-type="float" office:value="5.461638523309">
                <text:p>5.461638523309</text:p>
              </table:table-cell>
              <table:table-cell office:value-type="float" office:value="3.31825200407615">
                <text:p>3.31825200407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9452935997138">
                <text:p>18.9452935997138</text:p>
              </table:table-cell>
              <table:table-cell office:value-type="float" office:value="10.5424309727592">
                <text:p>10.5424309727592</text:p>
              </table:table-cell>
              <table:table-cell office:value-type="float" office:value="0">
                <text:p>0</text:p>
              </table:table-cell>
              <table:table-cell office:value-type="float" office:value="5.39672589504319">
                <text:p>5.39672589504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9247671917627">
                <text:p>2.89247671917627</text:p>
              </table:table-cell>
              <table:table-cell office:value-type="float" office:value="6.02033023395962">
                <text:p>6.02033023395962</text:p>
              </table:table-cell>
              <table:table-cell office:value-type="float" office:value="2.4297982169826">
                <text:p>2.42979821698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112618027326">
                <text:p>25.112618027326</text:p>
              </table:table-cell>
              <table:table-cell office:value-type="float" office:value="11.7169712227586">
                <text:p>11.7169712227586</text:p>
              </table:table-cell>
              <table:table-cell office:value-type="float" office:value="0">
                <text:p>0</text:p>
              </table:table-cell>
              <table:table-cell office:value-type="float" office:value="8.8312382189173">
                <text:p>8.8312382189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7549799993822">
                <text:p>5.27549799993822</text:p>
              </table:table-cell>
              <table:table-cell office:value-type="float" office:value="5.64655108663163">
                <text:p>5.64655108663163</text:p>
              </table:table-cell>
              <table:table-cell office:value-type="float" office:value="0.493008989965033">
                <text:p>0.4930089899650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1684774774441">
                <text:p>29.1684774774441</text:p>
              </table:table-cell>
              <table:table-cell office:value-type="float" office:value="11.1409987984435">
                <text:p>11.1409987984435</text:p>
              </table:table-cell>
              <table:table-cell office:value-type="float" office:value="0">
                <text:p>0</text:p>
              </table:table-cell>
              <table:table-cell office:value-type="float" office:value="11.34161211276">
                <text:p>11.3416121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7354648766729">
                <text:p>7.57354648766729</text:p>
              </table:table-cell>
              <table:table-cell office:value-type="float" office:value="3.9890978519047">
                <text:p>3.9890978519047</text:p>
              </table:table-cell>
              <table:table-cell office:value-type="float" office:value="0.100032118917339">
                <text:p>0.1000321189173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.6344309215601">
                <text:p>32.6344309215601</text:p>
              </table:table-cell>
              <table:table-cell office:value-type="float" office:value="7.3149875589737">
                <text:p>7.3149875589737</text:p>
              </table:table-cell>
              <table:table-cell office:value-type="float" office:value="0">
                <text:p>0</text:p>
              </table:table-cell>
              <table:table-cell office:value-type="float" office:value="13.5697721487909">
                <text:p>13.5697721487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5767276351597">
                <text:p>8.85767276351597</text:p>
              </table:table-cell>
              <table:table-cell office:value-type="float" office:value="0.917438672962019">
                <text:p>0.917438672962019</text:p>
              </table:table-cell>
              <table:table-cell office:value-type="float" office:value="0.0202966376248075">
                <text:p>0.0202966376248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.1861090939792">
                <text:p>34.1861090939792</text:p>
              </table:table-cell>
              <table:table-cell office:value-type="float" office:value="1.67487995696877">
                <text:p>1.67487995696877</text:p>
              </table:table-cell>
              <table:table-cell office:value-type="float" office:value="0">
                <text:p>0</text:p>
              </table:table-cell>
              <table:table-cell office:value-type="float" office:value="17.5041025894809">
                <text:p>17.5041025894809</text:p>
              </table:table-cell>
              <table:table-cell office:value-type="float" office:value="0.0381643281099178">
                <text:p>0.0381643281099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0374736412135">
                <text:p>9.70374736412135</text:p>
              </table:table-cell>
              <table:table-cell office:value-type="float" office:value="0.20346855628124">
                <text:p>0.20346855628124</text:p>
              </table:table-cell>
              <table:table-cell office:value-type="float" office:value="0.00411821226353476">
                <text:p>0.004118212263534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